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673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4091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37" style:family="table-cell" style:parent-style-name="Default">
      <style:table-cell-properties fo:background-color="transparent" fo:border="0.0008in solid #000000"/>
    </style:style>
    <style:style style:name="ce38" style:family="table-cell" style:parent-style-name="Default">
      <style:table-cell-properties fo:border="0.0008in solid #000000" fo:padding="0.028in"/>
    </style:style>
    <style:style style:name="ce39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6" style:family="table-cell" style:parent-style-name="Default">
      <style:table-cell-properties fo:padding="0.028in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0" style:family="table-cell" style:parent-style-name="Default">
      <style:text-properties fo:font-size="9pt" style:font-size-asian="9pt" style:font-size-complex="9pt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5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55" style:family="table-cell" style:parent-style-name="Default">
      <style:table-cell-properties fo:wrap-option="wrap" fo:border="0.0008in solid #000000"/>
    </style:style>
    <style:style style:name="ce56" style:family="table-cell" style:parent-style-name="Default">
      <style:table-cell-properties fo:background-color="transparent" fo:wrap-option="wrap" fo:border="0.0008in solid #000000"/>
    </style:style>
    <style:style style:name="ce57" style:family="table-cell" style:parent-style-name="Default" style:data-style-name="N60">
      <style:table-cell-properties fo:wrap-option="wrap" fo:border="0.0008in solid #000000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1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9999" fo:border="0.0008in solid #000000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8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>
      <style:map style:condition="cell-content()=&quot;Sun&quot;" style:apply-style-name="Không_20_tên4" style:base-cell-address="'Cover Page'.AH1"/>
    </style:style>
    <style:style style:name="ce10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4" style:family="table-cell" style:parent-style-name="Default"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>
      <style:table-cell-properties fo:background-color="#ffcc00" fo:border="0.0008in solid #000000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4">
            <text:p>1.4</text:p>
          </table:table-cell>
          <table:table-cell table:style-name="ce26" office:value-type="string">
            <text:p>Remove NgaT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.5">
            <text:p>1.5</text:p>
          </table:table-cell>
          <table:table-cell table:style-name="ce26" office:value-type="string">
            <text:p>Remove MinhPN</text:p>
          </table:table-cell>
          <table:table-cell table:style-name="ce28" office:value-type="string">
            <text:p>Hang Dang-Thi-Thuy</text:p>
          </table:table-cell>
          <table:table-cell table:style-name="ce29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0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0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32" office:value-type="string">
            <text:p>Tổng hợp ngày nghỉ 2017</text:p>
          </table:table-cell>
          <table:table-cell table:style-name="ce35" table:number-columns-repeated="5"/>
          <table:table-cell table:style-name="ce46"/>
          <table:table-cell table:style-name="ce51"/>
          <table:table-cell table:style-name="ce35" table:number-columns-repeated="5"/>
          <table:table-cell table:number-columns-repeated="1011"/>
        </table:table-row>
        <table:table-row table:style-name="ro7" table:number-rows-repeated="4">
          <table:table-cell table:style-name="ce32"/>
          <table:table-cell table:style-name="ce35" table:number-columns-repeated="5"/>
          <table:table-cell table:style-name="ce46"/>
          <table:table-cell table:style-name="ce51"/>
          <table:table-cell table:style-name="ce35" table:number-columns-repeated="5"/>
          <table:table-cell table:number-columns-repeated="1011"/>
        </table:table-row>
        <table:table-row table:style-name="ro8">
          <table:table-cell table:style-name="ce33" office:value-type="string">
            <text:p>No.</text:p>
          </table:table-cell>
          <table:table-cell table:style-name="ce33" office:value-type="string">
            <text:p>Name</text:p>
          </table:table-cell>
          <table:table-cell table:style-name="ce40" office:value-type="string">
            <office:annotation draw:style-name="gr1" draw:text-style-name="P1" svg:width="3.4126in" svg:height="1.3232in" svg:x="3.1705in" svg:y="0.415in" draw:caption-point-x="-0.7689in" draw:caption-point-y="0.9488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0" office:value-type="string">
            <office:annotation draw:style-name="gr2" draw:text-style-name="P1" svg:width="1.1413in" svg:height="0.5457in" svg:x="3.6827in" svg:y="0.7126in" draw:caption-point-x="-0.2402in" draw:caption-point-y="0.6512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0" office:value-type="string">
            <text:p>Working To</text:p>
          </table:table-cell>
          <table:table-cell table:style-name="ce40" office:value-type="string">
            <office:annotation draw:style-name="gr3" draw:text-style-name="P1" svg:width="1.1413in" svg:height="0.7012in" svg:x="5.6634in" svg:y="0.7126in" draw:caption-point-x="-0.2622in" draw:caption-point-y="0.6512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47" office:value-type="string">
            <office:annotation draw:style-name="gr2" draw:text-style-name="P1" svg:width="1.1413in" svg:height="0.5457in" svg:x="6.8232in" svg:y="0.7126in" draw:caption-point-x="-0.2402in" draw:caption-point-y="0.6512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989in" svg:y="0.7126in" draw:caption-point-x="-0.2402in" draw:caption-point-y="0.6512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0" office:value-type="string">
            <text:p>Remaining Leave Days</text:p>
          </table:table-cell>
          <table:table-cell table:style-name="ce40" office:value-type="string">
            <text:p>Extended Leave Days</text:p>
          </table:table-cell>
          <table:table-cell table:style-name="ce40" office:value-type="string">
            <text:p>Leave Days Already Subtracted From Salary</text:p>
          </table:table-cell>
          <table:table-cell table:style-name="ce40" office:value-type="string">
            <office:annotation office:display="true" draw:style-name="gr5" draw:text-style-name="P1" svg:width="1.9224in" svg:height="1.4787in" svg:x="13.3689in" svg:y="0.939in" draw:caption-point-x="-1.4484in" draw:caption-point-y="0.424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3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34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41" office:value-type="float" office:value="1.5">
            <text:p>1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7]);DATE(YEAR([.D7]);12;31);NOW())" office:value-type="date" office:date-value="2017-09-13T18:09:04.03">
            <text:p>09/13/17</text:p>
          </table:table-cell>
          <table:table-cell table:style-name="ce45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48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53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6]=[.$B7];[Thong_Tin_Ngay_Nghi_201708.$C$3:.$C$66])+ SUMPRODUCT([Thong_Tin_Ngay_Nghi_201709.$B$3:.$B$65]=[.$B7];[Thong_Tin_Ngay_Nghi_201709.$C$3:.$C$65])" office:value-type="float" office:value="8.5">
            <text:p>8.5</text:p>
          </table:table-cell>
          <table:table-cell table:style-name="ce41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1"/>
          <table:table-cell table:style-name="ce41" table:formula="of:=[.I7]+[.K7] +[.J7]" office:value-type="float" office:value="1">
            <text:p>1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41" office:value-type="float" office:value="1">
            <text:p>1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8]);DATE(YEAR([.D8]);12;31);NOW())" office:value-type="date" office:date-value="2017-09-13T18:09:04.03">
            <text:p>09/13/17</text:p>
          </table:table-cell>
          <table:table-cell table:style-name="ce45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49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54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6]=[.$B8];[Thong_Tin_Ngay_Nghi_201708.$C$3:.$C$66])+ SUMPRODUCT([Thong_Tin_Ngay_Nghi_201709.$B$3:.$B$65]=[.$B8];[Thong_Tin_Ngay_Nghi_201709.$C$3:.$C$65])" office:value-type="float" office:value="17.5">
            <text:p>17.5</text:p>
          </table:table-cell>
          <table:table-cell table:style-name="ce41" table:formula="of:=IF(DATE(YEAR([.E8]);MONTH([.E8]);DAY([.E8]))&lt;=DATE(YEAR([.E8]);3;31); [.C8]-[.G8] + [.F8]; IF([.G8]-[.C8]&lt;0;[.G8] + [.F8] -[.H8];[.F8]+[.C8]-[.H8]))" office:value-type="float" office:value="-8.5">
            <text:p>-8.5</text:p>
          </table:table-cell>
          <table:table-cell table:number-columns-repeated="2" table:style-name="ce41"/>
          <table:table-cell table:style-name="ce41" table:formula="of:=[.I8]+[.K8] +[.J8]" office:value-type="float" office:value="-8.5">
            <text:p>-8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6-27">
            <text:p>06/27/17</text:p>
          </table:table-cell>
          <table:table-cell table:style-name="ce43" table:formula="of:=IF(YEAR(NOW())&gt;YEAR([.D9]);DATE(YEAR([.D9]);12;31);NOW())" office:value-type="date" office:date-value="2017-09-13T18:09:04.04">
            <text:p>09/13/17</text:p>
          </table:table-cell>
          <table:table-cell table:style-name="ce45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49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54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6]=[.$B9];[Thong_Tin_Ngay_Nghi_201708.$C$3:.$C$66])+ SUMPRODUCT([Thong_Tin_Ngay_Nghi_201709.$B$3:.$B$65]=[.$B9];[Thong_Tin_Ngay_Nghi_201709.$C$3:.$C$65])" office:value-type="float" office:value="6">
            <text:p>6</text:p>
          </table:table-cell>
          <table:table-cell table:style-name="ce41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41"/>
          <table:table-cell table:style-name="ce41" table:formula="of:=[.I9]+[.K9] +[.J9]" office:value-type="float" office:value="-4">
            <text:p>-4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0]);DATE(YEAR([.D10]);12;31);NOW())" office:value-type="date" office:date-value="2017-09-13T18:09:04.04">
            <text:p>09/13/17</text:p>
          </table:table-cell>
          <table:table-cell table:style-name="ce45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49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54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6]=[.$B10];[Thong_Tin_Ngay_Nghi_201708.$C$3:.$C$66])+ SUMPRODUCT([Thong_Tin_Ngay_Nghi_201709.$B$3:.$B$65]=[.$B10];[Thong_Tin_Ngay_Nghi_201709.$C$3:.$C$65])" office:value-type="float" office:value="11.5">
            <text:p>11.5</text:p>
          </table:table-cell>
          <table:table-cell table:style-name="ce41" table:formula="of:=IF(DATE(YEAR([.E10]);MONTH([.E10]);DAY([.E10]))&lt;=DATE(YEAR([.E10]);3;31); [.C10]-[.G10] + [.F10]; IF([.G10]-[.C10]&lt;0;[.G10] + [.F10] -[.H10];[.F10]+[.C10]-[.H10]))" office:value-type="float" office:value="0.5">
            <text:p>0.5</text:p>
          </table:table-cell>
          <table:table-cell table:number-columns-repeated="2" table:style-name="ce41"/>
          <table:table-cell table:style-name="ce41" table:formula="of:=[.I10]+[.K10] +[.J10]" office:value-type="float" office:value="0.5">
            <text:p>0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5">
            <text:p>5</text:p>
          </table:table-cell>
          <table:table-cell table:style-name="ce36" office:value-type="string">
            <text:p>CuongNM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7-01">
            <text:p>07/01/17</text:p>
          </table:table-cell>
          <table:table-cell table:style-name="ce43" table:formula="of:=IF(YEAR(NOW())&gt;YEAR([.D11]);DATE(YEAR([.D11]);12;31);NOW())" office:value-type="date" office:date-value="2017-09-13T18:09:04.04">
            <text:p>09/13/17</text:p>
          </table:table-cell>
          <table:table-cell table:style-name="ce45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49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54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6]=[.$B11];[Thong_Tin_Ngay_Nghi_201708.$C$3:.$C$66])+ SUMPRODUCT([Thong_Tin_Ngay_Nghi_201709.$B$3:.$B$65]=[.$B11];[Thong_Tin_Ngay_Nghi_201709.$C$3:.$C$65])" office:value-type="float" office:value="5.5">
            <text:p>5.5</text:p>
          </table:table-cell>
          <table:table-cell table:style-name="ce41" table:formula="of:=IF(DATE(YEAR([.E11]);MONTH([.E11]);DAY([.E11]))&lt;=DATE(YEAR([.E11]);3;31); [.C11]-[.G11] + [.F11]; IF([.G11]-[.C11]&lt;0;[.G11] + [.F11] -[.H11];[.F11]+[.C11]-[.H11]))" office:value-type="float" office:value="-3.5">
            <text:p>-3.5</text:p>
          </table:table-cell>
          <table:table-cell table:number-columns-repeated="2" table:style-name="ce41"/>
          <table:table-cell table:style-name="ce41" table:formula="of:=[.I11]+[.K11] +[.J11]" office:value-type="float" office:value="-3.5">
            <text:p>-3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2]);DATE(YEAR([.D12]);12;31);NOW())" office:value-type="date" office:date-value="2017-09-13T18:09:04.04">
            <text:p>09/13/17</text:p>
          </table:table-cell>
          <table:table-cell table:style-name="ce45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49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54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6]=[.$B12];[Thong_Tin_Ngay_Nghi_201708.$C$3:.$C$66])+ SUMPRODUCT([Thong_Tin_Ngay_Nghi_201709.$B$3:.$B$65]=[.$B12];[Thong_Tin_Ngay_Nghi_201709.$C$3:.$C$65])" office:value-type="float" office:value="6">
            <text:p>6</text:p>
          </table:table-cell>
          <table:table-cell table:style-name="ce41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number-columns-repeated="2" table:style-name="ce41"/>
          <table:table-cell table:style-name="ce41" table:formula="of:=[.I12]+[.K12] +[.J12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41" office:value-type="float" office:value="5">
            <text:p>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3]);DATE(YEAR([.D13]);12;31);NOW())" office:value-type="date" office:date-value="2017-09-13T18:09:04.04">
            <text:p>09/13/17</text:p>
          </table:table-cell>
          <table:table-cell table:style-name="ce45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49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54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6]=[.$B13];[Thong_Tin_Ngay_Nghi_201708.$C$3:.$C$66])+ SUMPRODUCT([Thong_Tin_Ngay_Nghi_201709.$B$3:.$B$65]=[.$B13];[Thong_Tin_Ngay_Nghi_201709.$C$3:.$C$65])" office:value-type="float" office:value="22">
            <text:p>22</text:p>
          </table:table-cell>
          <table:table-cell table:style-name="ce41" table:formula="of:=IF(DATE(YEAR([.E13]);MONTH([.E13]);DAY([.E13]))&lt;=DATE(YEAR([.E13]);3;31); [.C13]-[.G13] + [.F13]; IF([.G13]-[.C13]&lt;0;[.G13] + [.F13] -[.H13];[.F13]+[.C13]-[.H13]))" office:value-type="float" office:value="-9">
            <text:p>-9</text:p>
          </table:table-cell>
          <table:table-cell table:style-name="ce41"/>
          <table:table-cell table:style-name="ce41" table:formula="of:=3+2.5" office:value-type="float" office:value="5.5">
            <text:p>5.5</text:p>
          </table:table-cell>
          <table:table-cell table:style-name="ce41" table:formula="of:=[.I13]+[.K13] +[.J13]" office:value-type="float" office:value="-3.5">
            <text:p>-3.5</text:p>
          </table:table-cell>
          <table:table-cell table:style-name="ce55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8">
            <text:p>8</text:p>
          </table:table-cell>
          <table:table-cell table:style-name="ce37" office:value-type="string">
            <text:p>DuyenLT</text:p>
          </table:table-cell>
          <table:table-cell table:style-name="ce42" office:value-type="float" office:value="0">
            <text:p>0</text:p>
          </table:table-cell>
          <table:table-cell table:style-name="ce44" office:value-type="date" office:date-value="2017-01-01">
            <text:p>01/01/17</text:p>
          </table:table-cell>
          <table:table-cell table:style-name="ce44" table:formula="of:=IF(YEAR(NOW())&gt;YEAR([.D14]);DATE(YEAR([.D14]);12;31);NOW())" office:value-type="date" office:date-value="2017-09-13T18:09:04.05">
            <text:p>09/13/17</text:p>
          </table:table-cell>
          <table:table-cell table:style-name="ce45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49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6]=[.$B14];[Thong_Tin_Ngay_Nghi_201708.$C$3:.$C$66])+ SUMPRODUCT([Thong_Tin_Ngay_Nghi_201709.$B$3:.$B$65]=[.$B14];[Thong_Tin_Ngay_Nghi_201709.$C$3:.$C$65])" office:value-type="float" office:value="12">
            <text:p>12</text:p>
          </table:table-cell>
          <table:table-cell table:style-name="ce42" table:formula="of:=IF(DATE(YEAR([.E14]);MONTH([.E14]);DAY([.E14]))&lt;=DATE(YEAR([.E14]);3;31); [.C14]-[.G14] + [.F14]; IF([.G14]-[.C14]&lt;0;[.G14] + [.F14] -[.H14];[.F14]+[.C14]-[.H14]))" office:value-type="float" office:value="-4">
            <text:p>-4</text:p>
          </table:table-cell>
          <table:table-cell table:number-columns-repeated="2" table:style-name="ce42"/>
          <table:table-cell table:style-name="ce42" table:formula="of:=[.I14]+[.K14] +[.J14]" office:value-type="float" office:value="-4">
            <text:p>-4</text:p>
          </table:table-cell>
          <table:table-cell table:style-name="ce56"/>
          <table:table-cell table:style-name="ce58" table:number-columns-repeated="1011"/>
        </table:table-row>
        <table:table-row table:style-name="ro9">
          <table:table-cell table:style-name="ce34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41" office:value-type="float" office:value="1">
            <text:p>1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5]);DATE(YEAR([.D15]);12;31);NOW())" office:value-type="date" office:date-value="2017-09-13T18:09:04.05">
            <text:p>09/13/17</text:p>
          </table:table-cell>
          <table:table-cell table:style-name="ce45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49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54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6]=[.$B15];[Thong_Tin_Ngay_Nghi_201708.$C$3:.$C$66])+ SUMPRODUCT([Thong_Tin_Ngay_Nghi_201709.$B$3:.$B$65]=[.$B15];[Thong_Tin_Ngay_Nghi_201709.$C$3:.$C$65])" office:value-type="float" office:value="8">
            <text:p>8</text:p>
          </table:table-cell>
          <table:table-cell table:style-name="ce41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1"/>
          <table:table-cell table:style-name="ce41" table:formula="of:=[.I15]+[.K15] +[.J15]" office:value-type="float" office:value="1">
            <text:p>1</text:p>
          </table:table-cell>
          <table:table-cell table:style-name="ce55"/>
          <table:table-cell table:number-columns-repeated="1011"/>
        </table:table-row>
        <table:table-row table:style-name="ro11">
          <table:table-cell table:style-name="ce34" office:value-type="float" office:value="10">
            <text:p>10</text:p>
          </table:table-cell>
          <table:table-cell table:style-name="ce37" office:value-type="string">
            <text:p>HaTH</text:p>
          </table:table-cell>
          <table:table-cell table:style-name="ce42" office:value-type="float" office:value="3">
            <text:p>3</text:p>
          </table:table-cell>
          <table:table-cell table:style-name="ce44" office:value-type="date" office:date-value="2017-01-01">
            <text:p>01/01/17</text:p>
          </table:table-cell>
          <table:table-cell table:style-name="ce44" table:formula="of:=IF(YEAR(NOW())&gt;YEAR([.D16]);DATE(YEAR([.D16]);12;31);NOW())" office:value-type="date" office:date-value="2017-09-13T18:09:04.05">
            <text:p>09/13/17</text:p>
          </table:table-cell>
          <table:table-cell table:style-name="ce45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49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54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6]=[.$B16];[Thong_Tin_Ngay_Nghi_201708.$C$3:.$C$66])+ SUMPRODUCT([Thong_Tin_Ngay_Nghi_201709.$B$3:.$B$65]=[.$B16];[Thong_Tin_Ngay_Nghi_201709.$C$3:.$C$65])" office:value-type="float" office:value="20.5">
            <text:p>20.5</text:p>
          </table:table-cell>
          <table:table-cell table:style-name="ce41" table:formula="of:=IF(DATE(YEAR([.E16]);MONTH([.E16]);DAY([.E16]))&lt;=DATE(YEAR([.E16]);3;31); [.C16]-[.G16] + [.F16]; IF([.G16]-[.C16]&lt;0;[.G16] + [.F16] -[.H16];[.F16]+[.C16]-[.H16]))" office:value-type="float" office:value="-9.5">
            <text:p>-9.5</text:p>
          </table:table-cell>
          <table:table-cell table:style-name="ce42"/>
          <table:table-cell table:style-name="ce42" table:formula="of:=6" office:value-type="float" office:value="6">
            <text:p>6</text:p>
          </table:table-cell>
          <table:table-cell table:style-name="ce41" table:formula="of:=[.I16]+[.K16] +[.J16]" office:value-type="float" office:value="-3.5">
            <text:p>-3.5</text:p>
          </table:table-cell>
          <table:table-cell table:style-name="ce55" office:value-type="string">
            <text:p>Những ngày nghỉ này đã trừ vào lương → sẽ ko trừ vào phép nữa:</text:p>
            <text:p>- Tháng 7 6 ngày</text:p>
          </table:table-cell>
          <table:table-cell table:style-name="ce58" table:number-columns-repeated="1011"/>
        </table:table-row>
        <table:table-row table:style-name="ro11">
          <table:table-cell table:style-name="ce34" office:value-type="float" office:value="11">
            <text:p>11</text:p>
          </table:table-cell>
          <table:table-cell table:style-name="ce36" office:value-type="string">
            <text:p>HaT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7]);DATE(YEAR([.D17]);12;31);NOW())" office:value-type="date" office:date-value="2017-09-13T18:09:04.05">
            <text:p>09/13/17</text:p>
          </table:table-cell>
          <table:table-cell table:style-name="ce45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49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54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6]=[.$B17];[Thong_Tin_Ngay_Nghi_201708.$C$3:.$C$66])+ SUMPRODUCT([Thong_Tin_Ngay_Nghi_201709.$B$3:.$B$65]=[.$B17];[Thong_Tin_Ngay_Nghi_201709.$C$3:.$C$65])" office:value-type="float" office:value="8.5">
            <text:p>8.5</text:p>
          </table:table-cell>
          <table:table-cell table:style-name="ce41" table:formula="of:=IF(DATE(YEAR([.E17]);MONTH([.E17]);DAY([.E17]))&lt;=DATE(YEAR([.E17]);3;31); [.C17]-[.G17] + [.F17]; IF([.G17]-[.C16]&lt;0;[.G17] + [.F17] -[.H17];[.F17]+[.C17]-[.H17]))" office:value-type="float" office:value="-0.5">
            <text:p>-0.5</text:p>
          </table:table-cell>
          <table:table-cell table:style-name="ce41"/>
          <table:table-cell table:style-name="ce41" table:formula="of:=3" office:value-type="float" office:value="3">
            <text:p>3</text:p>
          </table:table-cell>
          <table:table-cell table:style-name="ce41" table:formula="of:=[.I17]+[.K17] +[.J17]" office:value-type="float" office:value="2.5">
            <text:p>2.5</text:p>
          </table:table-cell>
          <table:table-cell table:style-name="ce5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18]);DATE(YEAR([.D18]);12;31);NOW())" office:value-type="date" office:date-value="2017-09-13T18:09:04.06">
            <text:p>09/13/17</text:p>
          </table:table-cell>
          <table:table-cell table:style-name="ce45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49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54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6]=[.$B18];[Thong_Tin_Ngay_Nghi_201708.$C$3:.$C$66])+ SUMPRODUCT([Thong_Tin_Ngay_Nghi_201709.$B$3:.$B$65]=[.$B18];[Thong_Tin_Ngay_Nghi_201709.$C$3:.$C$65])" office:value-type="float" office:value="15.5">
            <text:p>15.5</text:p>
          </table:table-cell>
          <table:table-cell table:style-name="ce41" table:formula="of:=IF(DATE(YEAR([.E18]);MONTH([.E18]);DAY([.E18]))&lt;=DATE(YEAR([.E18]);3;31); [.C18]-[.G18] + [.F18]; IF([.G18]-[.C18]&lt;0;[.G18] + [.F18] -[.H18];[.F18]+[.C18]-[.H18]))" office:value-type="float" office:value="-7.5">
            <text:p>-7.5</text:p>
          </table:table-cell>
          <table:table-cell table:style-name="ce41"/>
          <table:table-cell table:style-name="ce41" table:formula="of:=1.5+3.5" office:value-type="float" office:value="5">
            <text:p>5</text:p>
          </table:table-cell>
          <table:table-cell table:style-name="ce41" table:formula="of:=[.I18]+[.K18] +[.J18]" office:value-type="float" office:value="-2.5">
            <text:p>-2.5</text:p>
          </table:table-cell>
          <table:table-cell table:style-name="ce55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11">
          <table:table-cell table:style-name="ce34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7-20">
            <text:p>07/20/17</text:p>
          </table:table-cell>
          <table:table-cell table:style-name="ce43" table:formula="of:=IF(YEAR(NOW())&gt;YEAR([.D19]);DATE(YEAR([.D19]);12;31);NOW())" office:value-type="date" office:date-value="2017-09-13T18:09:04.06">
            <text:p>09/13/17</text:p>
          </table:table-cell>
          <table:table-cell table:style-name="ce45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49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54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6]=[.$B19];[Thong_Tin_Ngay_Nghi_201708.$C$3:.$C$66])+ SUMPRODUCT([Thong_Tin_Ngay_Nghi_201709.$B$3:.$B$65]=[.$B19];[Thong_Tin_Ngay_Nghi_201709.$C$3:.$C$65])" office:value-type="float" office:value="0.5">
            <text:p>0.5</text:p>
          </table:table-cell>
          <table:table-cell table:style-name="ce41" table:formula="of:=IF(DATE(YEAR([.E19]);MONTH([.E19]);DAY([.E19]))&lt;=DATE(YEAR([.E19]);3;31); [.C19]-[.G19] + [.F19]; IF([.G19]-[.C19]&lt;0;[.G19] + [.F19] -[.H19];[.F19]+[.C19]-[.H19]))" office:value-type="float" office:value="0.5">
            <text:p>0.5</text:p>
          </table:table-cell>
          <table:table-cell table:style-name="ce41"/>
          <table:table-cell table:style-name="ce41" table:formula="of:=0.5" office:value-type="float" office:value="0.5">
            <text:p>0.5</text:p>
          </table:table-cell>
          <table:table-cell table:style-name="ce41" table:formula="of:=[.I19]+[.K19] +[.J19]" office:value-type="float" office:value="1">
            <text:p>1</text:p>
          </table:table-cell>
          <table:table-cell table:style-name="ce55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0]);DATE(YEAR([.D20]);12;31);NOW())" office:value-type="date" office:date-value="2017-09-13T18:09:04.06">
            <text:p>09/13/17</text:p>
          </table:table-cell>
          <table:table-cell table:style-name="ce45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8">
            <text:p>8</text:p>
          </table:table-cell>
          <table:table-cell table:style-name="ce49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54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6]=[.$B20];[Thong_Tin_Ngay_Nghi_201708.$C$3:.$C$66])+ SUMPRODUCT([Thong_Tin_Ngay_Nghi_201709.$B$3:.$B$65]=[.$B20];[Thong_Tin_Ngay_Nghi_201709.$C$3:.$C$65])" office:value-type="float" office:value="36">
            <text:p>36</text:p>
          </table:table-cell>
          <table:table-cell table:style-name="ce41" table:formula="of:=IF(DATE(YEAR([.E20]);MONTH([.E20]);DAY([.E20]))&lt;=DATE(YEAR([.E20]);3;31); [.C20]-[.G20] + [.F20]; IF([.G20]-[.C20]&lt;0;[.G20] + [.F20] -[.H20];[.F20]+[.C20]-[.H20]))" office:value-type="float" office:value="-28">
            <text:p>-28</text:p>
          </table:table-cell>
          <table:table-cell table:number-columns-repeated="2" table:style-name="ce41"/>
          <table:table-cell table:style-name="ce41" table:formula="of:=[.I20]+[.K20] +[.J20]" office:value-type="float" office:value="-28">
            <text:p>-28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41" office:value-type="float" office:value="2.5">
            <text:p>2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1]);DATE(YEAR([.D21]);12;31);NOW())" office:value-type="date" office:date-value="2017-09-13T18:09:04.06">
            <text:p>09/13/17</text:p>
          </table:table-cell>
          <table:table-cell table:style-name="ce45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8">
            <text:p>8</text:p>
          </table:table-cell>
          <table:table-cell table:style-name="ce49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54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6]=[.$B21];[Thong_Tin_Ngay_Nghi_201708.$C$3:.$C$66])+ SUMPRODUCT([Thong_Tin_Ngay_Nghi_201709.$B$3:.$B$65]=[.$B21];[Thong_Tin_Ngay_Nghi_201709.$C$3:.$C$65])" office:value-type="float" office:value="9">
            <text:p>9</text:p>
          </table:table-cell>
          <table:table-cell table:style-name="ce41" table:formula="of:=IF(DATE(YEAR([.E21]);MONTH([.E21]);DAY([.E21]))&lt;=DATE(YEAR([.E21]);3;31); [.C21]-[.G21] + [.F21]; IF([.G21]-[.C21]&lt;0;[.G21] + [.F21] -[.H21];[.F21]+[.C21]-[.H21]))" office:value-type="float" office:value="1.5">
            <text:p>1.5</text:p>
          </table:table-cell>
          <table:table-cell table:number-columns-repeated="2" table:style-name="ce41"/>
          <table:table-cell table:style-name="ce41" table:formula="of:=[.I21]+[.K21] +[.J21]" office:value-type="float" office:value="1.5">
            <text:p>1.5</text:p>
          </table:table-cell>
          <table:table-cell table:style-name="ce55"/>
          <table:table-cell table:number-columns-repeated="1011"/>
        </table:table-row>
        <table:table-row table:style-name="ro11">
          <table:table-cell table:style-name="ce34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office:value-type="float" office:value="0">
            <text:p>0</text:p>
          </table:table-cell>
          <table:table-cell table:style-name="ce43" office:value-type="date" office:date-value="2017-02-06">
            <text:p>02/06/17</text:p>
          </table:table-cell>
          <table:table-cell table:style-name="ce43" table:formula="of:=IF(YEAR(NOW())&gt;YEAR([.D22]);DATE(YEAR([.D22]);12;31);NOW())" office:value-type="date" office:date-value="2017-09-13T18:09:04.06">
            <text:p>09/13/17</text:p>
          </table:table-cell>
          <table:table-cell table:style-name="ce45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49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54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6]=[.$B22];[Thong_Tin_Ngay_Nghi_201708.$C$3:.$C$66])+ SUMPRODUCT([Thong_Tin_Ngay_Nghi_201709.$B$3:.$B$65]=[.$B22];[Thong_Tin_Ngay_Nghi_201709.$C$3:.$C$65])" office:value-type="float" office:value="3">
            <text:p>3</text:p>
          </table:table-cell>
          <table:table-cell table:style-name="ce41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style-name="ce41"/>
          <table:table-cell table:style-name="ce41" table:formula="of:=0.5" office:value-type="float" office:value="0.5">
            <text:p>0.5</text:p>
          </table:table-cell>
          <table:table-cell table:style-name="ce41" table:formula="of:=[.I22]+[.K22] +[.J22]" office:value-type="float" office:value="4.5">
            <text:p>4.5</text:p>
          </table:table-cell>
          <table:table-cell table:style-name="ce57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3]);DATE(YEAR([.D23]);12;31);NOW())" office:value-type="date" office:date-value="2017-09-13T18:09:04.07">
            <text:p>09/13/17</text:p>
          </table:table-cell>
          <table:table-cell table:style-name="ce45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49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54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6]=[.$B23];[Thong_Tin_Ngay_Nghi_201708.$C$3:.$C$66])+ SUMPRODUCT([Thong_Tin_Ngay_Nghi_201709.$B$3:.$B$65]=[.$B23];[Thong_Tin_Ngay_Nghi_201709.$C$3:.$C$65])" office:value-type="float" office:value="6">
            <text:p>6</text:p>
          </table:table-cell>
          <table:table-cell table:style-name="ce41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41"/>
          <table:table-cell table:style-name="ce41" table:formula="of:=[.I23]+[.K23] +[.J23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18">
            <text:p>18</text:p>
          </table:table-cell>
          <table:table-cell table:style-name="ce36" office:value-type="string">
            <text:p>HungND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8-20">
            <text:p>08/20/17</text:p>
          </table:table-cell>
          <table:table-cell table:style-name="ce43" table:formula="of:=IF(YEAR(NOW())&gt;YEAR([.D24]);DATE(YEAR([.D24]);12;31);NOW())" office:value-type="date" office:date-value="2017-09-13T18:09:04.07">
            <text:p>09/13/17</text:p>
          </table:table-cell>
          <table:table-cell table:style-name="ce45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0">
            <text:p>0</text:p>
          </table:table-cell>
          <table:table-cell table:style-name="ce49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0">
            <text:p>0</text:p>
          </table:table-cell>
          <table:table-cell table:style-name="ce54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6]=[.$B24];[Thong_Tin_Ngay_Nghi_201708.$C$3:.$C$66])+ SUMPRODUCT([Thong_Tin_Ngay_Nghi_201709.$B$3:.$B$65]=[.$B24];[Thong_Tin_Ngay_Nghi_201709.$C$3:.$C$65])" office:value-type="float" office:value="0.5">
            <text:p>0.5</text:p>
          </table:table-cell>
          <table:table-cell table:style-name="ce41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style-name="ce41" table:number-columns-repeated="3"/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19">
            <text:p>19</text:p>
          </table:table-cell>
          <table:table-cell table:style-name="ce36" office:value-type="string">
            <text:p>HungNC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5]);DATE(YEAR([.D25]);12;31);NOW())" office:value-type="date" office:date-value="2017-09-13T18:09:04.07">
            <text:p>09/13/17</text:p>
          </table:table-cell>
          <table:table-cell table:style-name="ce45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49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3">
            <text:p>3</text:p>
          </table:table-cell>
          <table:table-cell table:style-name="ce54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6]=[.$B25];[Thong_Tin_Ngay_Nghi_201708.$C$3:.$C$66])+ SUMPRODUCT([Thong_Tin_Ngay_Nghi_201709.$B$3:.$B$65]=[.$B25];[Thong_Tin_Ngay_Nghi_201709.$C$3:.$C$65])" office:value-type="float" office:value="9">
            <text:p>9</text:p>
          </table:table-cell>
          <table:table-cell table:style-name="ce41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41"/>
          <table:table-cell table:style-name="ce41" table:formula="of:=[.I25]+[.K25] +[.J25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0">
            <text:p>20</text:p>
          </table:table-cell>
          <table:table-cell table:style-name="ce36" office:value-type="string">
            <text:p>HungPN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6]);DATE(YEAR([.D26]);12;31);NOW())" office:value-type="date" office:date-value="2017-09-13T18:09:04.07">
            <text:p>09/13/17</text:p>
          </table:table-cell>
          <table:table-cell table:style-name="ce45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49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6">
            <text:p>6</text:p>
          </table:table-cell>
          <table:table-cell table:style-name="ce54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6]=[.$B26];[Thong_Tin_Ngay_Nghi_201708.$C$3:.$C$66])+ SUMPRODUCT([Thong_Tin_Ngay_Nghi_201709.$B$3:.$B$65]=[.$B26];[Thong_Tin_Ngay_Nghi_201709.$C$3:.$C$65])" office:value-type="float" office:value="10.5">
            <text:p>10.5</text:p>
          </table:table-cell>
          <table:table-cell table:style-name="ce41" table:formula="of:=IF(DATE(YEAR([.E26]);MONTH([.E26]);DAY([.E26]))&lt;=DATE(YEAR([.E26]);3;31); [.C26]-[.G26] + [.F26]; IF([.G26]-[.C26]&lt;0;[.G26] + [.F26] -[.H26];[.F26]+[.C26]-[.H26]))" office:value-type="float" office:value="-2.5">
            <text:p>-2.5</text:p>
          </table:table-cell>
          <table:table-cell table:number-columns-repeated="2" table:style-name="ce41"/>
          <table:table-cell table:style-name="ce41" table:formula="of:=[.I26]+[.K26] +[.J26]" office:value-type="float" office:value="-2.5">
            <text:p>-2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1">
            <text:p>21</text:p>
          </table:table-cell>
          <table:table-cell table:style-name="ce36" office:value-type="string">
            <text:p>HuyDH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7]);DATE(YEAR([.D27]);12;31);NOW())" office:value-type="date" office:date-value="2017-09-13T18:09:04.07">
            <text:p>09/13/17</text:p>
          </table:table-cell>
          <table:table-cell table:style-name="ce45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49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0.5">
            <text:p>0.5</text:p>
          </table:table-cell>
          <table:table-cell table:style-name="ce54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6]=[.$B27];[Thong_Tin_Ngay_Nghi_201708.$C$3:.$C$66])+ SUMPRODUCT([Thong_Tin_Ngay_Nghi_201709.$B$3:.$B$65]=[.$B27];[Thong_Tin_Ngay_Nghi_201709.$C$3:.$C$65])" office:value-type="float" office:value="6.5">
            <text:p>6.5</text:p>
          </table:table-cell>
          <table:table-cell table:style-name="ce41" table:formula="of:=IF(DATE(YEAR([.E27]);MONTH([.E27]);DAY([.E27]))&lt;=DATE(YEAR([.E27]);3;31); [.C27]-[.G27] + [.F27]; IF([.G27]-[.C27]&lt;0;[.G27] + [.F27] -[.H27];[.F27]+[.C27]-[.H27]))" office:value-type="float" office:value="2">
            <text:p>2</text:p>
          </table:table-cell>
          <table:table-cell table:number-columns-repeated="2" table:style-name="ce41"/>
          <table:table-cell table:style-name="ce41" table:formula="of:=[.I27]+[.K27] +[.J27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2">
            <text:p>22</text:p>
          </table:table-cell>
          <table:table-cell table:style-name="ce36" office:value-type="string">
            <text:p>HuyNG</text:p>
          </table:table-cell>
          <table:table-cell table:style-name="ce41" office:value-type="float" office:value="1">
            <text:p>1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8]);DATE(YEAR([.D28]);12;31);NOW())" office:value-type="date" office:date-value="2017-09-13T18:09:04.08">
            <text:p>09/13/17</text:p>
          </table:table-cell>
          <table:table-cell table:style-name="ce45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8">
            <text:p>8</text:p>
          </table:table-cell>
          <table:table-cell table:style-name="ce49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54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6]=[.$B28];[Thong_Tin_Ngay_Nghi_201708.$C$3:.$C$66])+ SUMPRODUCT([Thong_Tin_Ngay_Nghi_201709.$B$3:.$B$65]=[.$B28];[Thong_Tin_Ngay_Nghi_201709.$C$3:.$C$65])" office:value-type="float" office:value="12.5">
            <text:p>12.5</text:p>
          </table:table-cell>
          <table:table-cell table:style-name="ce41" table:formula="of:=IF(DATE(YEAR([.E28]);MONTH([.E28]);DAY([.E28]))&lt;=DATE(YEAR([.E28]);3;31); [.C28]-[.G28] + [.F28]; IF([.G28]-[.C28]&lt;0;[.G28] + [.F28] -[.H28];[.F28]+[.C28]-[.H28]))" office:value-type="float" office:value="-3.5">
            <text:p>-3.5</text:p>
          </table:table-cell>
          <table:table-cell table:number-columns-repeated="2" table:style-name="ce41"/>
          <table:table-cell table:style-name="ce41" table:formula="of:=[.I28]+[.K28] +[.J28]" office:value-type="float" office:value="-3.5">
            <text:p>-3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3">
            <text:p>23</text:p>
          </table:table-cell>
          <table:table-cell table:style-name="ce36" office:value-type="string">
            <text:p>KhaiLV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29]);DATE(YEAR([.D29]);12;31);NOW())" office:value-type="date" office:date-value="2017-09-13T18:09:04.08">
            <text:p>09/13/17</text:p>
          </table:table-cell>
          <table:table-cell table:style-name="ce45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49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5">
            <text:p>5</text:p>
          </table:table-cell>
          <table:table-cell table:style-name="ce54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6]=[.$B29];[Thong_Tin_Ngay_Nghi_201708.$C$3:.$C$66])+ SUMPRODUCT([Thong_Tin_Ngay_Nghi_201709.$B$3:.$B$65]=[.$B29];[Thong_Tin_Ngay_Nghi_201709.$C$3:.$C$65])" office:value-type="float" office:value="5.5">
            <text:p>5.5</text:p>
          </table:table-cell>
          <table:table-cell table:style-name="ce41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number-columns-repeated="2" table:style-name="ce41"/>
          <table:table-cell table:style-name="ce41" table:formula="of:=[.I29]+[.K29] +[.J29]" office:value-type="float" office:value="4.5">
            <text:p>4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4">
            <text:p>24</text:p>
          </table:table-cell>
          <table:table-cell table:style-name="ce36" office:value-type="string">
            <text:p>KhangNHH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0]);DATE(YEAR([.D30]);12;31);NOW())" office:value-type="date" office:date-value="2017-09-13T18:09:04.08">
            <text:p>09/13/17</text:p>
          </table:table-cell>
          <table:table-cell table:style-name="ce45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49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0">
            <text:p>0</text:p>
          </table:table-cell>
          <table:table-cell table:style-name="ce54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6]=[.$B30];[Thong_Tin_Ngay_Nghi_201708.$C$3:.$C$66])+ SUMPRODUCT([Thong_Tin_Ngay_Nghi_201709.$B$3:.$B$65]=[.$B30];[Thong_Tin_Ngay_Nghi_201709.$C$3:.$C$65])" office:value-type="float" office:value="0.5">
            <text:p>0.5</text:p>
          </table:table-cell>
          <table:table-cell table:style-name="ce41" table:formula="of:=IF(DATE(YEAR([.E30]);MONTH([.E30]);DAY([.E30]))&lt;=DATE(YEAR([.E30]);3;31); [.C30]-[.G30] + [.F30]; IF([.G30]-[.C30]&lt;0;[.G30] + [.F30] -[.H30];[.F30]+[.C30]-[.H30]))" office:value-type="float" office:value="7.5">
            <text:p>7.5</text:p>
          </table:table-cell>
          <table:table-cell table:number-columns-repeated="2" table:style-name="ce41"/>
          <table:table-cell table:style-name="ce41" table:formula="of:=[.I30]+[.K30] +[.J30]" office:value-type="float" office:value="7.5">
            <text:p>7.5</text:p>
          </table:table-cell>
          <table:table-cell table:style-name="ce55"/>
          <table:table-cell table:number-columns-repeated="1011"/>
        </table:table-row>
        <table:table-row table:style-name="ro10">
          <table:table-cell table:style-name="ce34" office:value-type="float" office:value="25">
            <text:p>25</text:p>
          </table:table-cell>
          <table:table-cell table:style-name="ce36" office:value-type="string">
            <text:p>KienPT</text:p>
          </table:table-cell>
          <table:table-cell table:style-name="ce41" office:value-type="float" office:value="4.5">
            <text:p>4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1]);DATE(YEAR([.D31]);12;31);NOW())" office:value-type="date" office:date-value="2017-09-13T18:09:04.08">
            <text:p>09/13/17</text:p>
          </table:table-cell>
          <table:table-cell table:style-name="ce45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49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5">
            <text:p>5</text:p>
          </table:table-cell>
          <table:table-cell table:style-name="ce54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6]=[.$B31];[Thong_Tin_Ngay_Nghi_201708.$C$3:.$C$66])+ SUMPRODUCT([Thong_Tin_Ngay_Nghi_201709.$B$3:.$B$65]=[.$B31];[Thong_Tin_Ngay_Nghi_201709.$C$3:.$C$65])" office:value-type="float" office:value="23.5">
            <text:p>23.5</text:p>
          </table:table-cell>
          <table:table-cell table:style-name="ce41" table:formula="of:=IF(DATE(YEAR([.E31]);MONTH([.E31]);DAY([.E31]))&lt;=DATE(YEAR([.E31]);3;31); [.C31]-[.G31] + [.F31]; IF([.G31]-[.C31]&lt;0;[.G31] + [.F31] -[.H31];[.F31]+[.C31]-[.H31]))" office:value-type="float" office:value="-11">
            <text:p>-11</text:p>
          </table:table-cell>
          <table:table-cell table:style-name="ce41"/>
          <table:table-cell table:style-name="ce41" table:formula="of:=5+5.5" office:value-type="float" office:value="10.5">
            <text:p>10.5</text:p>
          </table:table-cell>
          <table:table-cell table:style-name="ce41" table:formula="of:=[.I31]+[.K31] +[.J31]" office:value-type="float" office:value="-0.5">
            <text:p>-0.5</text:p>
          </table:table-cell>
          <table:table-cell table:style-name="ce55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26">
            <text:p>26</text:p>
          </table:table-cell>
          <table:table-cell table:style-name="ce36" office:value-type="string">
            <text:p>KietNVT</text:p>
          </table:table-cell>
          <table:table-cell table:style-name="ce41" office:value-type="float" office:value="1.5">
            <text:p>1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2]);DATE(YEAR([.D32]);12;31);NOW())" office:value-type="date" office:date-value="2017-09-13T18:09:04.08">
            <text:p>09/13/17</text:p>
          </table:table-cell>
          <table:table-cell table:style-name="ce45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49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9.5">
            <text:p>9.5</text:p>
          </table:table-cell>
          <table:table-cell table:style-name="ce54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6]=[.$B32];[Thong_Tin_Ngay_Nghi_201708.$C$3:.$C$66])+ SUMPRODUCT([Thong_Tin_Ngay_Nghi_201709.$B$3:.$B$65]=[.$B32];[Thong_Tin_Ngay_Nghi_201709.$C$3:.$C$65])" office:value-type="float" office:value="14.5">
            <text:p>14.5</text:p>
          </table:table-cell>
          <table:table-cell table:style-name="ce41" table:formula="of:=IF(DATE(YEAR([.E32]);MONTH([.E32]);DAY([.E32]))&lt;=DATE(YEAR([.E32]);3;31); [.C32]-[.G32] + [.F32]; IF([.G32]-[.C32]&lt;0;[.G32] + [.F32] -[.H32];[.F32]+[.C32]-[.H32]))" office:value-type="float" office:value="-5">
            <text:p>-5</text:p>
          </table:table-cell>
          <table:table-cell table:number-columns-repeated="2" table:style-name="ce41"/>
          <table:table-cell table:style-name="ce41" table:formula="of:=[.I32]+[.K32] +[.J32]" office:value-type="float" office:value="-5">
            <text:p>-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27">
            <text:p>27</text:p>
          </table:table-cell>
          <table:table-cell table:style-name="ce36" office:value-type="string">
            <text:p>LinhBT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3]);DATE(YEAR([.D33]);12;31);NOW())" office:value-type="date" office:date-value="2017-09-13T18:09:04.09">
            <text:p>09/13/17</text:p>
          </table:table-cell>
          <table:table-cell table:style-name="ce45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49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2">
            <text:p>2</text:p>
          </table:table-cell>
          <table:table-cell table:style-name="ce54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6]=[.$B33];[Thong_Tin_Ngay_Nghi_201708.$C$3:.$C$66])+ SUMPRODUCT([Thong_Tin_Ngay_Nghi_201709.$B$3:.$B$65]=[.$B33];[Thong_Tin_Ngay_Nghi_201709.$C$3:.$C$65])" office:value-type="float" office:value="9.5">
            <text:p>9.5</text:p>
          </table:table-cell>
          <table:table-cell table:style-name="ce41" table:formula="of:=IF(DATE(YEAR([.E33]);MONTH([.E33]);DAY([.E33]))&lt;=DATE(YEAR([.E33]);3;31); [.C33]-[.G33] + [.F33]; IF([.G33]-[.C33]&lt;0;[.G33] + [.F33] -[.H33];[.F33]+[.C33]-[.H33]))" office:value-type="float" office:value="0.5">
            <text:p>0.5</text:p>
          </table:table-cell>
          <table:table-cell table:number-columns-repeated="2" table:style-name="ce41"/>
          <table:table-cell table:style-name="ce41" table:formula="of:=[.I33]+[.K33] +[.J33]" office:value-type="float" office:value="0.5">
            <text:p>0.5</text:p>
          </table:table-cell>
          <table:table-cell table:style-name="ce55"/>
          <table:table-cell table:number-columns-repeated="1011"/>
        </table:table-row>
        <table:table-row table:style-name="ro11">
          <table:table-cell table:style-name="ce34" office:value-type="float" office:value="28">
            <text:p>28</text:p>
          </table:table-cell>
          <table:table-cell table:style-name="ce36" office:value-type="string">
            <text:p>MaiLT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4]);DATE(YEAR([.D34]);12;31);NOW())" office:value-type="date" office:date-value="2017-09-13T18:09:04.09">
            <text:p>09/13/17</text:p>
          </table:table-cell>
          <table:table-cell table:style-name="ce45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49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6">
            <text:p>6</text:p>
          </table:table-cell>
          <table:table-cell table:style-name="ce54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6]=[.$B34];[Thong_Tin_Ngay_Nghi_201708.$C$3:.$C$66])+ SUMPRODUCT([Thong_Tin_Ngay_Nghi_201709.$B$3:.$B$65]=[.$B34];[Thong_Tin_Ngay_Nghi_201709.$C$3:.$C$65])" office:value-type="float" office:value="10">
            <text:p>10</text:p>
          </table:table-cell>
          <table:table-cell table:style-name="ce41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table:formula="of:=[.I34]+[.K34] +[.J34]" office:value-type="float" office:value="3">
            <text:p>3</text:p>
          </table:table-cell>
          <table:table-cell table:style-name="ce55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34" office:value-type="float" office:value="29">
            <text:p>29</text:p>
          </table:table-cell>
          <table:table-cell table:style-name="ce36" office:value-type="string">
            <text:p>MaiNTT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5]);DATE(YEAR([.D35]);12;31);NOW())" office:value-type="date" office:date-value="2017-09-13T18:09:04.09">
            <text:p>09/13/17</text:p>
          </table:table-cell>
          <table:table-cell table:style-name="ce45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49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5">
            <text:p>5</text:p>
          </table:table-cell>
          <table:table-cell table:style-name="ce54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6]=[.$B35];[Thong_Tin_Ngay_Nghi_201708.$C$3:.$C$66])+ SUMPRODUCT([Thong_Tin_Ngay_Nghi_201709.$B$3:.$B$65]=[.$B35];[Thong_Tin_Ngay_Nghi_201709.$C$3:.$C$65])" office:value-type="float" office:value="15.5">
            <text:p>15.5</text:p>
          </table:table-cell>
          <table:table-cell table:style-name="ce41" table:formula="of:=IF(DATE(YEAR([.E35]);MONTH([.E35]);DAY([.E35]))&lt;=DATE(YEAR([.E35]);3;31); [.C35]-[.G35] + [.F35]; IF([.G35]-[.C35]&lt;0;[.G35] + [.F35] -[.H35];[.F35]+[.C35]-[.H35]))" office:value-type="float" office:value="-4.5">
            <text:p>-4.5</text:p>
          </table:table-cell>
          <table:table-cell table:style-name="ce41"/>
          <table:table-cell table:style-name="ce41" office:value-type="float" office:value="5">
            <text:p>5</text:p>
          </table:table-cell>
          <table:table-cell table:style-name="ce41" table:formula="of:=[.I35]+[.K35] +[.J35]" office:value-type="float" office:value="0.5">
            <text:p>0.5</text:p>
          </table:table-cell>
          <table:table-cell table:style-name="ce55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30">
            <text:p>30</text:p>
          </table:table-cell>
          <table:table-cell table:style-name="ce36" office:value-type="string">
            <text:p>ManhNB</text:p>
          </table:table-cell>
          <table:table-cell table:style-name="ce41" office:value-type="float" office:value="1.5">
            <text:p>1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6]);DATE(YEAR([.D36]);12;31);NOW())" office:value-type="date" office:date-value="2017-09-13T18:09:04.09">
            <text:p>09/13/17</text:p>
          </table:table-cell>
          <table:table-cell table:style-name="ce45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49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3">
            <text:p>3</text:p>
          </table:table-cell>
          <table:table-cell table:style-name="ce54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6]=[.$B36];[Thong_Tin_Ngay_Nghi_201708.$C$3:.$C$66])+ SUMPRODUCT([Thong_Tin_Ngay_Nghi_201709.$B$3:.$B$65]=[.$B36];[Thong_Tin_Ngay_Nghi_201709.$C$3:.$C$65])" office:value-type="float" office:value="12.5">
            <text:p>12.5</text:p>
          </table:table-cell>
          <table:table-cell table:style-name="ce41" table:formula="of:=IF(DATE(YEAR([.E36]);MONTH([.E36]);DAY([.E36]))&lt;=DATE(YEAR([.E36]);3;31); [.C36]-[.G36] + [.F36]; IF([.G36]-[.C36]&lt;0;[.G36] + [.F36] -[.H36];[.F36]+[.C36]-[.H36]))" office:value-type="float" office:value="-3">
            <text:p>-3</text:p>
          </table:table-cell>
          <table:table-cell table:number-columns-repeated="2" table:style-name="ce41"/>
          <table:table-cell table:style-name="ce41" table:formula="of:=[.I36]+[.K36] +[.J36]" office:value-type="float" office:value="-3">
            <text:p>-3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1">
            <text:p>31</text:p>
          </table:table-cell>
          <table:table-cell table:style-name="ce36" office:value-type="string">
            <text:p>NamTH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7]);DATE(YEAR([.D37]);12;31);NOW())" office:value-type="date" office:date-value="2017-09-13T18:09:04.09">
            <text:p>09/13/17</text:p>
          </table:table-cell>
          <table:table-cell table:style-name="ce45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8">
            <text:p>8</text:p>
          </table:table-cell>
          <table:table-cell table:style-name="ce49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6]=[.$B37];[Thong_Tin_Ngay_Nghi_201708.$C$3:.$C$66])+ SUMPRODUCT([Thong_Tin_Ngay_Nghi_201709.$B$3:.$B$65]=[.$B37];[Thong_Tin_Ngay_Nghi_201709.$C$3:.$C$65])" office:value-type="float" office:value="9.5">
            <text:p>9.5</text:p>
          </table:table-cell>
          <table:table-cell table:style-name="ce41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41"/>
          <table:table-cell table:style-name="ce41" table:formula="of:=[.I37]+[.K37] +[.J37]" office:value-type="float" office:value="1.5">
            <text:p>1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2">
            <text:p>32</text:p>
          </table:table-cell>
          <table:table-cell table:style-name="ce36" office:value-type="string">
            <text:p>NamTV</text:p>
          </table:table-cell>
          <table:table-cell table:style-name="ce41" office:value-type="float" office:value="5">
            <text:p>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8]);DATE(YEAR([.D38]);12;31);NOW())" office:value-type="date" office:date-value="2017-09-13T18:09:04.1">
            <text:p>09/13/17</text:p>
          </table:table-cell>
          <table:table-cell table:style-name="ce45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49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5">
            <text:p>5</text:p>
          </table:table-cell>
          <table:table-cell table:style-name="ce54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6]=[.$B38];[Thong_Tin_Ngay_Nghi_201708.$C$3:.$C$66])+ SUMPRODUCT([Thong_Tin_Ngay_Nghi_201709.$B$3:.$B$65]=[.$B38];[Thong_Tin_Ngay_Nghi_201709.$C$3:.$C$65])" office:value-type="float" office:value="11">
            <text:p>11</text:p>
          </table:table-cell>
          <table:table-cell table:style-name="ce41" table:formula="of:=IF(DATE(YEAR([.E38]);MONTH([.E38]);DAY([.E38]))&lt;=DATE(YEAR([.E38]);3;31); [.C38]-[.G38] + [.F38]; IF([.G38]-[.C38]&lt;0;[.G38] + [.F38] -[.H38];[.F38]+[.C38]-[.H38]))" office:value-type="float" office:value="2">
            <text:p>2</text:p>
          </table:table-cell>
          <table:table-cell table:number-columns-repeated="2" table:style-name="ce41"/>
          <table:table-cell table:style-name="ce41" table:formula="of:=[.I38]+[.K38] +[.J38]" office:value-type="float" office:value="2">
            <text:p>2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3">
            <text:p>33</text:p>
          </table:table-cell>
          <table:table-cell table:style-name="ce36" office:value-type="string">
            <text:p>NhanHTH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39]);DATE(YEAR([.D39]);12;31);NOW())" office:value-type="date" office:date-value="2017-09-13T18:09:04.1">
            <text:p>09/13/17</text:p>
          </table:table-cell>
          <table:table-cell table:style-name="ce45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49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1">
            <text:p>1</text:p>
          </table:table-cell>
          <table:table-cell table:style-name="ce54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6]=[.$B39];[Thong_Tin_Ngay_Nghi_201708.$C$3:.$C$66])+ SUMPRODUCT([Thong_Tin_Ngay_Nghi_201709.$B$3:.$B$65]=[.$B39];[Thong_Tin_Ngay_Nghi_201709.$C$3:.$C$65])" office:value-type="float" office:value="1.5">
            <text:p>1.5</text:p>
          </table:table-cell>
          <table:table-cell table:style-name="ce41" table:formula="of:=IF(DATE(YEAR([.E39]);MONTH([.E39]);DAY([.E39]))&lt;=DATE(YEAR([.E39]);3;31); [.C39]-[.G39] + [.F39]; IF([.G39]-[.C39]&lt;0;[.G39] + [.F39] -[.H39];[.F39]+[.C39]-[.H39]))" office:value-type="float" office:value="7.5">
            <text:p>7.5</text:p>
          </table:table-cell>
          <table:table-cell table:number-columns-repeated="2" table:style-name="ce41"/>
          <table:table-cell table:style-name="ce41" table:formula="of:=[.I39]+[.K39] +[.J39]" office:value-type="float" office:value="7.5">
            <text:p>7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4">
            <text:p>34</text:p>
          </table:table-cell>
          <table:table-cell table:style-name="ce36" office:value-type="string">
            <text:p>NhanNM</text:p>
          </table:table-cell>
          <table:table-cell table:style-name="ce41" office:value-type="float" office:value="4.5">
            <text:p>4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0]);DATE(YEAR([.D40]);12;31);NOW())" office:value-type="date" office:date-value="2017-09-13T18:09:04.1">
            <text:p>09/13/17</text:p>
          </table:table-cell>
          <table:table-cell table:style-name="ce45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49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4.5">
            <text:p>4.5</text:p>
          </table:table-cell>
          <table:table-cell table:style-name="ce54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6]=[.$B40];[Thong_Tin_Ngay_Nghi_201708.$C$3:.$C$66])+ SUMPRODUCT([Thong_Tin_Ngay_Nghi_201709.$B$3:.$B$65]=[.$B40];[Thong_Tin_Ngay_Nghi_201709.$C$3:.$C$65])" office:value-type="float" office:value="5.5">
            <text:p>5.5</text:p>
          </table:table-cell>
          <table:table-cell table:style-name="ce41" table:formula="of:=IF(DATE(YEAR([.E40]);MONTH([.E40]);DAY([.E40]))&lt;=DATE(YEAR([.E40]);3;31); [.C40]-[.G40] + [.F40]; IF([.G40]-[.C40]&lt;0;[.G40] + [.F40] -[.H40];[.F40]+[.C40]-[.H40]))" office:value-type="float" office:value="7">
            <text:p>7</text:p>
          </table:table-cell>
          <table:table-cell table:number-columns-repeated="2" table:style-name="ce41"/>
          <table:table-cell table:style-name="ce41" table:formula="of:=[.I40]+[.K40] +[.J40]" office:value-type="float" office:value="7">
            <text:p>7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5">
            <text:p>35</text:p>
          </table:table-cell>
          <table:table-cell table:style-name="ce36" office:value-type="string">
            <text:p>NhungHTH</text:p>
          </table:table-cell>
          <table:table-cell table:style-name="ce41" office:value-type="float" office:value="3">
            <text:p>3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1]);DATE(YEAR([.D41]);12;31);NOW())" office:value-type="date" office:date-value="2017-09-13T18:09:04.1">
            <text:p>09/13/17</text:p>
          </table:table-cell>
          <table:table-cell table:style-name="ce45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49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1.5">
            <text:p>1.5</text:p>
          </table:table-cell>
          <table:table-cell table:style-name="ce54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6]=[.$B41];[Thong_Tin_Ngay_Nghi_201708.$C$3:.$C$66])+ SUMPRODUCT([Thong_Tin_Ngay_Nghi_201709.$B$3:.$B$65]=[.$B41];[Thong_Tin_Ngay_Nghi_201709.$C$3:.$C$65])" office:value-type="float" office:value="6">
            <text:p>6</text:p>
          </table:table-cell>
          <table:table-cell table:style-name="ce41" table:formula="of:=IF(DATE(YEAR([.E41]);MONTH([.E41]);DAY([.E41]))&lt;=DATE(YEAR([.E41]);3;31); [.C41]-[.G41] + [.F41]; IF([.G41]-[.C41]&lt;0;[.G41] + [.F41] -[.H41];[.F41]+[.C41]-[.H41]))" office:value-type="float" office:value="3.5">
            <text:p>3.5</text:p>
          </table:table-cell>
          <table:table-cell table:number-columns-repeated="2" table:style-name="ce41"/>
          <table:table-cell table:style-name="ce41" table:formula="of:=[.I41]+[.K41] +[.J41]" office:value-type="float" office:value="3.5">
            <text:p>3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36">
            <text:p>36</text:p>
          </table:table-cell>
          <table:table-cell table:style-name="ce36" office:value-type="string">
            <text:p>NhuPHQ</text:p>
          </table:table-cell>
          <table:table-cell table:style-name="ce41" office:value-type="float" office:value="0.5">
            <text:p>0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2]);DATE(YEAR([.D42]);12;31);NOW())" office:value-type="date" office:date-value="2017-09-13T18:09:04.1">
            <text:p>09/13/17</text:p>
          </table:table-cell>
          <table:table-cell table:style-name="ce45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49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2">
            <text:p>2</text:p>
          </table:table-cell>
          <table:table-cell table:style-name="ce54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6]=[.$B42];[Thong_Tin_Ngay_Nghi_201708.$C$3:.$C$66])+ SUMPRODUCT([Thong_Tin_Ngay_Nghi_201709.$B$3:.$B$65]=[.$B42];[Thong_Tin_Ngay_Nghi_201709.$C$3:.$C$65])" office:value-type="float" office:value="5">
            <text:p>5</text:p>
          </table:table-cell>
          <table:table-cell table:style-name="ce41" table:formula="of:=IF(DATE(YEAR([.E42]);MONTH([.E42]);DAY([.E42]))&lt;=DATE(YEAR([.E42]);3;31); [.C42]-[.G42] + [.F42]; IF([.G42]-[.C42]&lt;0;[.G42] + [.F42] -[.H42];[.F42]+[.C42]-[.H42]))" office:value-type="float" office:value="3.5">
            <text:p>3.5</text:p>
          </table:table-cell>
          <table:table-cell table:number-columns-repeated="2" table:style-name="ce41"/>
          <table:table-cell table:style-name="ce41" table:formula="of:=[.I42]+[.K42] +[.J42]" office:value-type="float" office:value="3.5">
            <text:p>3.5</text:p>
          </table:table-cell>
          <table:table-cell table:style-name="ce55"/>
          <table:table-cell table:number-columns-repeated="1011"/>
        </table:table-row>
        <table:table-row table:style-name="ro12">
          <table:table-cell table:style-name="ce34" office:value-type="float" office:value="37">
            <text:p>37</text:p>
          </table:table-cell>
          <table:table-cell table:style-name="ce36" office:value-type="string">
            <text:p>PhuongTH</text:p>
          </table:table-cell>
          <table:table-cell table:style-name="ce41" office:value-type="float" office:value="3.5">
            <text:p>3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3]);DATE(YEAR([.D43]);12;31);NOW())" office:value-type="date" office:date-value="2017-09-13T18:09:04.1">
            <text:p>09/13/17</text:p>
          </table:table-cell>
          <table:table-cell table:style-name="ce45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49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18.5">
            <text:p>18.5</text:p>
          </table:table-cell>
          <table:table-cell table:style-name="ce54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6]=[.$B43];[Thong_Tin_Ngay_Nghi_201708.$C$3:.$C$66])+ SUMPRODUCT([Thong_Tin_Ngay_Nghi_201709.$B$3:.$B$65]=[.$B43];[Thong_Tin_Ngay_Nghi_201709.$C$3:.$C$65])" office:value-type="float" office:value="36.5">
            <text:p>36.5</text:p>
          </table:table-cell>
          <table:table-cell table:style-name="ce41" table:formula="of:=IF(DATE(YEAR([.E43]);MONTH([.E43]);DAY([.E43]))&lt;=DATE(YEAR([.E43]);3;31); [.C43]-[.G43] + [.F43]; IF([.G43]-[.C43]&lt;0;[.G43] + [.F43] -[.H43];[.F43]+[.C43]-[.H43]))" office:value-type="float" office:value="-25">
            <text:p>-25</text:p>
          </table:table-cell>
          <table:table-cell table:style-name="ce41"/>
          <table:table-cell table:style-name="ce41" table:formula="of:=1.5+6+4.5+6.5+8.5" office:value-type="float" office:value="27">
            <text:p>27</text:p>
          </table:table-cell>
          <table:table-cell table:style-name="ce41" table:formula="of:=[.I43]+[.K43] +[.J43]" office:value-type="float" office:value="2">
            <text:p>2</text:p>
          </table:table-cell>
          <table:table-cell table:style-name="ce55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38">
            <text:p>38</text:p>
          </table:table-cell>
          <table:table-cell table:style-name="ce36" office:value-type="string">
            <text:p>PhongP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6-22">
            <text:p>06/22/17</text:p>
          </table:table-cell>
          <table:table-cell table:style-name="ce43" table:formula="of:=IF(YEAR(NOW())&gt;YEAR([.D44]);DATE(YEAR([.D44]);12;31);NOW())" office:value-type="date" office:date-value="2017-09-13T18:09:04.12">
            <text:p>09/13/17</text:p>
          </table:table-cell>
          <table:table-cell table:style-name="ce45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49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54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6]=[.$B44];[Thong_Tin_Ngay_Nghi_201708.$C$3:.$C$66])+ SUMPRODUCT([Thong_Tin_Ngay_Nghi_201709.$B$3:.$B$65]=[.$B44];[Thong_Tin_Ngay_Nghi_201709.$C$3:.$C$65])" office:value-type="float" office:value="2.5">
            <text:p>2.5</text:p>
          </table:table-cell>
          <table:table-cell table:style-name="ce41" table:formula="of:=IF(DATE(YEAR([.E44]);MONTH([.E44]);DAY([.E44]))&lt;=DATE(YEAR([.E44]);3;31); [.C44]-[.G44] + [.F44]; IF([.G44]-[.C44]&lt;0;[.G44] + [.F44] -[.H44];[.F44]+[.C44]-[.H44]))" office:value-type="float" office:value="-0.5">
            <text:p>-0.5</text:p>
          </table:table-cell>
          <table:table-cell table:style-name="ce41"/>
          <table:table-cell table:style-name="ce41" table:formula="of:=1+0.5" office:value-type="float" office:value="1.5">
            <text:p>1.5</text:p>
          </table:table-cell>
          <table:table-cell table:style-name="ce41" table:formula="of:=[.I44]+[.K44] +[.J44]" office:value-type="float" office:value="1">
            <text:p>1</text:p>
          </table:table-cell>
          <table:table-cell table:style-name="ce55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1"/>
        </table:table-row>
        <table:table-row table:style-name="ro13">
          <table:table-cell table:style-name="ce34" office:value-type="float" office:value="39">
            <text:p>39</text:p>
          </table:table-cell>
          <table:table-cell table:style-name="ce36" office:value-type="string">
            <text:p>PhongTH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5]);DATE(YEAR([.D45]);12;31);NOW())" office:value-type="date" office:date-value="2017-09-13T18:09:04.12">
            <text:p>09/13/17</text:p>
          </table:table-cell>
          <table:table-cell table:style-name="ce45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8">
            <text:p>8</text:p>
          </table:table-cell>
          <table:table-cell table:style-name="ce49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5">
            <text:p>5</text:p>
          </table:table-cell>
          <table:table-cell table:style-name="ce54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6]=[.$B45];[Thong_Tin_Ngay_Nghi_201708.$C$3:.$C$66])+ SUMPRODUCT([Thong_Tin_Ngay_Nghi_201709.$B$3:.$B$65]=[.$B45];[Thong_Tin_Ngay_Nghi_201709.$C$3:.$C$65])" office:value-type="float" office:value="15">
            <text:p>15</text:p>
          </table:table-cell>
          <table:table-cell table:style-name="ce41" table:formula="of:=IF(DATE(YEAR([.E45]);MONTH([.E45]);DAY([.E45]))&lt;=DATE(YEAR([.E45]);3;31); [.C45]-[.G45] + [.F45]; IF([.G45]-[.C45]&lt;0;[.G45] + [.F45] -[.H45];[.F45]+[.C45]-[.H45]))" office:value-type="float" office:value="-7">
            <text:p>-7</text:p>
          </table:table-cell>
          <table:table-cell table:style-name="ce41"/>
          <table:table-cell table:style-name="ce41" table:formula="of:=1+1.5+1.5+2" office:value-type="float" office:value="6">
            <text:p>6</text:p>
          </table:table-cell>
          <table:table-cell table:style-name="ce41" table:formula="of:=[.I45]+[.K45] +[.J45]" office:value-type="float" office:value="-1">
            <text:p>-1</text:p>
          </table:table-cell>
          <table:table-cell table:style-name="ce55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40">
            <text:p>40</text:p>
          </table:table-cell>
          <table:table-cell table:style-name="ce36" office:value-type="string">
            <text:p>PhuocNCH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8-10">
            <text:p>08/10/17</text:p>
          </table:table-cell>
          <table:table-cell table:style-name="ce43" table:formula="of:=IF(YEAR(NOW())&gt;YEAR([.D46]);DATE(YEAR([.D46]);12;31);NOW())" office:value-type="date" office:date-value="2017-09-13T18:09:04.12">
            <text:p>09/13/17</text:p>
          </table:table-cell>
          <table:table-cell table:style-name="ce45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1">
            <text:p>1</text:p>
          </table:table-cell>
          <table:table-cell table:style-name="ce49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54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6]=[.$B46];[Thong_Tin_Ngay_Nghi_201708.$C$3:.$C$66])+ SUMPRODUCT([Thong_Tin_Ngay_Nghi_201709.$B$3:.$B$65]=[.$B46];[Thong_Tin_Ngay_Nghi_201709.$C$3:.$C$65])" office:value-type="float" office:value="0.5">
            <text:p>0.5</text:p>
          </table:table-cell>
          <table:table-cell table:style-name="ce41" table:formula="of:=IF(DATE(YEAR([.E46]);MONTH([.E46]);DAY([.E46]))&lt;=DATE(YEAR([.E46]);3;31); [.C46]-[.G46] + [.F46]; IF([.G46]-[.C46]&lt;0;[.G46] + [.F46] -[.H46];[.F46]+[.C46]-[.H46]))" office:value-type="float" office:value="0.5">
            <text:p>0.5</text:p>
          </table:table-cell>
          <table:table-cell table:number-columns-repeated="2" table:style-name="ce41"/>
          <table:table-cell table:style-name="ce41" table:formula="of:=[.I46]+[.K46] +[.J46]" office:value-type="float" office:value="0.5">
            <text:p>0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1">
            <text:p>41</text:p>
          </table:table-cell>
          <table:table-cell table:style-name="ce36" office:value-type="string">
            <text:p>TienND</text:p>
          </table:table-cell>
          <table:table-cell table:style-name="ce41" office:value-type="float" office:value="4">
            <text:p>4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7]);DATE(YEAR([.D47]);12;31);NOW())" office:value-type="date" office:date-value="2017-09-13T18:09:04.12">
            <text:p>09/13/17</text:p>
          </table:table-cell>
          <table:table-cell table:style-name="ce45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49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4.5">
            <text:p>4.5</text:p>
          </table:table-cell>
          <table:table-cell table:style-name="ce54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6]=[.$B47];[Thong_Tin_Ngay_Nghi_201708.$C$3:.$C$66])+ SUMPRODUCT([Thong_Tin_Ngay_Nghi_201709.$B$3:.$B$65]=[.$B47];[Thong_Tin_Ngay_Nghi_201709.$C$3:.$C$65])" office:value-type="float" office:value="12">
            <text:p>12</text:p>
          </table:table-cell>
          <table:table-cell table:style-name="ce41" table:formula="of:=IF(DATE(YEAR([.E47]);MONTH([.E47]);DAY([.E47]))&lt;=DATE(YEAR([.E47]);3;31); [.C47]-[.G47] + [.F47]; IF([.G47]-[.C47]&lt;0;[.G47] + [.F47] -[.H47];[.F47]+[.C47]-[.H47]))" office:value-type="float" office:value="0">
            <text:p>0</text:p>
          </table:table-cell>
          <table:table-cell table:number-columns-repeated="2" table:style-name="ce41"/>
          <table:table-cell table:style-name="ce41" table:formula="of:=[.I47]+[.K47] +[.J47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41" office:value-type="float" office:value="2">
            <text:p>2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48]);DATE(YEAR([.D48]);12;31);NOW())" office:value-type="date" office:date-value="2017-09-13T18:09:04.13">
            <text:p>09/13/17</text:p>
          </table:table-cell>
          <table:table-cell table:style-name="ce45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49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8.5">
            <text:p>8.5</text:p>
          </table:table-cell>
          <table:table-cell table:style-name="ce54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6]=[.$B48];[Thong_Tin_Ngay_Nghi_201708.$C$3:.$C$66])+ SUMPRODUCT([Thong_Tin_Ngay_Nghi_201709.$B$3:.$B$65]=[.$B48];[Thong_Tin_Ngay_Nghi_201709.$C$3:.$C$65])" office:value-type="float" office:value="22.5">
            <text:p>22.5</text:p>
          </table:table-cell>
          <table:table-cell table:style-name="ce41" table:formula="of:=IF(DATE(YEAR([.E48]);MONTH([.E48]);DAY([.E48]))&lt;=DATE(YEAR([.E48]);3;31); [.C48]-[.G48] + [.F48]; IF([.G48]-[.C48]&lt;0;[.G48] + [.F48] -[.H48];[.F48]+[.C48]-[.H48]))" office:value-type="float" office:value="-12.5">
            <text:p>-12.5</text:p>
          </table:table-cell>
          <table:table-cell table:number-columns-repeated="2" table:style-name="ce41"/>
          <table:table-cell table:style-name="ce41" table:formula="of:=[.I48]+[.K48] +[.J48]" office:value-type="float" office:value="-12.5">
            <text:p>-12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3">
            <text:p>43</text:p>
          </table:table-cell>
          <table:table-cell table:style-name="ce36" office:value-type="string">
            <text:p>ThaoDTN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3-11">
            <text:p>03/11/17</text:p>
          </table:table-cell>
          <table:table-cell table:style-name="ce43" table:formula="of:=IF(YEAR(NOW())&gt;YEAR([.D49]);DATE(YEAR([.D49]);12;31);NOW())" office:value-type="date" office:date-value="2017-09-13T18:09:04.13">
            <text:p>09/13/17</text:p>
          </table:table-cell>
          <table:table-cell table:style-name="ce45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6">
            <text:p>6</text:p>
          </table:table-cell>
          <table:table-cell table:style-name="ce49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0">
            <text:p>0</text:p>
          </table:table-cell>
          <table:table-cell table:style-name="ce54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6]=[.$B49];[Thong_Tin_Ngay_Nghi_201708.$C$3:.$C$66])+ SUMPRODUCT([Thong_Tin_Ngay_Nghi_201709.$B$3:.$B$65]=[.$B49];[Thong_Tin_Ngay_Nghi_201709.$C$3:.$C$65])" office:value-type="float" office:value="2">
            <text:p>2</text:p>
          </table:table-cell>
          <table:table-cell table:style-name="ce41" table:formula="of:=IF(DATE(YEAR([.E49]);MONTH([.E49]);DAY([.E49]))&lt;=DATE(YEAR([.E49]);3;31); [.C49]-[.G49] + [.F49]; IF([.G49]-[.C49]&lt;0;[.G49] + [.F49] -[.H49];[.F49]+[.C49]-[.H49]))" office:value-type="float" office:value="4">
            <text:p>4</text:p>
          </table:table-cell>
          <table:table-cell table:number-columns-repeated="2" table:style-name="ce41"/>
          <table:table-cell table:style-name="ce41" table:formula="of:=[.I49]+[.K49] +[.J49]" office:value-type="float" office:value="4">
            <text:p>4</text:p>
          </table:table-cell>
          <table:table-cell table:style-name="ce55"/>
          <table:table-cell table:number-columns-repeated="1011"/>
        </table:table-row>
        <table:table-row table:style-name="ro11">
          <table:table-cell table:style-name="ce34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41" office:value-type="float" office:value="2.5">
            <text:p>2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0]);DATE(YEAR([.D50]);12;31);NOW())" office:value-type="date" office:date-value="2017-09-13T18:09:04.13">
            <text:p>09/13/17</text:p>
          </table:table-cell>
          <table:table-cell table:style-name="ce45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8">
            <text:p>8</text:p>
          </table:table-cell>
          <table:table-cell table:style-name="ce49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20.5">
            <text:p>20.5</text:p>
          </table:table-cell>
          <table:table-cell table:style-name="ce54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6]=[.$B50];[Thong_Tin_Ngay_Nghi_201708.$C$3:.$C$66])+ SUMPRODUCT([Thong_Tin_Ngay_Nghi_201709.$B$3:.$B$65]=[.$B50];[Thong_Tin_Ngay_Nghi_201709.$C$3:.$C$65])" office:value-type="float" office:value="28">
            <text:p>28</text:p>
          </table:table-cell>
          <table:table-cell table:style-name="ce41" table:formula="of:=IF(DATE(YEAR([.E50]);MONTH([.E50]);DAY([.E50]))&lt;=DATE(YEAR([.E50]);3;31); [.C50]-[.G50] + [.F50]; IF([.G50]-[.C50]&lt;0;[.G50] + [.F50] -[.H50];[.F50]+[.C50]-[.H50]))" office:value-type="float" office:value="-17.5">
            <text:p>-17.5</text:p>
          </table:table-cell>
          <table:table-cell table:style-name="ce41"/>
          <table:table-cell table:style-name="ce41" table:formula="of:=15" office:value-type="float" office:value="15">
            <text:p>15</text:p>
          </table:table-cell>
          <table:table-cell table:style-name="ce41" table:formula="of:=[.I50]+[.K50] +[.J50]" office:value-type="float" office:value="-2.5">
            <text:p>-2.5</text:p>
          </table:table-cell>
          <table:table-cell table:style-name="ce55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0">
          <table:table-cell table:style-name="ce34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4-24">
            <text:p>04/24/17</text:p>
          </table:table-cell>
          <table:table-cell table:style-name="ce43" table:formula="of:=IF(YEAR(NOW())&gt;YEAR([.D51]);DATE(YEAR([.D51]);12;31);NOW())" office:value-type="date" office:date-value="2017-09-13T18:09:04.13">
            <text:p>09/13/17</text:p>
          </table:table-cell>
          <table:table-cell table:style-name="ce45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4">
            <text:p>4</text:p>
          </table:table-cell>
          <table:table-cell table:style-name="ce49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0">
            <text:p>0</text:p>
          </table:table-cell>
          <table:table-cell table:style-name="ce54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6]=[.$B51];[Thong_Tin_Ngay_Nghi_201708.$C$3:.$C$66])+ SUMPRODUCT([Thong_Tin_Ngay_Nghi_201709.$B$3:.$B$65]=[.$B51];[Thong_Tin_Ngay_Nghi_201709.$C$3:.$C$65])" office:value-type="float" office:value="1.5">
            <text:p>1.5</text:p>
          </table:table-cell>
          <table:table-cell table:style-name="ce41" table:formula="of:=IF(DATE(YEAR([.E51]);MONTH([.E51]);DAY([.E51]))&lt;=DATE(YEAR([.E51]);3;31); [.C51]-[.G51] + [.F51]; IF([.G51]-[.C51]&lt;0;[.G51] + [.F51] -[.H51];[.F51]+[.C51]-[.H51]))" office:value-type="float" office:value="2.5">
            <text:p>2.5</text:p>
          </table:table-cell>
          <table:table-cell table:style-name="ce41"/>
          <table:table-cell table:style-name="ce41" table:formula="of:=0.5+1" office:value-type="float" office:value="1.5">
            <text:p>1.5</text:p>
          </table:table-cell>
          <table:table-cell table:style-name="ce41" table:formula="of:=[.I51]+[.K51] +[.J51]" office:value-type="float" office:value="4">
            <text:p>4</text:p>
          </table:table-cell>
          <table:table-cell table:style-name="ce55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34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41" office:value-type="float" office:value="0">
            <text:p>0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2]);DATE(YEAR([.D52]);12;31);NOW())" office:value-type="date" office:date-value="2017-09-13T18:09:04.14">
            <text:p>09/13/17</text:p>
          </table:table-cell>
          <table:table-cell table:style-name="ce45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8">
            <text:p>8</text:p>
          </table:table-cell>
          <table:table-cell table:style-name="ce49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9.5">
            <text:p>9.5</text:p>
          </table:table-cell>
          <table:table-cell table:style-name="ce54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6]=[.$B52];[Thong_Tin_Ngay_Nghi_201708.$C$3:.$C$66])+ SUMPRODUCT([Thong_Tin_Ngay_Nghi_201709.$B$3:.$B$65]=[.$B52];[Thong_Tin_Ngay_Nghi_201709.$C$3:.$C$65])" office:value-type="float" office:value="26">
            <text:p>26</text:p>
          </table:table-cell>
          <table:table-cell table:style-name="ce41" table:formula="of:=IF(DATE(YEAR([.E52]);MONTH([.E52]);DAY([.E52]))&lt;=DATE(YEAR([.E52]);3;31); [.C52]-[.G52] + [.F52]; IF([.G52]-[.C52]&lt;0;[.G52] + [.F52] -[.H52];[.F52]+[.C52]-[.H52]))" office:value-type="float" office:value="-18">
            <text:p>-18</text:p>
          </table:table-cell>
          <table:table-cell table:number-columns-repeated="2" table:style-name="ce41"/>
          <table:table-cell table:style-name="ce41" table:formula="of:=[.I52]+[.K52] +[.J52]" office:value-type="float" office:value="-18">
            <text:p>-18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7">
            <text:p>47</text:p>
          </table:table-cell>
          <table:table-cell table:style-name="ce36" office:value-type="string">
            <text:p>TruyenLVC</text:p>
          </table:table-cell>
          <table:table-cell table:style-name="ce41" office:value-type="float" office:value="4.5">
            <text:p>4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3]);DATE(YEAR([.D53]);12;31);NOW())" office:value-type="date" office:date-value="2017-09-13T18:09:04.14">
            <text:p>09/13/17</text:p>
          </table:table-cell>
          <table:table-cell table:style-name="ce45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8">
            <text:p>8</text:p>
          </table:table-cell>
          <table:table-cell table:style-name="ce49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3">
            <text:p>3</text:p>
          </table:table-cell>
          <table:table-cell table:style-name="ce54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6]=[.$B53];[Thong_Tin_Ngay_Nghi_201708.$C$3:.$C$66])+ SUMPRODUCT([Thong_Tin_Ngay_Nghi_201709.$B$3:.$B$65]=[.$B53];[Thong_Tin_Ngay_Nghi_201709.$C$3:.$C$65])" office:value-type="float" office:value="6.5">
            <text:p>6.5</text:p>
          </table:table-cell>
          <table:table-cell table:style-name="ce41" table:formula="of:=IF(DATE(YEAR([.E53]);MONTH([.E53]);DAY([.E53]))&lt;=DATE(YEAR([.E53]);3;31); [.C53]-[.G53] + [.F53]; IF([.G53]-[.C53]&lt;0;[.G53] + [.F53] -[.H53];[.F53]+[.C53]-[.H53]))" office:value-type="float" office:value="4.5">
            <text:p>4.5</text:p>
          </table:table-cell>
          <table:table-cell table:number-columns-repeated="2" table:style-name="ce41"/>
          <table:table-cell table:style-name="ce41" table:formula="of:=[.I53]+[.K53] +[.J53]" office:value-type="float" office:value="4.5">
            <text:p>4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8">
            <text:p>48</text:p>
          </table:table-cell>
          <table:table-cell table:style-name="ce38" office:value-type="string">
            <text:p>TuanTQP</text:p>
          </table:table-cell>
          <table:table-cell table:style-name="ce41"/>
          <table:table-cell table:style-name="ce43" office:value-type="date" office:date-value="2017-08-01">
            <text:p>08/01/17</text:p>
          </table:table-cell>
          <table:table-cell table:style-name="ce43" table:formula="of:=IF(YEAR(NOW())&gt;YEAR([.D54]);DATE(YEAR([.D54]);12;31);NOW())" office:value-type="date" office:date-value="2017-09-13T18:09:04.14">
            <text:p>09/13/17</text:p>
          </table:table-cell>
          <table:table-cell table:style-name="ce45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">
            <text:p>1</text:p>
          </table:table-cell>
          <table:table-cell table:style-name="ce49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0">
            <text:p>0</text:p>
          </table:table-cell>
          <table:table-cell table:style-name="ce54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6]=[.$B54];[Thong_Tin_Ngay_Nghi_201708.$C$3:.$C$66])+ SUMPRODUCT([Thong_Tin_Ngay_Nghi_201709.$B$3:.$B$65]=[.$B54];[Thong_Tin_Ngay_Nghi_201709.$C$3:.$C$65])" office:value-type="float" office:value="1">
            <text:p>1</text:p>
          </table:table-cell>
          <table:table-cell table:style-name="ce41" table:formula="of:=IF(DATE(YEAR([.E54]);MONTH([.E54]);DAY([.E54]))&lt;=DATE(YEAR([.E54]);3;31); [.C54]-[.G54] + [.F54]; IF([.G54]-[.C54]&lt;0;[.G54] + [.F54] -[.H54];[.F54]+[.C54]-[.H54]))" office:value-type="float" office:value="0">
            <text:p>0</text:p>
          </table:table-cell>
          <table:table-cell table:number-columns-repeated="2" table:style-name="ce41"/>
          <table:table-cell table:style-name="ce41" table:formula="of:=[.I54]+[.K54] +[.J54]" office:value-type="float" office:value="0">
            <text:p>0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49">
            <text:p>49</text:p>
          </table:table-cell>
          <table:table-cell table:style-name="ce36" office:value-type="string">
            <text:p>VietBA</text:p>
          </table:table-cell>
          <table:table-cell table:style-name="ce41" office:value-type="float" office:value="7">
            <text:p>7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5]);DATE(YEAR([.D55]);12;31);NOW())" office:value-type="date" office:date-value="2017-09-13T18:09:04.14">
            <text:p>09/13/17</text:p>
          </table:table-cell>
          <table:table-cell table:style-name="ce45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8">
            <text:p>8</text:p>
          </table:table-cell>
          <table:table-cell table:style-name="ce49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6]=[.$B55];[Thong_Tin_Ngay_Nghi_201708.$C$3:.$C$66])+ SUMPRODUCT([Thong_Tin_Ngay_Nghi_201709.$B$3:.$B$65]=[.$B55];[Thong_Tin_Ngay_Nghi_201709.$C$3:.$C$65])" office:value-type="float" office:value="16">
            <text:p>16</text:p>
          </table:table-cell>
          <table:table-cell table:style-name="ce41" table:formula="of:=IF(DATE(YEAR([.E55]);MONTH([.E55]);DAY([.E55]))&lt;=DATE(YEAR([.E55]);3;31); [.C55]-[.G55] + [.F55]; IF([.G55]-[.C55]&lt;0;[.G55] + [.F55] -[.H55];[.F55]+[.C55]-[.H55]))" office:value-type="float" office:value="-1.5">
            <text:p>-1.5</text:p>
          </table:table-cell>
          <table:table-cell table:number-columns-repeated="2" table:style-name="ce41"/>
          <table:table-cell table:style-name="ce41" table:formula="of:=[.I55]+[.K55] +[.J55]" office:value-type="float" office:value="-1.5">
            <text:p>-1.5</text:p>
          </table:table-cell>
          <table:table-cell table:style-name="ce55"/>
          <table:table-cell table:number-columns-repeated="1011"/>
        </table:table-row>
        <table:table-row table:style-name="ro9">
          <table:table-cell table:style-name="ce34" office:value-type="float" office:value="50">
            <text:p>50</text:p>
          </table:table-cell>
          <table:table-cell table:style-name="ce39" office:value-type="string">
            <text:p>VinhP</text:p>
          </table:table-cell>
          <table:table-cell table:style-name="ce36" office:value-type="float" office:value="0.5">
            <text:p>0.5</text:p>
          </table:table-cell>
          <table:table-cell table:style-name="ce43" office:value-type="date" office:date-value="2017-01-01">
            <text:p>01/01/17</text:p>
          </table:table-cell>
          <table:table-cell table:style-name="ce43" table:formula="of:=IF(YEAR(NOW())&gt;YEAR([.D56]);DATE(YEAR([.D56]);12;31);NOW())" office:value-type="date" office:date-value="2017-09-13T18:09:04.14">
            <text:p>09/13/17</text:p>
          </table:table-cell>
          <table:table-cell table:style-name="ce45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8">
            <text:p>8</text:p>
          </table:table-cell>
          <table:table-cell table:style-name="ce49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6.5">
            <text:p>6.5</text:p>
          </table:table-cell>
          <table:table-cell table:style-name="ce54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2]=[.$B56];[Thong_Tin_Ngay_Nghi_201705.$C$3:.$C$62]) + SUMPRODUCT([Thong_Tin_Ngay_Nghi_201706.$B$3:.$B$64]=[.$B56];[Thong_Tin_Ngay_Nghi_201706.$C$3:.$C$64]) + SUMPRODUCT([Thong_Tin_Ngay_Nghi_201707.$B$3:.$B$66]=[.$B56];[Thong_Tin_Ngay_Nghi_201707.$C$3:.$C$66]) + SUMPRODUCT([Thong_Tin_Ngay_Nghi_201708.$B$3:.$B$66]=[.$B56];[Thong_Tin_Ngay_Nghi_201708.$C$3:.$C$66])+ SUMPRODUCT([Thong_Tin_Ngay_Nghi_201709.$B$3:.$B$65]=[.$B56];[Thong_Tin_Ngay_Nghi_201709.$C$3:.$C$65])" office:value-type="float" office:value="9.5">
            <text:p>9.5</text:p>
          </table:table-cell>
          <table:table-cell table:style-name="ce41" table:formula="of:=IF(DATE(YEAR([.E56]);MONTH([.E56]);DAY([.E56]))&lt;=DATE(YEAR([.E56]);3;31); [.C56]-[.G56] + [.F56]; IF([.G56]-[.C56]&lt;0;[.G56] + [.F56] -[.H56];[.F56]+[.C56]-[.H56]))" office:value-type="float" office:value="-1">
            <text:p>-1</text:p>
          </table:table-cell>
          <table:table-cell table:number-columns-repeated="2" table:style-name="ce41"/>
          <table:table-cell table:style-name="ce41" table:formula="of:=[.I56]+[.K56] +[.J56]" office:value-type="float" office:value="-1">
            <text:p>-1</text:p>
          </table:table-cell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69"/>
        <table:table-column table:style-name="co26" table:number-columns-repeated="7" table:default-cell-style-name="ce69"/>
        <table:table-column table:style-name="co25" table:number-columns-repeated="16" table:default-cell-style-name="ce69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64" table:number-columns-repeated="8"/>
          <table:table-cell table:style-name="ce72" office:value-type="string" table:number-columns-spanned="2" table:number-rows-spanned="1">
            <text:p>Month</text:p>
          </table:table-cell>
          <table:covered-table-cell table:style-name="ce73"/>
          <table:table-cell table:style-name="ce74" table:content-validation-name="val1" office:value-type="float" office:value="1" table:number-columns-spanned="2" table:number-rows-spanned="1">
            <text:p>1</text:p>
          </table:table-cell>
          <table:covered-table-cell table:style-name="ce73"/>
          <table:table-cell table:style-name="ce72" office:value-type="string" table:number-columns-spanned="2" table:number-rows-spanned="1">
            <text:p>Year</text:p>
          </table:table-cell>
          <table:covered-table-cell table:style-name="ce73"/>
          <table:table-cell table:style-name="ce72" office:value-type="float" office:value="2017" table:number-columns-spanned="2" table:number-rows-spanned="1">
            <text:p>2017</text:p>
          </table:table-cell>
          <table:covered-table-cell table:style-name="ce75"/>
          <table:table-cell table:style-name="ce64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65" table:formula="of:=DATE([.$R$1];[.N1];1)" office:value-type="date" office:date-value="2017-01-01">
            <text:p>01</text:p>
          </table:table-cell>
          <table:table-cell table:style-name="ce65" table:formula="of:=[.D2]+1" office:value-type="date" office:date-value="2017-01-02">
            <text:p>02</text:p>
          </table:table-cell>
          <table:table-cell table:style-name="ce65" table:formula="of:=[.E2]+1" office:value-type="date" office:date-value="2017-01-03">
            <text:p>03</text:p>
          </table:table-cell>
          <table:table-cell table:style-name="ce65" table:formula="of:=[.F2]+1" office:value-type="date" office:date-value="2017-01-04">
            <text:p>04</text:p>
          </table:table-cell>
          <table:table-cell table:style-name="ce65" table:formula="of:=[.G2]+1" office:value-type="date" office:date-value="2017-01-05">
            <text:p>05</text:p>
          </table:table-cell>
          <table:table-cell table:style-name="ce65" table:formula="of:=[.H2]+1" office:value-type="date" office:date-value="2017-01-06">
            <text:p>06</text:p>
          </table:table-cell>
          <table:table-cell table:style-name="ce65" table:formula="of:=[.I2]+1" office:value-type="date" office:date-value="2017-01-07">
            <text:p>07</text:p>
          </table:table-cell>
          <table:table-cell table:style-name="ce65" table:formula="of:=[.J2]+1" office:value-type="date" office:date-value="2017-01-08">
            <text:p>08</text:p>
          </table:table-cell>
          <table:table-cell table:style-name="ce65" table:formula="of:=[.K2]+1" office:value-type="date" office:date-value="2017-01-09">
            <text:p>09</text:p>
          </table:table-cell>
          <table:table-cell table:style-name="ce65" table:formula="of:=[.L2]+1" office:value-type="date" office:date-value="2017-01-10">
            <text:p>10</text:p>
          </table:table-cell>
          <table:table-cell table:style-name="ce65" table:formula="of:=[.M2]+1" office:value-type="date" office:date-value="2017-01-11">
            <text:p>11</text:p>
          </table:table-cell>
          <table:table-cell table:style-name="ce65" table:formula="of:=[.N2]+1" office:value-type="date" office:date-value="2017-01-12">
            <text:p>12</text:p>
          </table:table-cell>
          <table:table-cell table:style-name="ce65" table:formula="of:=[.O2]+1" office:value-type="date" office:date-value="2017-01-13">
            <text:p>13</text:p>
          </table:table-cell>
          <table:table-cell table:style-name="ce65" table:formula="of:=[.P2]+1" office:value-type="date" office:date-value="2017-01-14">
            <text:p>14</text:p>
          </table:table-cell>
          <table:table-cell table:style-name="ce65" table:formula="of:=[.Q2]+1" office:value-type="date" office:date-value="2017-01-15">
            <text:p>15</text:p>
          </table:table-cell>
          <table:table-cell table:style-name="ce65" table:formula="of:=[.R2]+1" office:value-type="date" office:date-value="2017-01-16">
            <text:p>16</text:p>
          </table:table-cell>
          <table:table-cell table:style-name="ce65" table:formula="of:=[.S2]+1" office:value-type="date" office:date-value="2017-01-17">
            <text:p>17</text:p>
          </table:table-cell>
          <table:table-cell table:style-name="ce65" table:formula="of:=[.T2]+1" office:value-type="date" office:date-value="2017-01-18">
            <text:p>18</text:p>
          </table:table-cell>
          <table:table-cell table:style-name="ce65" table:formula="of:=[.U2]+1" office:value-type="date" office:date-value="2017-01-19">
            <text:p>19</text:p>
          </table:table-cell>
          <table:table-cell table:style-name="ce65" table:formula="of:=[.V2]+1" office:value-type="date" office:date-value="2017-01-20">
            <text:p>20</text:p>
          </table:table-cell>
          <table:table-cell table:style-name="ce65" table:formula="of:=[.W2]+1" office:value-type="date" office:date-value="2017-01-21">
            <text:p>21</text:p>
          </table:table-cell>
          <table:table-cell table:style-name="ce65" table:formula="of:=[.X2]+1" office:value-type="date" office:date-value="2017-01-22">
            <text:p>22</text:p>
          </table:table-cell>
          <table:table-cell table:style-name="ce65" table:formula="of:=[.Y2]+1" office:value-type="date" office:date-value="2017-01-23">
            <text:p>23</text:p>
          </table:table-cell>
          <table:table-cell table:style-name="ce65" table:formula="of:=[.Z2]+1" office:value-type="date" office:date-value="2017-01-24">
            <text:p>24</text:p>
          </table:table-cell>
          <table:table-cell table:style-name="ce65" table:formula="of:=[.AA2]+1" office:value-type="date" office:date-value="2017-01-25">
            <text:p>25</text:p>
          </table:table-cell>
          <table:table-cell table:style-name="ce65" table:formula="of:=[.AB2]+1" office:value-type="date" office:date-value="2017-01-26">
            <text:p>26</text:p>
          </table:table-cell>
          <table:table-cell table:style-name="ce65" table:formula="of:=[.AC2]+1" office:value-type="date" office:date-value="2017-01-27">
            <text:p>27</text:p>
          </table:table-cell>
          <table:table-cell table:style-name="ce65" table:formula="of:=[.AD2]+1" office:value-type="date" office:date-value="2017-01-28">
            <text:p>28</text:p>
          </table:table-cell>
          <table:table-cell table:style-name="ce65" table:formula="of:=[.AE2]+1" office:value-type="date" office:date-value="2017-01-29">
            <text:p>29</text:p>
          </table:table-cell>
          <table:table-cell table:style-name="ce65" table:formula="of:=[.AF2]+1" office:value-type="date" office:date-value="2017-01-30">
            <text:p>30</text:p>
          </table:table-cell>
          <table:table-cell table:style-name="ce65" table:formula="of:=[.AG2]+1" office:value-type="date" office:date-value="2017-01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63" table:formula="of:=SUM([.D4:.AH4])" office:value-type="float" office:value="1">
            <text:p>1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63" table:formula="of:=SUM([.D5:.AH5])" office:value-type="float" office:value="4.5">
            <text:p>4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67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63" table:formula="of:=SUM([.D6:.AH6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3" table:formula="of:=SUM([.D7:.AH7])" office:value-type="float" office:value="4">
            <text:p>4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63" table:formula="of:=SUM([.D8:.AH8])" office:value-type="float" office:value="3">
            <text:p>3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63" table:formula="of:=SUM([.D9:.AH9])" office:value-type="float" office:value="3">
            <text:p>3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63" table:formula="of:=SUM([.D10:.AH10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63" table:formula="of:=SUM([.D11:.AH11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/>
          <table:table-cell table:style-name="ce77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7" office:value-type="string">
            <text:p>HaTT</text:p>
          </table:table-cell>
          <table:table-cell table:style-name="ce63" table:formula="of:=SUM([.D12:.AH12])" office:value-type="float" office:value="3">
            <text:p>3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63" table:formula="of:=SUM([.D13:.AH13])" office:value-type="float" office:value="1.5">
            <text:p>1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67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63" table:formula="of:=SUM([.D14:.AH14])" office:value-type="float" office:value="3.5">
            <text:p>3.5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text:p>1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63" table:formula="of:=SUM([.D15:.AH15])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ungLV</text:p>
          </table:table-cell>
          <table:table-cell table:style-name="ce63" table:formula="of:=SUM([.D16:.AH16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NC</text:p>
          </table:table-cell>
          <table:table-cell table:style-name="ce63" table:formula="of:=SUM([.D17:.AH17])" office:value-type="float" office:value="2">
            <text:p>2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PN</text:p>
          </table:table-cell>
          <table:table-cell table:style-name="ce63" table:formula="of:=SUM([.D18:.AH18])" office:value-type="float" office:value="1"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yDH</text:p>
          </table:table-cell>
          <table:table-cell table:style-name="ce63" table:formula="of:=SUM([.D19:.AH19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NG</text:p>
          </table:table-cell>
          <table:table-cell table:style-name="ce63" table:formula="of:=SUM([.D20:.AH20])" office:value-type="float" office:value="1.5">
            <text:p>1.5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KhaiLV</text:p>
          </table:table-cell>
          <table:table-cell table:style-name="ce63" table:formula="of:=SUM([.D21:.AH21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ngNHH</text:p>
          </table:table-cell>
          <table:table-cell table:style-name="ce63" table:formula="of:=SUM([.D22:.AH22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ienPT</text:p>
          </table:table-cell>
          <table:table-cell table:style-name="ce63" table:formula="of:=SUM([.D23:.AH23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tNVT</text:p>
          </table:table-cell>
          <table:table-cell table:style-name="ce63" table:formula="of:=SUM([.D24:.AH24])" office:value-type="float" office:value="3.5">
            <text:p>3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LinhBT</text:p>
          </table:table-cell>
          <table:table-cell table:style-name="ce63" table:formula="of:=SUM([.D25:.AH25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MaiLT</text:p>
          </table:table-cell>
          <table:table-cell table:style-name="ce63" table:formula="of:=SUM([.D26:.AH26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67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67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NTT</text:p>
          </table:table-cell>
          <table:table-cell table:style-name="ce63" table:formula="of:=SUM([.D27:.AH27])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nhNB</text:p>
          </table:table-cell>
          <table:table-cell table:style-name="ce63" table:formula="of:=SUM([.D28:.AH28])" office:value-type="float" office:value="3">
            <text:p>3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NamTH</text:p>
          </table:table-cell>
          <table:table-cell table:style-name="ce63" table:formula="of:=SUM([.D29:.AH29])" office:value-type="float" office:value="0.5">
            <text:p>0.5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V</text:p>
          </table:table-cell>
          <table:table-cell table:style-name="ce63" table:formula="of:=SUM([.D30:.AH30])" office:value-type="float" office:value="1.5">
            <text:p>1.5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gaTN</text:p>
          </table:table-cell>
          <table:table-cell table:style-name="ce63" table:formula="of:=SUM([.D31:.AH31])" office:value-type="float" office:value="3.5">
            <text:p>3.5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hanHTH</text:p>
          </table:table-cell>
          <table:table-cell table:style-name="ce63" table:formula="of:=SUM([.D32:.AH32])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NM</text:p>
          </table:table-cell>
          <table:table-cell table:style-name="ce63" table:formula="of:=SUM([.D33:.AH33])" office:value-type="float" office:value="1">
            <text:p>1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ungHTH</text:p>
          </table:table-cell>
          <table:table-cell table:style-name="ce63" table:formula="of:=SUM([.D34:.AH34])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PHQ</text:p>
          </table:table-cell>
          <table:table-cell table:style-name="ce63" table:formula="of:=SUM([.D35:.AH35])" office:value-type="float" office:value="2">
            <text:p>2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62" office:value-type="string">
            <text:p>PhuongTH</text:p>
          </table:table-cell>
          <table:table-cell table:style-name="ce63" table:formula="of:=SUM([.D36:.AH36])" office:value-type="float" office:value="6">
            <text:p>6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PhongTH</text:p>
          </table:table-cell>
          <table:table-cell table:style-name="ce63" table:formula="of:=SUM([.D37:.AH37])" office:value-type="float" office:value="0.5">
            <text:p>0.5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TienND</text:p>
          </table:table-cell>
          <table:table-cell table:style-name="ce63" table:formula="of:=SUM([.D38:.AH38])" office:value-type="float" office:value="1.5">
            <text:p>1.5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table:number-columns-repeated="2"/>
          <table:table-cell table:number-columns-repeated="2" table:style-name="ce67" office:value-type="float" office:value="0">
            <text:p>0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hamDT</text:p>
          </table:table-cell>
          <table:table-cell table:style-name="ce63" table:formula="of:=SUM([.D39:.AH39])" office:value-type="float" office:value="4.5">
            <text:p>4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67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inhT</text:p>
          </table:table-cell>
          <table:table-cell table:style-name="ce63" table:formula="of:=SUM([.D40:.AH40])" office:value-type="float" office:value="3">
            <text:p>3</text:p>
          </table:table-cell>
          <table:table-cell table:style-name="ce67" table:number-columns-repeated="2"/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oaiVK</text:p>
          </table:table-cell>
          <table:table-cell table:style-name="ce63" table:formula="of:=SUM([.D41:.AH41])" office:value-type="float" office:value="3.5">
            <text:p>3.5</text:p>
          </table:table-cell>
          <table:table-cell table:style-name="ce67" table:number-columns-repeated="2"/>
          <table:table-cell table:style-name="ce67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uyLTT</text:p>
          </table:table-cell>
          <table:table-cell table:style-name="ce63" table:formula="of:=SUM([.D42:.AH42])" office:value-type="float" office:value="2.5">
            <text:p>2.5</text:p>
          </table:table-cell>
          <table:table-cell table:style-name="ce67" table:number-columns-repeated="2"/>
          <table:table-cell table:style-name="ce67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67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67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ruyenLVC</text:p>
          </table:table-cell>
          <table:table-cell table:style-name="ce63" table:formula="of:=SUM([.D43:.AH43])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67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67" table:number-columns-repeated="2"/>
          <table:table-cell table:style-name="ce67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62" office:value-type="string">
            <text:p>VietBA</text:p>
          </table:table-cell>
          <table:table-cell table:style-name="ce63" table:formula="of:=SUM([.D44:.AH44])" office:value-type="float" office:value="6.5">
            <text:p>6.5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67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67" office:value-type="float" office:value="0">
            <text:p>0</text:p>
          </table:table-cell>
          <table:table-cell table:style-name="ce67" table:number-columns-repeated="2"/>
          <table:table-cell table:number-columns-repeated="3" table:style-name="ce67" office:value-type="float" office:value="0">
            <text:p>0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VinhP</text:p>
          </table:table-cell>
          <table:table-cell table:style-name="ce63" table:formula="of:=SUM([.D45:.AH45])" office:value-type="float" office:value="3.5">
            <text:p>3.5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number-columns-repeated="5" table:style-name="ce67" office:value-type="float" office:value="0">
            <text:p>0</text:p>
          </table:table-cell>
          <table:table-cell table:style-name="ce67" table:number-columns-repeated="2"/>
          <table:table-cell table:style-name="ce67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67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7" table:number-columns-repeated="2"/>
          <table:table-cell table:style-name="ce67" table:number-columns-repeated="4"/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6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68" table:number-columns-repeated="4"/>
          <table:table-cell table:style-name="ce70"/>
          <table:table-cell table:style-name="ce68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6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68" table:number-columns-repeated="4"/>
          <table:table-cell table:style-name="ce71" table:number-columns-repeated="7"/>
          <table:table-cell table:style-name="ce68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68" table:number-columns-repeated="31"/>
          <table:table-cell table:style-name="ce35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6"/>
        <table:table-column table:style-name="co26" table:number-columns-repeated="7" table:default-cell-style-name="ce86"/>
        <table:table-column table:style-name="co25" table:number-columns-repeated="13" table:default-cell-style-name="ce86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81" table:number-columns-repeated="8"/>
          <table:table-cell table:style-name="ce89" office:value-type="string" table:number-columns-spanned="2" table:number-rows-spanned="1">
            <text:p>Month</text:p>
          </table:table-cell>
          <table:covered-table-cell table:style-name="ce90"/>
          <table:table-cell table:style-name="ce91" table:content-validation-name="val1" office:value-type="float" office:value="2" table:number-columns-spanned="2" table:number-rows-spanned="1">
            <text:p>2</text:p>
          </table:table-cell>
          <table:covered-table-cell table:style-name="ce90"/>
          <table:table-cell table:style-name="ce89" office:value-type="string" table:number-columns-spanned="2" table:number-rows-spanned="1">
            <text:p>Year</text:p>
          </table:table-cell>
          <table:covered-table-cell table:style-name="ce90"/>
          <table:table-cell table:style-name="ce89" office:value-type="float" office:value="2017" table:number-columns-spanned="2" table:number-rows-spanned="1">
            <text:p>2017</text:p>
          </table:table-cell>
          <table:covered-table-cell table:style-name="ce92"/>
          <table:table-cell table:style-name="ce81" table:number-columns-repeated="12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82" table:formula="of:=DATE([.$R$1];[.N1];1)" office:value-type="date" office:date-value="2017-02-01">
            <text:p>01</text:p>
          </table:table-cell>
          <table:table-cell table:style-name="ce82" table:formula="of:=[.D2]+1" office:value-type="date" office:date-value="2017-02-02">
            <text:p>02</text:p>
          </table:table-cell>
          <table:table-cell table:style-name="ce82" table:formula="of:=[.E2]+1" office:value-type="date" office:date-value="2017-02-03">
            <text:p>03</text:p>
          </table:table-cell>
          <table:table-cell table:style-name="ce82" table:formula="of:=[.F2]+1" office:value-type="date" office:date-value="2017-02-04">
            <text:p>04</text:p>
          </table:table-cell>
          <table:table-cell table:style-name="ce82" table:formula="of:=[.G2]+1" office:value-type="date" office:date-value="2017-02-05">
            <text:p>05</text:p>
          </table:table-cell>
          <table:table-cell table:style-name="ce82" table:formula="of:=[.H2]+1" office:value-type="date" office:date-value="2017-02-06">
            <text:p>06</text:p>
          </table:table-cell>
          <table:table-cell table:style-name="ce82" table:formula="of:=[.I2]+1" office:value-type="date" office:date-value="2017-02-07">
            <text:p>07</text:p>
          </table:table-cell>
          <table:table-cell table:style-name="ce82" table:formula="of:=[.J2]+1" office:value-type="date" office:date-value="2017-02-08">
            <text:p>08</text:p>
          </table:table-cell>
          <table:table-cell table:style-name="ce82" table:formula="of:=[.K2]+1" office:value-type="date" office:date-value="2017-02-09">
            <text:p>09</text:p>
          </table:table-cell>
          <table:table-cell table:style-name="ce82" table:formula="of:=[.L2]+1" office:value-type="date" office:date-value="2017-02-10">
            <text:p>10</text:p>
          </table:table-cell>
          <table:table-cell table:style-name="ce82" table:formula="of:=[.M2]+1" office:value-type="date" office:date-value="2017-02-11">
            <text:p>11</text:p>
          </table:table-cell>
          <table:table-cell table:style-name="ce82" table:formula="of:=[.N2]+1" office:value-type="date" office:date-value="2017-02-12">
            <text:p>12</text:p>
          </table:table-cell>
          <table:table-cell table:style-name="ce82" table:formula="of:=[.O2]+1" office:value-type="date" office:date-value="2017-02-13">
            <text:p>13</text:p>
          </table:table-cell>
          <table:table-cell table:style-name="ce82" table:formula="of:=[.P2]+1" office:value-type="date" office:date-value="2017-02-14">
            <text:p>14</text:p>
          </table:table-cell>
          <table:table-cell table:style-name="ce82" table:formula="of:=[.Q2]+1" office:value-type="date" office:date-value="2017-02-15">
            <text:p>15</text:p>
          </table:table-cell>
          <table:table-cell table:style-name="ce82" table:formula="of:=[.R2]+1" office:value-type="date" office:date-value="2017-02-16">
            <text:p>16</text:p>
          </table:table-cell>
          <table:table-cell table:style-name="ce82" table:formula="of:=[.S2]+1" office:value-type="date" office:date-value="2017-02-17">
            <text:p>17</text:p>
          </table:table-cell>
          <table:table-cell table:style-name="ce82" table:formula="of:=[.T2]+1" office:value-type="date" office:date-value="2017-02-18">
            <text:p>18</text:p>
          </table:table-cell>
          <table:table-cell table:style-name="ce82" table:formula="of:=[.U2]+1" office:value-type="date" office:date-value="2017-02-19">
            <text:p>19</text:p>
          </table:table-cell>
          <table:table-cell table:style-name="ce82" table:formula="of:=[.V2]+1" office:value-type="date" office:date-value="2017-02-20">
            <text:p>20</text:p>
          </table:table-cell>
          <table:table-cell table:style-name="ce82" table:formula="of:=[.W2]+1" office:value-type="date" office:date-value="2017-02-21">
            <text:p>21</text:p>
          </table:table-cell>
          <table:table-cell table:style-name="ce82" table:formula="of:=[.X2]+1" office:value-type="date" office:date-value="2017-02-22">
            <text:p>22</text:p>
          </table:table-cell>
          <table:table-cell table:style-name="ce82" table:formula="of:=[.Y2]+1" office:value-type="date" office:date-value="2017-02-23">
            <text:p>23</text:p>
          </table:table-cell>
          <table:table-cell table:style-name="ce82" table:formula="of:=[.Z2]+1" office:value-type="date" office:date-value="2017-02-24">
            <text:p>24</text:p>
          </table:table-cell>
          <table:table-cell table:style-name="ce82" table:formula="of:=[.AA2]+1" office:value-type="date" office:date-value="2017-02-25">
            <text:p>25</text:p>
          </table:table-cell>
          <table:table-cell table:style-name="ce82" table:formula="of:=[.AB2]+1" office:value-type="date" office:date-value="2017-02-26">
            <text:p>26</text:p>
          </table:table-cell>
          <table:table-cell table:style-name="ce82" table:formula="of:=[.AC2]+1" office:value-type="date" office:date-value="2017-02-27">
            <text:p>27</text:p>
          </table:table-cell>
          <table:table-cell table:style-name="ce82" table:formula="of:=[.AD2]+1" office:value-type="date" office:date-value="2017-02-28">
            <text:p>28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83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80" table:formula="of:=SUM([.D4:.AE4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80" table:formula="of:=SUM([.D5:.AE5])" office:value-type="float" office:value="1.5">
            <text:p>1.5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80" table:formula="of:=SUM([.D6:.AE6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80" table:formula="of:=SUM([.D7:.AE7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80" table:formula="of:=SUM([.D8:.AE8])" office:value-type="float" office:value="4.5">
            <text:p>4.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4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80" table:formula="of:=SUM([.D9:.AE9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80" table:formula="of:=SUM([.D10:.AE10])" office:value-type="float" office:value="5.5">
            <text:p>5.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4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4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/>
          <table:table-cell table:style-name="ce93"/>
          <table:table-cell table:style-name="ce84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80" table:formula="of:=SUM([.D11:.AE11])" office:value-type="float" office:value="4">
            <text:p>4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7" office:value-type="string">
            <text:p>HaTT</text:p>
          </table:table-cell>
          <table:table-cell table:style-name="ce80" table:formula="of:=SUM([.D12:.AE12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80" table:formula="of:=SUM([.D13:.AE13])" office:value-type="float" office:value="1">
            <text:p>1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80" table:formula="of:=SUM([.D14:.AE14])" office:value-type="float" office:value="3.5">
            <text:p>3.5</text:p>
          </table:table-cell>
          <table:table-cell table:style-name="ce84"/>
          <table:table-cell table:number-columns-repeated="2" table:style-name="ce84" office:value-type="float" office:value="1">
            <text:p>1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80" table:formula="of:=SUM([.D15:.AE15])" office:value-type="float" office:value="1">
            <text:p>1</text:p>
          </table:table-cell>
          <table:table-cell table:style-name="ce84"/>
          <table:table-cell table:style-name="ce84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80" table:formula="of:=SUM([.D16:.AE16])" office:value-type="float" office:value="0">
            <text:p>0</text:p>
          </table:table-cell>
          <table:table-cell table:style-name="ce84" table:number-columns-repeated="5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80" table:formula="of:=SUM([.D17:.AE17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80" table:formula="of:=SUM([.D18:.AE18])" office:value-type="float" office:value="1">
            <text:p>1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80" table:formula="of:=SUM([.D19:.AE19])" office:value-type="float" office:value="5">
            <text:p>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80" table:formula="of:=SUM([.D20:.AE20])" office:value-type="float" office:value="0.5">
            <text:p>0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80" table:formula="of:=SUM([.D21:.AE21])" office:value-type="float" office:value="2.5">
            <text:p>2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84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80" table:formula="of:=SUM([.D22:.AE22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80" table:formula="of:=SUM([.D23:.AE23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80" table:formula="of:=SUM([.D24:.AE24])" office:value-type="float" office:value="5">
            <text:p>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80" table:formula="of:=SUM([.D25:.AE25])" office:value-type="float" office:value="3">
            <text:p>3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80" table:formula="of:=SUM([.D26:.AE26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80" table:formula="of:=SUM([.D27:.AE27])" office:value-type="float" office:value="3">
            <text:p>3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80" table:formula="of:=SUM([.D28:.AE28])" office:value-type="float" office:value="4">
            <text:p>4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80" table:formula="of:=SUM([.D29:.AE29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80" table:formula="of:=SUM([.D30:.AE30])" office:value-type="float" office:value="6">
            <text:p>6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80" table:formula="of:=SUM([.D31:.AE31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80" table:formula="of:=SUM([.D32:.AE32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80" table:formula="of:=SUM([.D33:.AE33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80" table:formula="of:=SUM([.D34:.AE34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80" table:formula="of:=SUM([.D35:.AE35])" office:value-type="float" office:value="1.5">
            <text:p>1.5</text:p>
          </table:table-cell>
          <table:table-cell table:style-name="ce84"/>
          <table:table-cell table:style-name="ce84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80" table:formula="of:=SUM([.D36:.AE36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80" table:formula="of:=SUM([.D37:.AE37])" office:value-type="float" office:value="7">
            <text:p>7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80" table:formula="of:=SUM([.D38:.AE38])" office:value-type="float" office:value="2.5">
            <text:p>2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4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80" table:formula="of:=SUM([.D39:.AE39])" office:value-type="float" office:value="1">
            <text:p>1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80" table:formula="of:=SUM([.D40:.AE40])" office:value-type="float" office:value="3">
            <text:p>3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inhT</text:p>
          </table:table-cell>
          <table:table-cell table:style-name="ce80" table:formula="of:=SUM([.D41:.AE41])" office:value-type="float" office:value="2.5">
            <text:p>2.5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84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oaiVK</text:p>
          </table:table-cell>
          <table:table-cell table:style-name="ce80" table:formula="of:=SUM([.D42:.AE42])" office:value-type="float" office:value="0.5">
            <text:p>0.5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uyLTT</text:p>
          </table:table-cell>
          <table:table-cell table:style-name="ce80" table:formula="of:=SUM([.D43:.AE43])" office:value-type="float" office:value="2">
            <text:p>2</text:p>
          </table:table-cell>
          <table:table-cell table:style-name="ce84"/>
          <table:table-cell table:style-name="ce84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4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84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ruyenLVC</text:p>
          </table:table-cell>
          <table:table-cell table:style-name="ce80" table:formula="of:=SUM([.D44:.AE44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62" office:value-type="string">
            <text:p>VietBA</text:p>
          </table:table-cell>
          <table:table-cell table:style-name="ce80" table:formula="of:=SUM([.D45:.AE45])" office:value-type="float" office:value="0">
            <text:p>0</text:p>
          </table:table-cell>
          <table:table-cell table:style-name="ce84"/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VinhP</text:p>
          </table:table-cell>
          <table:table-cell table:style-name="ce80" table:formula="of:=SUM([.D46:.AE46])" office:value-type="float" office:value="2">
            <text:p>2</text:p>
          </table:table-cell>
          <table:table-cell table:style-name="ce84"/>
          <table:table-cell table:style-name="ce84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85" table:number-columns-repeated="28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85" table:number-columns-repeated="4"/>
          <table:table-cell table:style-name="ce87"/>
          <table:table-cell table:style-name="ce85" table:number-columns-repeated="23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85" table:number-columns-repeated="28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85" table:number-columns-repeated="4"/>
          <table:table-cell table:style-name="ce88" table:number-columns-repeated="7"/>
          <table:table-cell table:style-name="ce85" table:number-columns-repeated="17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85" table:number-columns-repeated="28"/>
          <table:table-cell table:style-name="ce35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0"/>
        <table:table-column table:style-name="co26" table:number-columns-repeated="7" table:default-cell-style-name="ce100"/>
        <table:table-column table:style-name="co25" table:number-columns-repeated="16" table:default-cell-style-name="ce100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95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3" table:number-columns-spanned="2" table:number-rows-spanned="1">
            <text:p>3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7" table:number-columns-spanned="2" table:number-rows-spanned="1">
            <text:p>2017</text:p>
          </table:table-cell>
          <table:covered-table-cell table:style-name="ce106"/>
          <table:table-cell table:style-name="ce95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96" table:formula="of:=DATE([.$R$1];[.N1];1)" office:value-type="date" office:date-value="2017-03-01">
            <text:p>01</text:p>
          </table:table-cell>
          <table:table-cell table:style-name="ce96" table:formula="of:=[.D2]+1" office:value-type="date" office:date-value="2017-03-02">
            <text:p>02</text:p>
          </table:table-cell>
          <table:table-cell table:style-name="ce96" table:formula="of:=[.E2]+1" office:value-type="date" office:date-value="2017-03-03">
            <text:p>03</text:p>
          </table:table-cell>
          <table:table-cell table:style-name="ce96" table:formula="of:=[.F2]+1" office:value-type="date" office:date-value="2017-03-04">
            <text:p>04</text:p>
          </table:table-cell>
          <table:table-cell table:style-name="ce96" table:formula="of:=[.G2]+1" office:value-type="date" office:date-value="2017-03-05">
            <text:p>05</text:p>
          </table:table-cell>
          <table:table-cell table:style-name="ce96" table:formula="of:=[.H2]+1" office:value-type="date" office:date-value="2017-03-06">
            <text:p>06</text:p>
          </table:table-cell>
          <table:table-cell table:style-name="ce96" table:formula="of:=[.I2]+1" office:value-type="date" office:date-value="2017-03-07">
            <text:p>07</text:p>
          </table:table-cell>
          <table:table-cell table:style-name="ce96" table:formula="of:=[.J2]+1" office:value-type="date" office:date-value="2017-03-08">
            <text:p>08</text:p>
          </table:table-cell>
          <table:table-cell table:style-name="ce96" table:formula="of:=[.K2]+1" office:value-type="date" office:date-value="2017-03-09">
            <text:p>09</text:p>
          </table:table-cell>
          <table:table-cell table:style-name="ce96" table:formula="of:=[.L2]+1" office:value-type="date" office:date-value="2017-03-10">
            <text:p>10</text:p>
          </table:table-cell>
          <table:table-cell table:style-name="ce96" table:formula="of:=[.M2]+1" office:value-type="date" office:date-value="2017-03-11">
            <text:p>11</text:p>
          </table:table-cell>
          <table:table-cell table:style-name="ce96" table:formula="of:=[.N2]+1" office:value-type="date" office:date-value="2017-03-12">
            <text:p>12</text:p>
          </table:table-cell>
          <table:table-cell table:style-name="ce96" table:formula="of:=[.O2]+1" office:value-type="date" office:date-value="2017-03-13">
            <text:p>13</text:p>
          </table:table-cell>
          <table:table-cell table:style-name="ce96" table:formula="of:=[.P2]+1" office:value-type="date" office:date-value="2017-03-14">
            <text:p>14</text:p>
          </table:table-cell>
          <table:table-cell table:style-name="ce96" table:formula="of:=[.Q2]+1" office:value-type="date" office:date-value="2017-03-15">
            <text:p>15</text:p>
          </table:table-cell>
          <table:table-cell table:style-name="ce96" table:formula="of:=[.R2]+1" office:value-type="date" office:date-value="2017-03-16">
            <text:p>16</text:p>
          </table:table-cell>
          <table:table-cell table:style-name="ce96" table:formula="of:=[.S2]+1" office:value-type="date" office:date-value="2017-03-17">
            <text:p>17</text:p>
          </table:table-cell>
          <table:table-cell table:style-name="ce96" table:formula="of:=[.T2]+1" office:value-type="date" office:date-value="2017-03-18">
            <text:p>18</text:p>
          </table:table-cell>
          <table:table-cell table:style-name="ce96" table:formula="of:=[.U2]+1" office:value-type="date" office:date-value="2017-03-19">
            <text:p>19</text:p>
          </table:table-cell>
          <table:table-cell table:style-name="ce96" table:formula="of:=[.V2]+1" office:value-type="date" office:date-value="2017-03-20">
            <text:p>20</text:p>
          </table:table-cell>
          <table:table-cell table:style-name="ce96" table:formula="of:=[.W2]+1" office:value-type="date" office:date-value="2017-03-21">
            <text:p>21</text:p>
          </table:table-cell>
          <table:table-cell table:style-name="ce96" table:formula="of:=[.X2]+1" office:value-type="date" office:date-value="2017-03-22">
            <text:p>22</text:p>
          </table:table-cell>
          <table:table-cell table:style-name="ce96" table:formula="of:=[.Y2]+1" office:value-type="date" office:date-value="2017-03-23">
            <text:p>23</text:p>
          </table:table-cell>
          <table:table-cell table:style-name="ce96" table:formula="of:=[.Z2]+1" office:value-type="date" office:date-value="2017-03-24">
            <text:p>24</text:p>
          </table:table-cell>
          <table:table-cell table:style-name="ce96" table:formula="of:=[.AA2]+1" office:value-type="date" office:date-value="2017-03-25">
            <text:p>25</text:p>
          </table:table-cell>
          <table:table-cell table:style-name="ce96" table:formula="of:=[.AB2]+1" office:value-type="date" office:date-value="2017-03-26">
            <text:p>26</text:p>
          </table:table-cell>
          <table:table-cell table:style-name="ce96" table:formula="of:=[.AC2]+1" office:value-type="date" office:date-value="2017-03-27">
            <text:p>27</text:p>
          </table:table-cell>
          <table:table-cell table:style-name="ce96" table:formula="of:=[.AD2]+1" office:value-type="date" office:date-value="2017-03-28">
            <text:p>28</text:p>
          </table:table-cell>
          <table:table-cell table:style-name="ce96" table:formula="of:=[.AE2]+1" office:value-type="date" office:date-value="2017-03-29">
            <text:p>29</text:p>
          </table:table-cell>
          <table:table-cell table:style-name="ce96" table:formula="of:=[.AF2]+1" office:value-type="date" office:date-value="2017-03-30">
            <text:p>30</text:p>
          </table:table-cell>
          <table:table-cell table:style-name="ce96" table:formula="of:=[.AG2]+1" office:value-type="date" office:date-value="2017-03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9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94" table:formula="of:=SUM([.D4:.AH4])" office:value-type="float" office:value="0.5">
            <text:p>0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0.1094in" draw:caption-point-x="-0.2402in" draw:caption-point-y="0.6087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6.8205in" svg:y="0.1102in" draw:caption-point-x="-0.2402in" draw:caption-point-y="0.6079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8.2878in" svg:y="0.1106in" draw:caption-point-x="-0.2402in" draw:caption-point-y="0.6075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8.7768in" svg:y="0.111in" draw:caption-point-x="-0.2402in" draw:caption-point-y="0.6071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9.7228in" svg:y="0.1118in" draw:caption-point-x="-0.2402in" draw:caption-point-y="0.6063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4" draw:text-style-name="P1" svg:width="1.1413in" svg:height="0.3902in" svg:x="11.5492in" svg:y="0.113in" draw:caption-point-x="-0.2402in" draw:caption-point-y="0.6051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1154in" svg:y="0.1161in" draw:caption-point-x="-0.2402in" draw:caption-point-y="0.60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0.1169in" draw:caption-point-x="-0.2402in" draw:caption-point-y="0.601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94" table:formula="of:=SUM([.D5:.AH5])" office:value-type="float" office:value="1.5">
            <text:p>1.5</text:p>
          </table:table-cell>
          <table:table-cell table:style-name="ce98" office:value-type="float" office:value="0">
            <office:annotation draw:style-name="gr6" draw:text-style-name="P1" svg:width="1.1413in" svg:height="0.2634in" svg:x="2.6457in" svg:y="0.3543in" draw:caption-point-x="-0.2402in" draw:caption-point-y="0.6114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0.3563in" draw:caption-point-x="-0.2402in" draw:caption-point-y="0.6094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0.3571in" draw:caption-point-x="-0.2402in" draw:caption-point-y="0.6087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0.3579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8.2878in" svg:y="0.3583in" draw:caption-point-x="-0.2402in" draw:caption-point-y="0.6075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9.2661in" svg:y="0.3591in" draw:caption-point-x="-0.2402in" draw:caption-point-y="0.6067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9.7228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98" office:value-type="float" office:value="1">
            <office:annotation draw:style-name="gr6" draw:text-style-name="P1" svg:width="1.1413in" svg:height="0.2634in" svg:x="10.1791in" svg:y="0.3579in" draw:caption-point-x="-0.2402in" draw:caption-point-y="0.6079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11.5492in" svg:y="0.3606in" draw:caption-point-x="-0.2402in" draw:caption-point-y="0.6051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6587in" svg:y="0.4209in" draw:caption-point-x="-0.2402in" draw:caption-point-y="0.5449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94" table:formula="of:=SUM([.D6:.AH6])" office:value-type="float" office:value="3">
            <text:p>3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3.5591in" svg:y="0.6031in" draw:caption-point-x="-0.2402in" draw:caption-point-y="0.6102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4.9287in" svg:y="0.6035in" draw:caption-point-x="-0.2402in" draw:caption-point-y="0.6098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5.3854in" svg:y="0.6039in" draw:caption-point-x="-0.2402in" draw:caption-point-y="0.6094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0059in" svg:y="0.6087in" draw:caption-point-x="-0.2402in" draw:caption-point-y="0.6047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3.3756in" svg:y="0.6087in" draw:caption-point-x="-0.2402in" draw:caption-point-y="0.6047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202in" svg:y="0.611in" draw:caption-point-x="-0.2402in" draw:caption-point-y="0.6024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6.572in" svg:y="0.6122in" draw:caption-point-x="-0.2402in" draw:caption-point-y="0.601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94" table:formula="of:=SUM([.D7:.AH7])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3.1024in" svg:y="0.85in" draw:caption-point-x="-0.2402in" draw:caption-point-y="0.611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5591in" svg:y="0.8508in" draw:caption-point-x="-0.2402in" draw:caption-point-y="0.6102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0.8516in" draw:caption-point-x="-0.2402in" draw:caption-point-y="0.6094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7228in" svg:y="0.854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1">
            <office:annotation draw:style-name="gr2" draw:text-style-name="P1" svg:width="1.1413in" svg:height="0.5457in" svg:x="10.1791in" svg:y="0.8547in" draw:caption-point-x="-0.2402in" draw:caption-point-y="0.6063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4622in" svg:y="0.8567in" draw:caption-point-x="-0.2402in" draw:caption-point-y="0.6043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94" table:formula="of:=SUM([.D8:.AH8])" office:value-type="float" office:value="4">
            <text:p>4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3" draw:text-style-name="P1" svg:width="1.1413in" svg:height="0.7012in" svg:x="3.1024in" svg:y="1.0945in" draw:caption-point-x="-0.2402in" draw:caption-point-y="0.6142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5.8421in" svg:y="1.1in" draw:caption-point-x="-0.2402in" draw:caption-point-y="0.6087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98" office:value-type="float" office:value="0.5">
            <office:annotation draw:style-name="gr6" draw:text-style-name="P1" svg:width="1.1413in" svg:height="0.2634in" svg:x="6.3311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9.7228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2.4622in" svg:y="1.1043in" draw:caption-point-x="-0.2402in" draw:caption-point-y="0.6043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8" office:value-type="float" office:value="0.5">
            <office:annotation draw:style-name="gr6" draw:text-style-name="P1" svg:width="1.1413in" svg:height="0.2634in" svg:x="12.9189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6.1154in" svg:y="1.0945in" draw:caption-point-x="-0.2402in" draw:caption-point-y="0.614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94" table:formula="of:=SUM([.D9:.AH9])" office:value-type="float" office:value="1.5">
            <text:p>1.5</text:p>
          </table:table-cell>
          <table:table-cell table:style-name="ce98" office:value-type="float" office:value="0">
            <office:annotation draw:style-name="gr4" draw:text-style-name="P1" svg:width="1.1413in" svg:height="0.3902in" svg:x="2.6457in" svg:y="1.3453in" draw:caption-point-x="-0.2402in" draw:caption-point-y="0.6114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1024in" svg:y="1.3457in" draw:caption-point-x="-0.2402in" draw:caption-point-y="0.611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6.3311in" svg:y="1.348in" draw:caption-point-x="-0.2402in" draw:caption-point-y="0.6087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8.7768in" svg:y="1.3496in" draw:caption-point-x="-0.2402in" draw:caption-point-y="0.6071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9.7228in" svg:y="1.3504in" draw:caption-point-x="-0.2402in" draw:caption-point-y="0.6063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14.7457in" svg:y="1.3535in" draw:caption-point-x="-0.2402in" draw:caption-point-y="0.6031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572in" svg:y="1.3555in" draw:caption-point-x="-0.2402in" draw:caption-point-y="0.601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94" table:formula="of:=SUM([.D10:.AH10])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2.6457in" svg:y="1.5929in" draw:caption-point-x="-0.2402in" draw:caption-point-y="0.6114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/>
          <table:table-cell table:style-name="ce107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94" table:formula="of:=SUM([.D11:.AH11])" office:value-type="float" office:value="0.5">
            <text:p>0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0.1791in" svg:y="1.8465in" draw:caption-point-x="-0.2402in" draw:caption-point-y="0.6055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4" draw:text-style-name="P1" svg:width="1.1413in" svg:height="0.3902in" svg:x="14.7457in" svg:y="1.8488in" draw:caption-point-x="-0.2402in" draw:caption-point-y="0.6031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7" office:value-type="string">
            <text:p>HaTT</text:p>
          </table:table-cell>
          <table:table-cell table:style-name="ce94" table:formula="of:=SUM([.D12:.AH12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2.091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2.0925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9.7228in" svg:y="2.0933in" draw:caption-point-x="-0.2402in" draw:caption-point-y="0.6063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5.6587in" svg:y="2.0972in" draw:caption-point-x="-0.2402in" draw:caption-point-y="0.6024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2.0984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94" table:formula="of:=SUM([.D13:.AH13])" office:value-type="float" office:value="1.5">
            <text:p>1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3.5591in" svg:y="2.337in" draw:caption-point-x="-0.2402in" draw:caption-point-y="0.6102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8.2878in" svg:y="2.3398in" draw:caption-point-x="-0.2402in" draw:caption-point-y="0.6075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.5">
            <office:annotation draw:style-name="gr2" draw:text-style-name="P1" svg:width="1.1413in" svg:height="0.5457in" svg:x="12.4622in" svg:y="2.3453in" draw:caption-point-x="-0.2402in" draw:caption-point-y="0.60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1154in" svg:y="2.3457in" draw:caption-point-x="-0.2402in" draw:caption-point-y="0.601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94" table:formula="of:=SUM([.D14:.AH14])" office:value-type="float" office:value="2.5">
            <text:p>2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2.0059in" svg:y="2.5902in" draw:caption-point-x="-0.2402in" draw:caption-point-y="0.6047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6.1154in" svg:y="2.5937in" draw:caption-point-x="-0.2402in" draw:caption-point-y="0.601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94" table:formula="of:=SUM([.D15:.AH15])" office:value-type="float" office:value="2">
            <text:p>2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2.8343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6.8205in" svg:y="2.8346in" draw:caption-point-x="-0.2402in" draw:caption-point-y="0.6079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2.8354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9.2661in" svg:y="2.8358in" draw:caption-point-x="-0.2402in" draw:caption-point-y="0.6067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0059in" svg:y="2.8378in" draw:caption-point-x="-0.2402in" draw:caption-point-y="0.6047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2.4622in" svg:y="2.8382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3.3756in" svg:y="2.8406in" draw:caption-point-x="-0.2402in" draw:caption-point-y="0.60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4.7457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98" office:value-type="float" office:value="1">
            <office:annotation draw:style-name="gr6" draw:text-style-name="P1" svg:width="1.1413in" svg:height="0.2634in" svg:x="15.202in" svg:y="2.8346in" draw:caption-point-x="-0.2402in" draw:caption-point-y="0.607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98" office:value-type="float" office:value="0">
            <office:annotation draw:style-name="gr2" draw:text-style-name="P1" svg:width="1.1413in" svg:height="0.5457in" svg:x="15.6587in" svg:y="2.8402in" draw:caption-point-x="-0.2402in" draw:caption-point-y="0.6024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94" table:formula="of:=SUM([.D16:.AH16])" office:value-type="float" office:value="0.5">
            <text:p>0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3.1024in" svg:y="3.0791in" draw:caption-point-x="-0.2402in" draw:caption-point-y="0.611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94" table:formula="of:=SUM([.D17:.AH17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3.337in" draw:caption-point-x="-0.2402in" draw:caption-point-y="0.601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94" table:formula="of:=SUM([.D18:.AH18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3.5776in" draw:caption-point-x="-0.2402in" draw:caption-point-y="0.6083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94" table:formula="of:=SUM([.D19:.AH19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94" table:formula="of:=SUM([.D20:.AH20])" office:value-type="float" office:value="0"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5591in" svg:y="4.0709in" draw:caption-point-x="-0.2402in" draw:caption-point-y="0.6102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4.0717in" draw:caption-point-x="-0.2402in" draw:caption-point-y="0.6094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4.0724in" draw:caption-point-x="-0.2402in" draw:caption-point-y="0.6087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4.0728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94" table:formula="of:=SUM([.D21:.AH21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2" draw:text-style-name="P1" svg:width="1.1413in" svg:height="0.5457in" svg:x="8.2878in" svg:y="4.3213in" draw:caption-point-x="-0.2402in" draw:caption-point-y="0.6075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94" table:formula="of:=SUM([.D22:.AH22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94" table:formula="of:=SUM([.D23:.AH23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94" table:formula="of:=SUM([.D24:.AH24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94" table:formula="of:=SUM([.D25:.AH25])" office:value-type="float" office:value="3">
            <text:p>3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3.5591in" svg:y="5.3083in" draw:caption-point-x="-0.2402in" draw:caption-point-y="0.611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4.9287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5.3854in" svg:y="5.3055in" draw:caption-point-x="-0.2402in" draw:caption-point-y="0.6138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98" office:value-type="float" office:value="0">
            <office:annotation draw:style-name="gr6" draw:text-style-name="P1" svg:width="1.1413in" svg:height="0.2634in" svg:x="5.842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5.3055in" draw:caption-point-x="-0.2402in" draw:caption-point-y="0.6138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1154in" svg:y="5.3173in" draw:caption-point-x="-0.2402in" draw:caption-point-y="0.60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94" table:formula="of:=SUM([.D26:.AH26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94" table:formula="of:=SUM([.D27:.AH27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94" table:formula="of:=SUM([.D28:.AH28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6.8205in" svg:y="6.0543in" draw:caption-point-x="-0.2402in" draw:caption-point-y="0.6083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4622in" svg:y="6.0583in" draw:caption-point-x="-0.2402in" draw:caption-point-y="0.6043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572in" svg:y="6.0614in" draw:caption-point-x="-0.2402in" draw:caption-point-y="0.601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94" table:formula="of:=SUM([.D29:.AH29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6.3024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6.3031in" draw:caption-point-x="-0.2402in" draw:caption-point-y="0.6071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7228in" svg:y="6.3039in" draw:caption-point-x="-0.2402in" draw:caption-point-y="0.6063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2.0059in" svg:y="6.3055in" draw:caption-point-x="-0.2402in" draw:caption-point-y="0.6047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9189in" svg:y="6.3063in" draw:caption-point-x="-0.2402in" draw:caption-point-y="0.6039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5.6587in" svg:y="6.3079in" draw:caption-point-x="-0.2402in" draw:caption-point-y="0.6024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6.3091in" draw:caption-point-x="-0.2402in" draw:caption-point-y="0.601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94" table:formula="of:=SUM([.D30:.AH30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94" table:formula="of:=SUM([.D31:.AH31])" office:value-type="float" office:value="1.5">
            <text:p>1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1024in" svg:y="6.794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4.9287in" svg:y="6.7945in" draw:caption-point-x="-0.2402in" draw:caption-point-y="0.611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6.7972in" draw:caption-point-x="-0.2402in" draw:caption-point-y="0.6083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6.7984in" draw:caption-point-x="-0.2402in" draw:caption-point-y="0.6071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2661in" svg:y="6.7988in" draw:caption-point-x="-0.2402in" draw:caption-point-y="0.6067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0.1791in" svg:y="6.8in" draw:caption-point-x="-0.2402in" draw:caption-point-y="0.6055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6" draw:text-style-name="P1" svg:width="1.1413in" svg:height="0.2634in" svg:x="11.5492in" svg:y="6.8004in" draw:caption-point-x="-0.2402in" draw:caption-point-y="0.6051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6587in" svg:y="6.8031in" draw:caption-point-x="-0.2402in" draw:caption-point-y="0.6024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6.1154in" svg:y="6.8035in" draw:caption-point-x="-0.2402in" draw:caption-point-y="0.60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6.572in" svg:y="6.8043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94" table:formula="of:=SUM([.D32:.AH32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5.3854in" svg:y="7.0433in" draw:caption-point-x="-0.2402in" draw:caption-point-y="0.6098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94" table:formula="of:=SUM([.D33:.AH33])" office:value-type="float" office:value="1">
            <text:p>1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3.5591in" svg:y="7.2906in" draw:caption-point-x="-0.2402in" draw:caption-point-y="0.6102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94" table:formula="of:=SUM([.D34:.AH34])" office:value-type="float" office:value="1.5">
            <text:p>1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9.7228in" svg:y="7.5421in" draw:caption-point-x="-0.2402in" draw:caption-point-y="0.6063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1.5492in" svg:y="7.5398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94" table:formula="of:=SUM([.D35:.AH35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0.1791in" svg:y="7.7909in" draw:caption-point-x="-0.2402in" draw:caption-point-y="0.6055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11.5492in" svg:y="7.7913in" draw:caption-point-x="-0.2402in" draw:caption-point-y="0.6051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9189in" svg:y="7.7925in" draw:caption-point-x="-0.2402in" draw:caption-point-y="0.6039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94" table:formula="of:=SUM([.D36:.AH36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8.7768in" svg:y="8.037in" draw:caption-point-x="-0.2402in" draw:caption-point-y="0.6071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7228in" svg:y="8.0374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5.202in" svg:y="8.0409in" draw:caption-point-x="-0.2402in" draw:caption-point-y="0.6031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94" table:formula="of:=SUM([.D37:.AH37])" office:value-type="float" office:value="5.5">
            <text:p>5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1024in" svg:y="8.2752in" draw:caption-point-x="-0.2402in" draw:caption-point-y="0.616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3.5591in" svg:y="8.2815in" draw:caption-point-x="-0.2402in" draw:caption-point-y="0.6102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5.38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6.3311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8.7768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office:annotation draw:style-name="gr4" draw:text-style-name="P1" svg:width="1.1413in" svg:height="0.3902in" svg:x="9.2661in" svg:y="8.285in" draw:caption-point-x="-0.2402in" draw:caption-point-y="0.6067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2.0059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2" draw:text-style-name="P1" svg:width="1.1413in" svg:height="0.5457in" svg:x="14.7457in" svg:y="8.2898in" draw:caption-point-x="-0.2402in" draw:caption-point-y="0.60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98" office:value-type="float" office:value="0">
            <office:annotation draw:style-name="gr2" draw:text-style-name="P1" svg:width="1.1413in" svg:height="0.5457in" svg:x="15.202in" svg:y="8.2894in" draw:caption-point-x="-0.2402in" draw:caption-point-y="0.6024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6.1154in" svg:y="8.2752in" draw:caption-point-x="-0.2402in" draw:caption-point-y="0.616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94" table:formula="of:=SUM([.D38:.AH38])" office:value-type="float" office:value="2">
            <text:p>2</text:p>
          </table:table-cell>
          <table:table-cell table:style-name="ce98" office:value-type="float" office:value="0.5">
            <office:annotation draw:style-name="gr6" draw:text-style-name="P1" svg:width="1.1413in" svg:height="0.2634in" svg:x="2.6457in" svg:y="8.5232in" draw:caption-point-x="-0.2402in" draw:caption-point-y="0.616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8" office:value-type="float" office:value="0">
            <office:annotation draw:style-name="gr2" draw:text-style-name="P1" svg:width="1.1413in" svg:height="0.5457in" svg:x="3.1024in" svg:y="8.5283in" draw:caption-point-x="-0.2402in" draw:caption-point-y="0.611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8.7768in" svg:y="8.5323in" draw:caption-point-x="-0.2402in" draw:caption-point-y="0.607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1.5492in" svg:y="8.537in" draw:caption-point-x="-0.2402in" draw:caption-point-y="0.6024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98" office:value-type="float" office:value="0">
            <office:annotation draw:style-name="gr4" draw:text-style-name="P1" svg:width="1.1413in" svg:height="0.3902in" svg:x="12.005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4622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2.9189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3.3756in" svg:y="8.5346in" draw:caption-point-x="-0.2402in" draw:caption-point-y="0.6047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94" table:formula="of:=SUM([.D39:.AH39])" office:value-type="float" office:value="2">
            <text:p>2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1024in" svg:y="8.776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4" draw:text-style-name="P1" svg:width="1.1413in" svg:height="0.3902in" svg:x="6.8205in" svg:y="8.7783in" draw:caption-point-x="-0.2402in" draw:caption-point-y="0.6087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8.7768in" svg:y="8.7799in" draw:caption-point-x="-0.2402in" draw:caption-point-y="0.6071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9.2661in" svg:y="8.7803in" draw:caption-point-x="-0.2402in" draw:caption-point-y="0.6067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6" draw:text-style-name="P1" svg:width="1.1413in" svg:height="0.2634in" svg:x="11.5492in" svg:y="8.7819in" draw:caption-point-x="-0.2402in" draw:caption-point-y="0.6051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4" table:style-name="ce98" office:value-type="float" office:value="0">
            <text:p>0</text:p>
          </table:table-cell>
          <table:table-cell table:style-name="ce98" office:value-type="float" office:value="0.5">
            <office:annotation draw:style-name="gr6" draw:text-style-name="P1" svg:width="1.1413in" svg:height="0.2634in" svg:x="16.572in" svg:y="8.7858in" draw:caption-point-x="-0.2402in" draw:caption-point-y="0.601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94" table:formula="of:=SUM([.D40:.AH40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8.2878in" svg:y="9.0272in" draw:caption-point-x="-0.2402in" draw:caption-point-y="0.6075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0.1791in" svg:y="9.0276in" draw:caption-point-x="-0.2402in" draw:caption-point-y="0.6071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0">
            <office:annotation draw:style-name="gr2" draw:text-style-name="P1" svg:width="1.1413in" svg:height="0.5457in" svg:x="11.5492in" svg:y="9.0295in" draw:caption-point-x="-0.2402in" draw:caption-point-y="0.6051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aoDTN</text:p>
          </table:table-cell>
          <table:table-cell table:style-name="ce94" table:formula="of:=SUM([.D41:.AH41])" office:value-type="float" office:value="0">
            <text:p>0</text:p>
          </table:table-cell>
          <table:table-cell table:style-name="ce98" table:number-columns-repeated="1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inhT</text:p>
          </table:table-cell>
          <table:table-cell table:style-name="ce94" table:formula="of:=SUM([.D42:.AH42])" office:value-type="float" office:value="15">
            <text:p>15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8.287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8.776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9.266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9.7228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0.1791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11.549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2.005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2.462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2.9189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3.3756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table:number-columns-repeated="2"/>
          <table:table-cell table:style-name="ce98" office:value-type="float" office:value="1">
            <office:annotation draw:style-name="gr4" draw:text-style-name="P1" svg:width="1.1413in" svg:height="0.3902in" svg:x="14.745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5.202in" svg:y="9.5165in" draw:caption-point-x="-0.2402in" draw:caption-point-y="0.613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5.6587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6.1154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98" office:value-type="float" office:value="1">
            <office:annotation draw:style-name="gr4" draw:text-style-name="P1" svg:width="1.1413in" svg:height="0.3902in" svg:x="16.57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oaiVK</text:p>
          </table:table-cell>
          <table:table-cell table:style-name="ce94" table:formula="of:=SUM([.D43:.AH43])" office:value-type="float" office:value="1"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3.1024in" svg:y="9.7665in" draw:caption-point-x="-0.2402in" draw:caption-point-y="0.611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9.7689in" draw:caption-point-x="-0.2402in" draw:caption-point-y="0.6087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3311in" svg:y="9.7693in" draw:caption-point-x="-0.2402in" draw:caption-point-y="0.6083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9.7697in" draw:caption-point-x="-0.2402in" draw:caption-point-y="0.6079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5.202in" svg:y="9.7744in" draw:caption-point-x="-0.2402in" draw:caption-point-y="0.6031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uyLTT</text:p>
          </table:table-cell>
          <table:table-cell table:style-name="ce94" table:formula="of:=SUM([.D44:.AH44])" office:value-type="float" office:value="5">
            <text:p>5</text:p>
          </table:table-cell>
          <table:table-cell table:style-name="ce98" office:value-type="float" office:value="0.5">
            <office:annotation draw:style-name="gr3" draw:text-style-name="P1" svg:width="1.1413in" svg:height="0.7012in" svg:x="2.6457in" svg:y="10.0142in" draw:caption-point-x="-0.2402in" draw:caption-point-y="0.6114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8" office:value-type="float" office:value="1">
            <office:annotation draw:style-name="gr4" draw:text-style-name="P1" svg:width="1.1413in" svg:height="0.3902in" svg:x="3.1024in" svg:y="10.0146in" draw:caption-point-x="-0.2402in" draw:caption-point-y="0.611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office:annotation draw:style-name="gr6" draw:text-style-name="P1" svg:width="1.1413in" svg:height="0.2634in" svg:x="4.9287in" svg:y="10.0157in" draw:caption-point-x="-0.2402in" draw:caption-point-y="0.6098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5.3854in" svg:y="10.0165in" draw:caption-point-x="-0.2402in" draw:caption-point-y="0.6091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6.3311in" svg:y="10.0173in" draw:caption-point-x="-0.2402in" draw:caption-point-y="0.6083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6.8205in" svg:y="10.0177in" draw:caption-point-x="-0.2402in" draw:caption-point-y="0.6079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.5">
            <text:p>0.5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1">
            <office:annotation draw:style-name="gr6" draw:text-style-name="P1" svg:width="1.1413in" svg:height="0.2634in" svg:x="11.5492in" svg:y="10.0169in" draw:caption-point-x="-0.2402in" draw:caption-point-y="0.6087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.5">
            <office:annotation draw:style-name="gr3" draw:text-style-name="P1" svg:width="1.1413in" svg:height="0.7012in" svg:x="12.4622in" svg:y="10.0213in" draw:caption-point-x="-0.2402in" draw:caption-point-y="0.6043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8" office:value-type="float" office:value="0">
            <office:annotation draw:style-name="gr6" draw:text-style-name="P1" svg:width="1.1413in" svg:height="0.2634in" svg:x="12.9189in" svg:y="10.0217in" draw:caption-point-x="-0.2402in" draw:caption-point-y="0.6039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7" draw:text-style-name="P1" svg:width="1.1413in" svg:height="1.0122in" svg:x="14.7457in" svg:y="10.0224in" draw:caption-point-x="-0.2402in" draw:caption-point-y="0.6031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98" office:value-type="float" office:value="0">
            <office:annotation draw:style-name="gr6" draw:text-style-name="P1" svg:width="1.1413in" svg:height="0.2634in" svg:x="15.202in" svg:y="10.0224in" draw:caption-point-x="-0.2402in" draw:caption-point-y="0.6031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98" office:value-type="float" office:value="0.5">
            <office:annotation draw:style-name="gr4" draw:text-style-name="P1" svg:width="1.1413in" svg:height="0.3902in" svg:x="15.6587in" svg:y="10.0232in" draw:caption-point-x="-0.2402in" draw:caption-point-y="0.6024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98" office:value-type="float" office:value="0">
            <office:annotation draw:style-name="gr3" draw:text-style-name="P1" svg:width="1.1413in" svg:height="0.7012in" svg:x="16.1154in" svg:y="10.0236in" draw:caption-point-x="-0.2402in" draw:caption-point-y="0.60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16.572in" svg:y="10.0244in" draw:caption-point-x="-0.2402in" draw:caption-point-y="0.601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ruyenLVC</text:p>
          </table:table-cell>
          <table:table-cell table:style-name="ce94" table:formula="of:=SUM([.D45:.AH45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2" draw:text-style-name="P1" svg:width="1.1413in" svg:height="0.5457in" svg:x="5.8421in" svg:y="10.2646in" draw:caption-point-x="-0.2402in" draw:caption-point-y="0.6087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3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9.7228in" svg:y="10.2669in" draw:caption-point-x="-0.2402in" draw:caption-point-y="0.6063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2.4622in" svg:y="10.2689in" draw:caption-point-x="-0.2402in" draw:caption-point-y="0.6043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">
            <text:p>0</text:p>
          </table:table-cell>
          <table:table-cell table:style-name="ce98" office:value-type="float" office:value="1">
            <office:annotation draw:style-name="gr6" draw:text-style-name="P1" svg:width="1.1413in" svg:height="0.2634in" svg:x="15.202in" svg:y="10.2701in" draw:caption-point-x="-0.2402in" draw:caption-point-y="0.6031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62" office:value-type="string">
            <text:p>VietBA</text:p>
          </table:table-cell>
          <table:table-cell table:style-name="ce94" table:formula="of:=SUM([.D46:.AH46])" office:value-type="float" office:value="0">
            <text:p>0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5.6587in" svg:y="10.5189in" draw:caption-point-x="-0.2402in" draw:caption-point-y="0.60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VinhP</text:p>
          </table:table-cell>
          <table:table-cell table:style-name="ce94" table:formula="of:=SUM([.D47:.AH47])" office:value-type="float" office:value="1">
            <text:p>1</text:p>
          </table:table-cell>
          <table:table-cell table:number-columns-repeated="3" table:style-name="ce98" office:value-type="float" office:value="0">
            <text:p>0</text:p>
          </table:table-cell>
          <table:table-cell table:style-name="ce98" table:number-columns-repeated="2"/>
          <table:table-cell table:number-columns-repeated="2" table:style-name="ce98" office:value-type="float" office:value="0">
            <text:p>0</text:p>
          </table:table-cell>
          <table:table-cell table:style-name="ce98" office:value-type="float" office:value="0.5">
            <office:annotation draw:style-name="gr2" draw:text-style-name="P1" svg:width="1.1413in" svg:height="0.5457in" svg:x="5.8421in" svg:y="10.7598in" draw:caption-point-x="-0.2402in" draw:caption-point-y="0.6087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98" table:number-columns-repeated="2"/>
          <table:table-cell table:style-name="ce98" office:value-type="float" office:value="0.5">
            <office:annotation draw:style-name="gr6" draw:text-style-name="P1" svg:width="1.1413in" svg:height="0.2634in" svg:x="11.5492in" svg:y="10.7634in" draw:caption-point-x="-0.2402in" draw:caption-point-y="0.6051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98" office:value-type="float" office:value="0">
            <text:p>0</text:p>
          </table:table-cell>
          <table:table-cell table:style-name="ce98" table:number-columns-repeated="2"/>
          <table:table-cell table:number-columns-repeated="5" table:style-name="ce98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99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99" table:number-columns-repeated="4"/>
          <table:table-cell table:style-name="ce101"/>
          <table:table-cell table:style-name="ce99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99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99" table:number-columns-repeated="4"/>
          <table:table-cell table:style-name="ce102" table:number-columns-repeated="7"/>
          <table:table-cell table:style-name="ce99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99" table:number-columns-repeated="31"/>
          <table:table-cell table:style-name="ce35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4"/>
        <table:table-column table:style-name="co26" table:number-columns-repeated="7" table:default-cell-style-name="ce114"/>
        <table:table-column table:style-name="co25" table:number-columns-repeated="15" table:default-cell-style-name="ce114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09" table:number-columns-repeated="8"/>
          <table:table-cell table:style-name="ce117" office:value-type="string" table:number-columns-spanned="2" table:number-rows-spanned="1">
            <text:p>Month</text:p>
          </table:table-cell>
          <table:covered-table-cell table:style-name="ce118"/>
          <table:table-cell table:style-name="ce119" table:content-validation-name="val1" office:value-type="float" office:value="4" table:number-columns-spanned="2" table:number-rows-spanned="1">
            <text:p>4</text:p>
          </table:table-cell>
          <table:covered-table-cell table:style-name="ce118"/>
          <table:table-cell table:style-name="ce117" office:value-type="string" table:number-columns-spanned="2" table:number-rows-spanned="1">
            <text:p>Year</text:p>
          </table:table-cell>
          <table:covered-table-cell table:style-name="ce118"/>
          <table:table-cell table:style-name="ce117" office:value-type="float" office:value="2017" table:number-columns-spanned="2" table:number-rows-spanned="1">
            <text:p>2017</text:p>
          </table:table-cell>
          <table:covered-table-cell table:style-name="ce120"/>
          <table:table-cell table:style-name="ce109" table:number-columns-repeated="14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10" table:formula="of:=DATE([.$R$1];[.N1];1)" office:value-type="date" office:date-value="2017-04-01">
            <text:p>01</text:p>
          </table:table-cell>
          <table:table-cell table:style-name="ce110" table:formula="of:=[.D2]+1" office:value-type="date" office:date-value="2017-04-02">
            <text:p>02</text:p>
          </table:table-cell>
          <table:table-cell table:style-name="ce110" table:formula="of:=[.E2]+1" office:value-type="date" office:date-value="2017-04-03">
            <text:p>03</text:p>
          </table:table-cell>
          <table:table-cell table:style-name="ce110" table:formula="of:=[.F2]+1" office:value-type="date" office:date-value="2017-04-04">
            <text:p>04</text:p>
          </table:table-cell>
          <table:table-cell table:style-name="ce110" table:formula="of:=[.G2]+1" office:value-type="date" office:date-value="2017-04-05">
            <text:p>05</text:p>
          </table:table-cell>
          <table:table-cell table:style-name="ce110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0" table:formula="of:=[.I2]+1" office:value-type="date" office:date-value="2017-04-07">
            <text:p>07</text:p>
          </table:table-cell>
          <table:table-cell table:style-name="ce110" table:formula="of:=[.J2]+1" office:value-type="date" office:date-value="2017-04-08">
            <text:p>08</text:p>
          </table:table-cell>
          <table:table-cell table:style-name="ce110" table:formula="of:=[.K2]+1" office:value-type="date" office:date-value="2017-04-09">
            <text:p>09</text:p>
          </table:table-cell>
          <table:table-cell table:style-name="ce110" table:formula="of:=[.L2]+1" office:value-type="date" office:date-value="2017-04-10">
            <text:p>10</text:p>
          </table:table-cell>
          <table:table-cell table:style-name="ce110" table:formula="of:=[.M2]+1" office:value-type="date" office:date-value="2017-04-11">
            <text:p>11</text:p>
          </table:table-cell>
          <table:table-cell table:style-name="ce110" table:formula="of:=[.N2]+1" office:value-type="date" office:date-value="2017-04-12">
            <text:p>12</text:p>
          </table:table-cell>
          <table:table-cell table:style-name="ce110" table:formula="of:=[.O2]+1" office:value-type="date" office:date-value="2017-04-13">
            <text:p>13</text:p>
          </table:table-cell>
          <table:table-cell table:style-name="ce110" table:formula="of:=[.P2]+1" office:value-type="date" office:date-value="2017-04-14">
            <text:p>14</text:p>
          </table:table-cell>
          <table:table-cell table:style-name="ce110" table:formula="of:=[.Q2]+1" office:value-type="date" office:date-value="2017-04-15">
            <text:p>15</text:p>
          </table:table-cell>
          <table:table-cell table:style-name="ce110" table:formula="of:=[.R2]+1" office:value-type="date" office:date-value="2017-04-16">
            <text:p>16</text:p>
          </table:table-cell>
          <table:table-cell table:style-name="ce110" table:formula="of:=[.S2]+1" office:value-type="date" office:date-value="2017-04-17">
            <text:p>17</text:p>
          </table:table-cell>
          <table:table-cell table:style-name="ce110" table:formula="of:=[.T2]+1" office:value-type="date" office:date-value="2017-04-18">
            <text:p>18</text:p>
          </table:table-cell>
          <table:table-cell table:style-name="ce110" table:formula="of:=[.U2]+1" office:value-type="date" office:date-value="2017-04-19">
            <text:p>19</text:p>
          </table:table-cell>
          <table:table-cell table:style-name="ce110" table:formula="of:=[.V2]+1" office:value-type="date" office:date-value="2017-04-20">
            <text:p>20</text:p>
          </table:table-cell>
          <table:table-cell table:style-name="ce110" table:formula="of:=[.W2]+1" office:value-type="date" office:date-value="2017-04-21">
            <text:p>21</text:p>
          </table:table-cell>
          <table:table-cell table:style-name="ce110" table:formula="of:=[.X2]+1" office:value-type="date" office:date-value="2017-04-22">
            <text:p>22</text:p>
          </table:table-cell>
          <table:table-cell table:style-name="ce110" table:formula="of:=[.Y2]+1" office:value-type="date" office:date-value="2017-04-23">
            <text:p>23</text:p>
          </table:table-cell>
          <table:table-cell table:style-name="ce110" table:formula="of:=[.Z2]+1" office:value-type="date" office:date-value="2017-04-24">
            <text:p>24</text:p>
          </table:table-cell>
          <table:table-cell table:style-name="ce110" table:formula="of:=[.AA2]+1" office:value-type="date" office:date-value="2017-04-25">
            <text:p>25</text:p>
          </table:table-cell>
          <table:table-cell table:style-name="ce110" table:formula="of:=[.AB2]+1" office:value-type="date" office:date-value="2017-04-26">
            <text:p>26</text:p>
          </table:table-cell>
          <table:table-cell table:style-name="ce110" table:formula="of:=[.AC2]+1" office:value-type="date" office:date-value="2017-04-27">
            <text:p>27</text:p>
          </table:table-cell>
          <table:table-cell table:style-name="ce110" table:formula="of:=[.AD2]+1" office:value-type="date" office:date-value="2017-04-28">
            <text:p>28</text:p>
          </table:table-cell>
          <table:table-cell table:style-name="ce110" table:formula="of:=[.AE2]+1" office:value-type="date" office:date-value="2017-04-29">
            <text:p>29</text:p>
          </table:table-cell>
          <table:table-cell table:style-name="ce110" table:formula="of:=[.AF2]+1" office:value-type="date" office:date-value="2017-04-30">
            <text:p>30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1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08" table:formula="of:=SUM([.D4:.AG4])" office:value-type="float" office:value="1">
            <text:p>1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4.0157in" svg:y="0.1067in" draw:caption-point-x="-0.2402in" draw:caption-point-y="0.6114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1" svg:width="1.1413in" svg:height="0.2634in" svg:x="4.472in" svg:y="0.1075in" draw:caption-point-x="-0.2402in" draw:caption-point-y="0.6106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6.8205in" svg:y="0.1083in" draw:caption-point-x="-0.2402in" draw:caption-point-y="0.6098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2878in" svg:y="0.1094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8.7768in" svg:y="0.1098in" draw:caption-point-x="-0.2402in" draw:caption-point-y="0.6083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1.5492in" svg:y="0.1126in" draw:caption-point-x="-0.2402in" draw:caption-point-y="0.6055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3.8323in" svg:y="0.115in" draw:caption-point-x="-0.2402in" draw:caption-point-y="0.6031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4.7457in" svg:y="0.1161in" draw:caption-point-x="-0.2402in" draw:caption-point-y="0.602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0.1161in" draw:caption-point-x="-0.2402in" draw:caption-point-y="0.602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08" table:formula="of:=SUM([.D5:.AG5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0.6358in" svg:y="0.3594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0.3598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13.3756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0.363in" draw:caption-point-x="-0.2402in" draw:caption-point-y="0.602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7457in" svg:y="0.3634in" draw:caption-point-x="-0.2402in" draw:caption-point-y="0.6024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108" table:formula="of:=SUM([.D6:.AG6])" office:value-type="float" office:value="1"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5.202in" svg:y="0.6102in" draw:caption-point-x="-0.2402in" draw:caption-point-y="0.6031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08" table:formula="of:=SUM([.D7:.AG7])" office:value-type="float" office:value="1">
            <text:p>1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7.7988in" svg:y="0.8516in" draw:caption-point-x="-0.2402in" draw:caption-point-y="0.6094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0.8551in" draw:caption-point-x="-0.2402in" draw:caption-point-y="0.6059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3.3756in" svg:y="0.8571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108" table:formula="of:=SUM([.D8:.AG8])" office:value-type="float" office:value="3">
            <text:p>3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4.472in" svg:y="1.098in" draw:caption-point-x="-0.2402in" draw:caption-point-y="0.6106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8.2878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10.1791in" svg:y="1.1024in" draw:caption-point-x="-0.2402in" draw:caption-point-y="0.6063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11.0925in" svg:y="1.098in" draw:caption-point-x="-0.2402in" draw:caption-point-y="0.6106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1.5492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3.8323in" svg:y="1.1055in" draw:caption-point-x="-0.2402in" draw:caption-point-y="0.6031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4.289in" svg:y="1.1059in" draw:caption-point-x="-0.2402in" draw:caption-point-y="0.6028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4.7457in" svg:y="1.0996in" draw:caption-point-x="-0.2402in" draw:caption-point-y="0.609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108" table:formula="of:=SUM([.D9:.AG9])" office:value-type="float" office:value="3">
            <text:p>3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1.3461in" draw:caption-point-x="-0.2402in" draw:caption-point-y="0.6106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0.6358in" svg:y="1.3504in" draw:caption-point-x="-0.2402in" draw:caption-point-y="0.6063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1.0925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1.5492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2.0059in" svg:y="1.3492in" draw:caption-point-x="-0.2402in" draw:caption-point-y="0.607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1.3535in" draw:caption-point-x="-0.2402in" draw:caption-point-y="0.6031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108" table:formula="of:=SUM([.D10:.AG10])" office:value-type="float" office:value="1.5">
            <text:p>1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3" draw:text-style-name="P1" svg:width="1.1413in" svg:height="0.7012in" svg:x="7.3094in" svg:y="1.5949in" draw:caption-point-x="-0.2402in" draw:caption-point-y="0.6094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5492in" svg:y="1.5988in" draw:caption-point-x="-0.2402in" draw:caption-point-y="0.6055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634in" svg:x="13.3756in" svg:y="1.6008in" draw:caption-point-x="-0.2402in" draw:caption-point-y="0.6035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108" table:formula="of:=SUM([.D11:.AG11])" office:value-type="float" office:value="1">
            <text:p>1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4.472in" svg:y="1.8413in" draw:caption-point-x="-0.2402in" draw:caption-point-y="0.6106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2878in" svg:y="1.8437in" draw:caption-point-x="-0.2402in" draw:caption-point-y="0.6083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2.0059in" svg:y="1.8472in" draw:caption-point-x="-0.2402in" draw:caption-point-y="0.6047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13.3756in" svg:y="1.8484in" draw:caption-point-x="-0.2402in" draw:caption-point-y="0.6035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3.8323in" svg:y="1.8488in" draw:caption-point-x="-0.2402in" draw:caption-point-y="0.6031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1" svg:width="1.1413in" svg:height="0.2634in" svg:x="14.289in" svg:y="1.8492in" draw:caption-point-x="-0.2402in" draw:caption-point-y="0.6028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7" office:value-type="string">
            <text:p>HaTT</text:p>
          </table:table-cell>
          <table:table-cell table:style-name="ce108"/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2.089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2.0898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3094in" svg:y="2.0902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2878in" svg:y="2.0909in" draw:caption-point-x="-0.2402in" draw:caption-point-y="0.608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2.0937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7457in" svg:y="2.0972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108" table:formula="of:=SUM([.D13:.AG13])" office:value-type="float" office:value="1.5">
            <text:p>1.5</text:p>
          </table:table-cell>
          <table:table-cell table:style-name="ce112" table:number-columns-repeated="2"/>
          <table:table-cell table:style-name="ce112" office:value-type="float" office:value="0.5">
            <office:annotation draw:style-name="gr2" draw:text-style-name="P1" svg:width="1.1413in" svg:height="0.5457in" svg:x="3.5591in" svg:y="2.3354in" draw:caption-point-x="-0.2402in" draw:caption-point-y="0.6118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4.472in" svg:y="2.3366in" draw:caption-point-x="-0.2402in" draw:caption-point-y="0.6106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2.3441in" draw:caption-point-x="-0.2402in" draw:caption-point-y="0.6031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2.3453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108" table:formula="of:=SUM([.D14:.AG14])" office:value-type="float" office:value="4">
            <text:p>4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4.472in" svg:y="2.5843in" draw:caption-point-x="-0.2402in" draw:caption-point-y="0.6106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7.7988in" svg:y="2.5862in" draw:caption-point-x="-0.2402in" draw:caption-point-y="0.6087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11.0925in" svg:y="2.5894in" draw:caption-point-x="-0.2402in" draw:caption-point-y="0.6055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14.289in" svg:y="2.5921in" draw:caption-point-x="-0.2402in" draw:caption-point-y="0.6028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4.7457in" svg:y="2.5929in" draw:caption-point-x="-0.2402in" draw:caption-point-y="0.602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12" office:value-type="float" office:value="0.5">
            <office:annotation draw:style-name="gr6" draw:text-style-name="P1" svg:width="1.1413in" svg:height="0.2634in" svg:x="15.202in" svg:y="2.5929in" draw:caption-point-x="-0.2402in" draw:caption-point-y="0.602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108" table:formula="of:=SUM([.D15:.AG15])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4.0157in" svg:y="2.8311in" draw:caption-point-x="-0.2402in" draw:caption-point-y="0.6114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office:annotation draw:style-name="gr4" draw:text-style-name="P1" svg:width="1.1413in" svg:height="0.3902in" svg:x="5.3854in" svg:y="2.8323in" draw:caption-point-x="-0.2402in" draw:caption-point-y="0.6102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3094in" svg:y="2.8331in" draw:caption-point-x="-0.2402in" draw:caption-point-y="0.6094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2.837in" draw:caption-point-x="-0.2402in" draw:caption-point-y="0.6055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2.8394in" draw:caption-point-x="-0.2402in" draw:caption-point-y="0.6031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2.8406in" draw:caption-point-x="-0.2402in" draw:caption-point-y="0.602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108" table:formula="of:=SUM([.D16:.AG16])" office:value-type="float" office:value="2">
            <text:p>2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5.202in" svg:y="3.0874in" draw:caption-point-x="-0.2402in" draw:caption-point-y="0.602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108" table:formula="of:=SUM([.D17:.AG17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108" table:formula="of:=SUM([.D18:.AG18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289in" svg:y="3.5831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108" table:formula="of:=SUM([.D19:.AG19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7768in" svg:y="3.8252in" draw:caption-point-x="-0.2402in" draw:caption-point-y="0.6083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108" table:formula="of:=SUM([.D20:.AG20])" office:value-type="float" office:value="1">
            <text:p>1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0157in" svg:y="4.0697in" draw:caption-point-x="-0.2402in" draw:caption-point-y="0.6114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1">
            <office:annotation draw:style-name="gr6" draw:text-style-name="P1" svg:width="1.1413in" svg:height="0.2634in" svg:x="5.3854in" svg:y="4.0701in" draw:caption-point-x="-0.2402in" draw:caption-point-y="0.611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7768in" svg:y="4.0728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3.8323in" svg:y="4.078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4.7457in" svg:y="4.0787in" draw:caption-point-x="-0.2402in" draw:caption-point-y="0.6024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108" table:formula="of:=SUM([.D21:.AG21])" office:value-type="float" office:value="4">
            <text:p>4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634in" svg:x="6.8205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7.3094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7.798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8.2878in" svg:y="4.3189in" draw:caption-point-x="-0.2402in" draw:caption-point-y="0.6098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108" table:formula="of:=SUM([.D22:.AG22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108" table:formula="of:=SUM([.D23:.AG23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108" table:formula="of:=SUM([.D24:.AG24])" office:value-type="float" office:value="1"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5.0693in" draw:caption-point-x="-0.2402in" draw:caption-point-y="0.6024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108" table:formula="of:=SUM([.D25:.AG25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0.6358in" svg:y="5.313in" draw:caption-point-x="-0.2402in" draw:caption-point-y="0.6063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108" table:formula="of:=SUM([.D26:.AG26])" office:value-type="float" office:value="0.5">
            <text:p>0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7.7988in" svg:y="5.5579in" draw:caption-point-x="-0.2402in" draw:caption-point-y="0.6094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108" table:formula="of:=SUM([.D27:.AG27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108" table:formula="of:=SUM([.D28:.AG28])" office:value-type="float" office:value="2">
            <text:p>2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office:annotation draw:style-name="gr4" draw:text-style-name="P1" svg:width="1.1413in" svg:height="0.3902in" svg:x="5.3854in" svg:y="6.0524in" draw:caption-point-x="-0.2402in" draw:caption-point-y="0.6102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7988in" svg:y="6.0535in" draw:caption-point-x="-0.2402in" draw:caption-point-y="0.6091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6.0567in" draw:caption-point-x="-0.2402in" draw:caption-point-y="0.6059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289in" svg:y="6.0598in" draw:caption-point-x="-0.2402in" draw:caption-point-y="0.6028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6.0602in" draw:caption-point-x="-0.2402in" draw:caption-point-y="0.6024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108" table:formula="of:=SUM([.D29:.AG29])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office:annotation draw:style-name="gr6" draw:text-style-name="P1" svg:width="1.1413in" svg:height="0.2634in" svg:x="5.3854in" svg:y="6.3in" draw:caption-point-x="-0.2402in" draw:caption-point-y="0.6102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6.8205in" svg:y="6.3004in" draw:caption-point-x="-0.2402in" draw:caption-point-y="0.6098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7.3094in" svg:y="6.3008in" draw:caption-point-x="-0.2402in" draw:caption-point-y="0.6094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2878in" svg:y="6.3016in" draw:caption-point-x="-0.2402in" draw:caption-point-y="0.6087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0.1791in" svg:y="6.3031in" draw:caption-point-x="-0.2402in" draw:caption-point-y="0.6071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0.6358in" svg:y="6.3039in" draw:caption-point-x="-0.2402in" draw:caption-point-y="0.6063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5492in" svg:y="6.3043in" draw:caption-point-x="-0.2402in" draw:caption-point-y="0.605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3.8323in" svg:y="6.3071in" draw:caption-point-x="-0.2402in" draw:caption-point-y="0.6031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289in" svg:y="6.3075in" draw:caption-point-x="-0.2402in" draw:caption-point-y="0.602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4.7457in" svg:y="6.3079in" draw:caption-point-x="-0.2402in" draw:caption-point-y="0.602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108" table:formula="of:=SUM([.D30:.AG30])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3.5591in" svg:y="6.5461in" draw:caption-point-x="-0.2402in" draw:caption-point-y="0.6118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1" svg:width="1.1413in" svg:height="0.3902in" svg:x="10.1791in" svg:y="6.5508in" draw:caption-point-x="-0.2402in" draw:caption-point-y="0.6071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108" table:formula="of:=SUM([.D31:.AG31])" office:value-type="float" office:value="1"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3.5591in" svg:y="6.7937in" draw:caption-point-x="-0.2402in" draw:caption-point-y="0.6118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6.7957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7.7988in" svg:y="6.7965in" draw:caption-point-x="-0.2402in" draw:caption-point-y="0.6091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5.202in" svg:y="6.8035in" draw:caption-point-x="-0.2402in" draw:caption-point-y="0.602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108" table:formula="of:=SUM([.D32:.AG32])" office:value-type="float" office:value="1">
            <text:p>1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1" svg:width="1.1413in" svg:height="0.3902in" svg:x="14.7457in" svg:y="7.0472in" draw:caption-point-x="-0.2402in" draw:caption-point-y="0.6059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108" table:formula="of:=SUM([.D33:.AG33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108" table:formula="of:=SUM([.D34:.AG34])" office:value-type="float" office:value="0.5">
            <text:p>0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7.7988in" svg:y="7.5394in" draw:caption-point-x="-0.2402in" draw:caption-point-y="0.6091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3" draw:text-style-name="P1" svg:width="1.1413in" svg:height="0.7012in" svg:x="10.1791in" svg:y="7.5413in" draw:caption-point-x="-0.2402in" draw:caption-point-y="0.6071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108" table:formula="of:=SUM([.D35:.AG35])" office:value-type="float" office:value="1.5">
            <text:p>1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1">
            <office:annotation draw:style-name="gr6" draw:text-style-name="P1" svg:width="1.1413in" svg:height="0.2634in" svg:x="5.3854in" svg:y="7.7862in" draw:caption-point-x="-0.2402in" draw:caption-point-y="0.6102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7768in" svg:y="7.7882in" draw:caption-point-x="-0.2402in" draw:caption-point-y="0.6083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3.3756in" svg:y="7.7925in" draw:caption-point-x="-0.2402in" draw:caption-point-y="0.6039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3.8323in" svg:y="7.7933in" draw:caption-point-x="-0.2402in" draw:caption-point-y="0.6031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108" table:formula="of:=SUM([.D36:.AG36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8.7768in" svg:y="8.0358in" draw:caption-point-x="-0.2402in" draw:caption-point-y="0.6083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8.0421in" draw:caption-point-x="-0.2402in" draw:caption-point-y="0.602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108" table:formula="of:=SUM([.D37:.AG37])" office:value-type="float" office:value="7.5">
            <text:p>7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4.01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.5">
            <office:annotation draw:style-name="gr2" draw:text-style-name="P1" svg:width="1.1413in" svg:height="0.5457in" svg:x="5.3854in" svg:y="8.2815in" draw:caption-point-x="-0.2402in" draw:caption-point-y="0.6102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7.3094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8.287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0.6358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8.2858in" draw:caption-point-x="-0.2402in" draw:caption-point-y="0.6059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1.5492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3.8323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4.7457in" svg:y="8.265in" draw:caption-point-x="-0.2402in" draw:caption-point-y="0.626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8.2898in" draw:caption-point-x="-0.2402in" draw:caption-point-y="0.602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108" table:formula="of:=SUM([.D38:.AG38])" office:value-type="float" office:value="0.5">
            <text:p>0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1" svg:width="1.1413in" svg:height="0.2634in" svg:x="4.0157in" svg:y="8.528in" draw:caption-point-x="-0.2402in" draw:caption-point-y="0.6114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8.5295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108" table:formula="of:=SUM([.D39:.AG39])" office:value-type="float" office:value="2.5">
            <text:p>2.5</text:p>
          </table:table-cell>
          <table:table-cell table:style-name="ce112" table:number-columns-repeated="2"/>
          <table:table-cell table:style-name="ce112" office:value-type="float" office:value="1">
            <office:annotation draw:style-name="gr6" draw:text-style-name="P1" svg:width="1.1413in" svg:height="0.2634in" svg:x="3.5591in" svg:y="8.7744in" draw:caption-point-x="-0.2402in" draw:caption-point-y="0.612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8.7768in" svg:y="8.7787in" draw:caption-point-x="-0.2402in" draw:caption-point-y="0.608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1.5492in" svg:y="8.7819in" draw:caption-point-x="-0.2402in" draw:caption-point-y="0.6051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8.7839in" draw:caption-point-x="-0.2402in" draw:caption-point-y="0.6031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15.202in" svg:y="8.7846in" draw:caption-point-x="-0.2402in" draw:caption-point-y="0.6024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108" table:formula="of:=SUM([.D40:.AG40])" office:value-type="float" office:value="2.5">
            <text:p>2.5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8.2878in" svg:y="9.026in" draw:caption-point-x="-0.2402in" draw:caption-point-y="0.6087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1" svg:width="1.1413in" svg:height="0.2634in" svg:x="8.7768in" svg:y="9.0264in" draw:caption-point-x="-0.2402in" draw:caption-point-y="0.6083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1" svg:width="1.1413in" svg:height="0.3902in" svg:x="10.1791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1" svg:width="1.1413in" svg:height="0.3902in" svg:x="10.6358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1.5492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2.0059in" svg:y="9.0283in" draw:caption-point-x="-0.2402in" draw:caption-point-y="0.606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9.0327in" draw:caption-point-x="-0.2402in" draw:caption-point-y="0.602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6" office:value-type="string">
            <text:p>ThaoDTN</text:p>
          </table:table-cell>
          <table:table-cell table:style-name="ce108" table:formula="of:=SUM([.D41:.AG41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0.6358in" svg:y="9.276in" draw:caption-point-x="-0.2402in" draw:caption-point-y="0.606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3.8323in" svg:y="9.2791in" draw:caption-point-x="-0.2402in" draw:caption-point-y="0.6031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inhT</text:p>
          </table:table-cell>
          <table:table-cell table:style-name="ce108" table:formula="of:=SUM([.D42:.AG42])" office:value-type="float" office:value="1.5">
            <text:p>1.5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1" svg:width="1.1413in" svg:height="0.3902in" svg:x="3.5591in" svg:y="9.5067in" draw:caption-point-x="-0.2402in" draw:caption-point-y="0.6232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1.0925in" svg:y="9.524in" draw:caption-point-x="-0.2402in" draw:caption-point-y="0.6059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5.202in" svg:y="9.528in" draw:caption-point-x="-0.2402in" draw:caption-point-y="0.602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hoaiVK</text:p>
          </table:table-cell>
          <table:table-cell table:style-name="ce108" table:formula="of:=SUM([.D43:.AG43])" office:value-type="float" office:value="2">
            <text:p>2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4.472in" svg:y="9.7669in" draw:caption-point-x="-0.2402in" draw:caption-point-y="0.6106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2"/>
          <table:table-cell table:style-name="ce112" office:value-type="float" office:value="1">
            <office:annotation draw:style-name="gr6" draw:text-style-name="P1" svg:width="1.1413in" svg:height="0.2634in" svg:x="5.3854in" svg:y="9.7646in" draw:caption-point-x="-0.2402in" draw:caption-point-y="0.613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3.8323in" svg:y="9.7744in" draw:caption-point-x="-0.2402in" draw:caption-point-y="0.6031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1" svg:width="1.1413in" svg:height="0.2634in" svg:x="14.289in" svg:y="9.7744in" draw:caption-point-x="-0.2402in" draw:caption-point-y="0.6031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5.202in" svg:y="9.7756in" draw:caption-point-x="-0.2402in" draw:caption-point-y="0.602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uyCNTA</text:p>
          </table:table-cell>
          <table:table-cell table:style-name="ce108" table:formula="of:=SUM([.D44:.AG44])" office:value-type="float" office:value="0">
            <text:p>0</text:p>
          </table:table-cell>
          <table:table-cell table:style-name="ce112" table:number-columns-repeated="23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uyLTT</text:p>
          </table:table-cell>
          <table:table-cell table:style-name="ce108" table:formula="of:=SUM([.D45:.AG45])" office:value-type="float" office:value="4">
            <text:p>4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3" draw:text-style-name="P1" svg:width="1.1413in" svg:height="0.7012in" svg:x="4.0157in" svg:y="10.2618in" draw:caption-point-x="-0.2402in" draw:caption-point-y="0.6114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2" office:value-type="float" office:value="0.5">
            <office:annotation draw:style-name="gr7" draw:text-style-name="P1" svg:width="1.1413in" svg:height="1.0122in" svg:x="4.472in" svg:y="10.2626in" draw:caption-point-x="-0.2402in" draw:caption-point-y="0.6106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2"/>
          <table:table-cell table:style-name="ce112" office:value-type="float" office:value="0">
            <office:annotation draw:style-name="gr6" draw:text-style-name="P1" svg:width="1.1413in" svg:height="0.2634in" svg:x="5.3854in" svg:y="10.263in" draw:caption-point-x="-0.2402in" draw:caption-point-y="0.6102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10.2634in" draw:caption-point-x="-0.2402in" draw:caption-point-y="0.6098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7.3094in" svg:y="10.2638in" draw:caption-point-x="-0.2402in" draw:caption-point-y="0.6094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2" office:value-type="float" office:value="0.5">
            <office:annotation draw:style-name="gr2" draw:text-style-name="P1" svg:width="1.1413in" svg:height="0.5457in" svg:x="7.7988in" svg:y="10.2642in" draw:caption-point-x="-0.2402in" draw:caption-point-y="0.6091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1" svg:width="1.1413in" svg:height="0.5457in" svg:x="8.2878in" svg:y="10.2646in" draw:caption-point-x="-0.2402in" draw:caption-point-y="0.6087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2" office:value-type="float" office:value="1">
            <office:annotation draw:style-name="gr4" draw:text-style-name="P1" svg:width="1.1413in" svg:height="0.3902in" svg:x="8.7768in" svg:y="10.265in" draw:caption-point-x="-0.2402in" draw:caption-point-y="0.6083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1" svg:width="1.1413in" svg:height="0.5457in" svg:x="10.1791in" svg:y="10.2661in" draw:caption-point-x="-0.2402in" draw:caption-point-y="0.6071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0.6358in" svg:y="10.2669in" draw:caption-point-x="-0.2402in" draw:caption-point-y="0.6063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10.2673in" draw:caption-point-x="-0.2402in" draw:caption-point-y="0.605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1" svg:width="1.1413in" svg:height="0.5457in" svg:x="11.5492in" svg:y="10.2681in" draw:caption-point-x="-0.2402in" draw:caption-point-y="0.6051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2.0059in" svg:y="10.2685in" draw:caption-point-x="-0.2402in" draw:caption-point-y="0.6047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3" draw:text-style-name="P1" svg:width="1.1413in" svg:height="0.7012in" svg:x="13.8323in" svg:y="10.2701in" draw:caption-point-x="-0.2402in" draw:caption-point-y="0.6031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12" office:value-type="float" office:value="0.5">
            <office:annotation draw:style-name="gr4" draw:text-style-name="P1" svg:width="1.1413in" svg:height="0.3902in" svg:x="14.289in" svg:y="10.2705in" draw:caption-point-x="-0.2402in" draw:caption-point-y="0.6028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1" svg:width="1.1413in" svg:height="0.3902in" svg:x="14.7457in" svg:y="10.2709in" draw:caption-point-x="-0.2402in" draw:caption-point-y="0.6024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5.202in" svg:y="10.2713in" draw:caption-point-x="-0.2402in" draw:caption-point-y="0.602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ruyenLVC</text:p>
          </table:table-cell>
          <table:table-cell table:style-name="ce108" table:formula="of:=SUM([.D46:.AG46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6.8205in" svg:y="10.511in" draw:caption-point-x="-0.2402in" draw:caption-point-y="0.6098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1" svg:width="1.1413in" svg:height="0.2634in" svg:x="13.3756in" svg:y="10.5169in" draw:caption-point-x="-0.2402in" draw:caption-point-y="0.6039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1" svg:width="1.1413in" svg:height="0.3902in" svg:x="15.202in" svg:y="10.5189in" draw:caption-point-x="-0.2402in" draw:caption-point-y="0.602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62" office:value-type="string">
            <text:p>VietBA</text:p>
          </table:table-cell>
          <table:table-cell table:style-name="ce108" table:formula="of:=SUM([.D47:.AG47])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1" svg:width="1.1413in" svg:height="0.2634in" svg:x="11.0925in" svg:y="10.763in" draw:caption-point-x="-0.2402in" draw:caption-point-y="0.6055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VinhP</text:p>
          </table:table-cell>
          <table:table-cell table:style-name="ce108" table:formula="of:=SUM([.D48:.AG48])" office:value-type="float" office:value="0.5">
            <text:p>0.5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/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1" svg:width="1.1413in" svg:height="0.3902in" svg:x="15.202in" svg:y="11.0142in" draw:caption-point-x="-0.2402in" draw:caption-point-y="0.602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12" table:number-columns-repeated="2"/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13" table:number-columns-repeated="30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13" table:number-columns-repeated="4"/>
          <table:table-cell table:style-name="ce115"/>
          <table:table-cell table:style-name="ce113" table:number-columns-repeated="25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13" table:number-columns-repeated="30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13" table:number-columns-repeated="4"/>
          <table:table-cell table:style-name="ce116" table:number-columns-repeated="7"/>
          <table:table-cell table:style-name="ce113" table:number-columns-repeated="19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13" table:number-columns-repeated="30"/>
          <table:table-cell table:style-name="ce35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9"/>
        <table:table-column table:style-name="co26" table:number-columns-repeated="7" table:default-cell-style-name="ce129"/>
        <table:table-column table:style-name="co25" table:number-columns-repeated="16" table:default-cell-style-name="ce129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5" table:number-columns-spanned="2" table:number-rows-spanned="1">
            <text:p>5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7" table:number-columns-spanned="2" table:number-rows-spanned="1">
            <text:p>2017</text:p>
          </table:table-cell>
          <table:covered-table-cell table:style-name="ce135"/>
          <table:table-cell table:style-name="ce124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25" table:formula="of:=DATE([.$R$1];[.N1];1)" office:value-type="date" office:date-value="2017-05-01">
            <text:p>01</text:p>
          </table:table-cell>
          <table:table-cell table:style-name="ce125" table:formula="of:=[.D2]+1" office:value-type="date" office:date-value="2017-05-02">
            <text:p>02</text:p>
          </table:table-cell>
          <table:table-cell table:style-name="ce125" table:formula="of:=[.E2]+1" office:value-type="date" office:date-value="2017-05-03">
            <text:p>03</text:p>
          </table:table-cell>
          <table:table-cell table:style-name="ce125" table:formula="of:=[.F2]+1" office:value-type="date" office:date-value="2017-05-04">
            <text:p>04</text:p>
          </table:table-cell>
          <table:table-cell table:style-name="ce125" table:formula="of:=[.G2]+1" office:value-type="date" office:date-value="2017-05-05">
            <text:p>05</text:p>
          </table:table-cell>
          <table:table-cell table:style-name="ce125" table:formula="of:=[.H2]+1" office:value-type="date" office:date-value="2017-05-06">
            <text:p>06</text:p>
          </table:table-cell>
          <table:table-cell table:style-name="ce125" table:formula="of:=[.I2]+1" office:value-type="date" office:date-value="2017-05-07">
            <text:p>07</text:p>
          </table:table-cell>
          <table:table-cell table:style-name="ce125" table:formula="of:=[.J2]+1" office:value-type="date" office:date-value="2017-05-08">
            <text:p>08</text:p>
          </table:table-cell>
          <table:table-cell table:style-name="ce125" table:formula="of:=[.K2]+1" office:value-type="date" office:date-value="2017-05-09">
            <text:p>09</text:p>
          </table:table-cell>
          <table:table-cell table:style-name="ce125" table:formula="of:=[.L2]+1" office:value-type="date" office:date-value="2017-05-10">
            <text:p>10</text:p>
          </table:table-cell>
          <table:table-cell table:style-name="ce125" table:formula="of:=[.M2]+1" office:value-type="date" office:date-value="2017-05-11">
            <text:p>11</text:p>
          </table:table-cell>
          <table:table-cell table:style-name="ce125" table:formula="of:=[.N2]+1" office:value-type="date" office:date-value="2017-05-12">
            <text:p>12</text:p>
          </table:table-cell>
          <table:table-cell table:style-name="ce125" table:formula="of:=[.O2]+1" office:value-type="date" office:date-value="2017-05-13">
            <text:p>13</text:p>
          </table:table-cell>
          <table:table-cell table:style-name="ce125" table:formula="of:=[.P2]+1" office:value-type="date" office:date-value="2017-05-14">
            <text:p>14</text:p>
          </table:table-cell>
          <table:table-cell table:style-name="ce125" table:formula="of:=[.Q2]+1" office:value-type="date" office:date-value="2017-05-15">
            <text:p>15</text:p>
          </table:table-cell>
          <table:table-cell table:style-name="ce125" table:formula="of:=[.R2]+1" office:value-type="date" office:date-value="2017-05-16">
            <text:p>16</text:p>
          </table:table-cell>
          <table:table-cell table:style-name="ce125" table:formula="of:=[.S2]+1" office:value-type="date" office:date-value="2017-05-17">
            <text:p>17</text:p>
          </table:table-cell>
          <table:table-cell table:style-name="ce125" table:formula="of:=[.T2]+1" office:value-type="date" office:date-value="2017-05-18">
            <text:p>18</text:p>
          </table:table-cell>
          <table:table-cell table:style-name="ce125" table:formula="of:=[.U2]+1" office:value-type="date" office:date-value="2017-05-19">
            <text:p>19</text:p>
          </table:table-cell>
          <table:table-cell table:style-name="ce125" table:formula="of:=[.V2]+1" office:value-type="date" office:date-value="2017-05-20">
            <text:p>20</text:p>
          </table:table-cell>
          <table:table-cell table:style-name="ce125" table:formula="of:=[.W2]+1" office:value-type="date" office:date-value="2017-05-21">
            <text:p>21</text:p>
          </table:table-cell>
          <table:table-cell table:style-name="ce125" table:formula="of:=[.X2]+1" office:value-type="date" office:date-value="2017-05-22">
            <text:p>22</text:p>
          </table:table-cell>
          <table:table-cell table:style-name="ce125" table:formula="of:=[.Y2]+1" office:value-type="date" office:date-value="2017-05-23">
            <text:p>23</text:p>
          </table:table-cell>
          <table:table-cell table:style-name="ce125" table:formula="of:=[.Z2]+1" office:value-type="date" office:date-value="2017-05-24">
            <text:p>24</text:p>
          </table:table-cell>
          <table:table-cell table:style-name="ce125" table:formula="of:=[.AA2]+1" office:value-type="date" office:date-value="2017-05-25">
            <text:p>25</text:p>
          </table:table-cell>
          <table:table-cell table:style-name="ce125" table:formula="of:=[.AB2]+1" office:value-type="date" office:date-value="2017-05-26">
            <text:p>26</text:p>
          </table:table-cell>
          <table:table-cell table:style-name="ce125" table:formula="of:=[.AC2]+1" office:value-type="date" office:date-value="2017-05-27">
            <text:p>27</text:p>
          </table:table-cell>
          <table:table-cell table:style-name="ce125" table:formula="of:=[.AD2]+1" office:value-type="date" office:date-value="2017-05-28">
            <text:p>28</text:p>
          </table:table-cell>
          <table:table-cell table:style-name="ce125" table:formula="of:=[.AE2]+1" office:value-type="date" office:date-value="2017-05-29">
            <text:p>29</text:p>
          </table:table-cell>
          <table:table-cell table:style-name="ce125" table:formula="of:=[.AF2]+1" office:value-type="date" office:date-value="2017-05-30">
            <text:p>30</text:p>
          </table:table-cell>
          <table:table-cell table:style-name="ce125" table:formula="of:=[.AG2]+1" office:value-type="date" office:date-value="2017-05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23" table:formula="of:=SUM([.D4:.AH4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0.1098in" draw:caption-point-x="-0.2402in" draw:caption-point-y="0.6083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7.7988in" svg:y="0.1106in" draw:caption-point-x="-0.2402in" draw:caption-point-y="0.6075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6358in" svg:y="0.1122in" draw:caption-point-x="-0.2402in" draw:caption-point-y="0.6059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0.115in" draw:caption-point-x="-0.2402in" draw:caption-point-y="0.6031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0.1154in" draw:caption-point-x="-0.2402in" draw:caption-point-y="0.6028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0.1161in" draw:caption-point-x="-0.2402in" draw:caption-point-y="0.602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23" table:formula="of:=SUM([.D5:.AH5])" office:value-type="float" office:value="2.5">
            <text:p>2.5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3094in" svg:y="0.3563in" draw:caption-point-x="-0.2402in" draw:caption-point-y="0.6094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0.3579in" draw:caption-point-x="-0.2402in" draw:caption-point-y="0.6079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3" draw:text-style-name="P1" svg:width="1.1413in" svg:height="0.7012in" svg:x="9.2661in" svg:y="0.3583in" draw:caption-point-x="-0.2402in" draw:caption-point-y="0.6075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9.7228in" svg:y="0.3587in" draw:caption-point-x="-0.2402in" draw:caption-point-y="0.6071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0.3594in" draw:caption-point-x="-0.2402in" draw:caption-point-y="0.6063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27" office:value-type="float" office:value="1">
            <office:annotation draw:style-name="gr8" draw:text-style-name="P1" svg:width="1.1413in" svg:height="0.8567in" svg:x="10.6358in" svg:y="0.3598in" draw:caption-point-x="-0.2402in" draw:caption-point-y="0.6059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0.3634in" draw:caption-point-x="-0.2402in" draw:caption-point-y="0.6024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0.3646in" draw:caption-point-x="-0.2402in" draw:caption-point-y="0.601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uongNH</text:p>
          </table:table-cell>
          <table:table-cell table:style-name="ce123" table:formula="of:=SUM([.D6:.AH6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0157in" svg:y="0.6031in" draw:caption-point-x="-0.2402in" draw:caption-point-y="0.6102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6051in" draw:caption-point-x="-0.2402in" draw:caption-point-y="0.6083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6358in" svg:y="0.6075in" draw:caption-point-x="-0.2402in" draw:caption-point-y="0.6059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27" office:value-type="float" office:value="0">
            <office:annotation draw:style-name="gr9" draw:text-style-name="P1" svg:width="1.1413in" svg:height="1.1677in" svg:x="11.0925in" svg:y="0.6083in" draw:caption-point-x="-0.2402in" draw:caption-point-y="0.6051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6102in" draw:caption-point-x="-0.2402in" draw:caption-point-y="0.6031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6122in" draw:caption-point-x="-0.2402in" draw:caption-point-y="0.601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123" table:formula="of:=SUM([.D7:.AH7])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4.472in" svg:y="0.8504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547in" draw:caption-point-x="-0.2402in" draw:caption-point-y="0.6063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0.861in" draw:caption-point-x="-0.2402in" draw:caption-point-y="0.6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yNM</text:p>
          </table:table-cell>
          <table:table-cell table:style-name="ce123" table:formula="of:=SUM([.D8:.AH8])" office:value-type="float" office:value="3.5">
            <text:p>3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4.0157in" svg:y="1.0906in" draw:caption-point-x="-0.2402in" draw:caption-point-y="0.618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1.1055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4.289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15.6587in" svg:y="1.1016in" draw:caption-point-x="-0.2402in" draw:caption-point-y="0.6071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36" office:value-type="string">
            <text:p>DuyenLT</text:p>
          </table:table-cell>
          <table:table-cell table:style-name="ce123" table:formula="of:=SUM([.D9:.AH9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9.7228in" svg:y="1.3496in" draw:caption-point-x="-0.2402in" draw:caption-point-y="0.6071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GiauNV</text:p>
          </table:table-cell>
          <table:table-cell table:style-name="ce123" table:formula="of:=SUM([.D10:.AH10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3.5591in" svg:y="1.5937in" draw:caption-point-x="-0.2402in" draw:caption-point-y="0.6106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9.2661in" svg:y="1.5969in" draw:caption-point-x="-0.2402in" draw:caption-point-y="0.6075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1.5996in" draw:caption-point-x="-0.2402in" draw:caption-point-y="0.6047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6.572in" svg:y="1.6031in" draw:caption-point-x="-0.2402in" draw:caption-point-y="0.601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62" office:value-type="string">
            <text:p>HaTH</text:p>
          </table:table-cell>
          <table:table-cell table:style-name="ce123" table:formula="of:=SUM([.D11:.AH11])" office:value-type="float" office:value="1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1.8421in" draw:caption-point-x="-0.2402in" draw:caption-point-y="0.6098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5.8421in" svg:y="1.8425in" draw:caption-point-x="-0.2402in" draw:caption-point-y="0.6094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1.8429in" draw:caption-point-x="-0.2402in" draw:caption-point-y="0.6091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1.8441in" draw:caption-point-x="-0.2402in" draw:caption-point-y="0.6079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1.8445in" draw:caption-point-x="-0.2402in" draw:caption-point-y="0.6075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6358in" svg:y="1.8461in" draw:caption-point-x="-0.2402in" draw:caption-point-y="0.6059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1.8472in" draw:caption-point-x="-0.2402in" draw:caption-point-y="0.6047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4.289in" svg:y="1.8488in" draw:caption-point-x="-0.2402in" draw:caption-point-y="0.6031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1.85in" draw:caption-point-x="-0.2402in" draw:caption-point-y="0.602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8504in" draw:caption-point-x="-0.2402in" draw:caption-point-y="0.6016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1.8508in" draw:caption-point-x="-0.2402in" draw:caption-point-y="0.601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7" office:value-type="string">
            <text:p>HaTT</text:p>
          </table:table-cell>
          <table:table-cell table:style-name="ce123"/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2.0913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2.0917in" draw:caption-point-x="-0.2402in" draw:caption-point-y="0.6079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9.7228in" svg:y="2.0925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2.0933in" draw:caption-point-x="-0.2402in" draw:caption-point-y="0.6063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2.0984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36" office:value-type="string">
            <text:p>HaiNM</text:p>
          </table:table-cell>
          <table:table-cell table:style-name="ce123" table:formula="of:=SUM([.D13:.AH13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2.3386in" draw:caption-point-x="-0.2402in" draw:caption-point-y="0.6087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4.289in" svg:y="2.3453in" draw:caption-point-x="-0.2402in" draw:caption-point-y="0.602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6.572in" svg:y="2.3461in" draw:caption-point-x="-0.2402in" draw:caption-point-y="0.601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ienNV</text:p>
          </table:table-cell>
          <table:table-cell table:style-name="ce123" table:formula="of:=SUM([.D14:.AH14])" office:value-type="float" office:value="4.5">
            <text:p>4.5</text:p>
          </table:table-cell>
          <table:table-cell table:style-name="ce127" table:number-columns-repeated="2"/>
          <table:table-cell table:style-name="ce127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6.8205in" svg:y="2.5862in" draw:caption-point-x="-0.2402in" draw:caption-point-y="0.6087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27" office:value-type="float" office:value="0.5">
            <office:annotation draw:style-name="gr6" draw:text-style-name="P1" svg:width="1.1413in" svg:height="0.2634in" svg:x="7.3094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6" draw:text-style-name="P1" svg:width="1.1413in" svg:height="0.2634in" svg:x="9.2661in" svg:y="2.5866in" draw:caption-point-x="-0.2402in" draw:caption-point-y="0.6083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10.6358in" svg:y="2.589in" draw:caption-point-x="-0.2402in" draw:caption-point-y="0.6059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13.3756in" svg:y="2.5925in" draw:caption-point-x="-0.2402in" draw:caption-point-y="0.6024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36" office:value-type="string">
            <text:p>HiepNH</text:p>
          </table:table-cell>
          <table:table-cell table:style-name="ce123" table:formula="of:=SUM([.D15:.AH15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2.8339in" draw:caption-point-x="-0.2402in" draw:caption-point-y="0.6087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7.3094in" svg:y="2.8339in" draw:caption-point-x="-0.2402in" draw:caption-point-y="0.6087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2.837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2.8402in" draw:caption-point-x="-0.2402in" draw:caption-point-y="0.6024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6.1154in" svg:y="2.8409in" draw:caption-point-x="-0.2402in" draw:caption-point-y="0.6016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27" office:value-type="float" office:value="0">
            <office:annotation draw:style-name="gr3" draw:text-style-name="P1" svg:width="1.1413in" svg:height="0.7012in" svg:x="16.572in" svg:y="2.8417in" draw:caption-point-x="-0.2402in" draw:caption-point-y="0.6008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uNKT</text:p>
          </table:table-cell>
          <table:table-cell table:style-name="ce123" table:formula="of:=SUM([.D16:.AH16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Default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7228in" svg:y="3.0831in" draw:caption-point-x="-0.2402in" draw:caption-point-y="0.6071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4">
            <text:p>14</text:p>
          </table:table-cell>
          <table:table-cell table:style-name="ce36" office:value-type="string">
            <text:p>HungLV</text:p>
          </table:table-cell>
          <table:table-cell table:style-name="ce123" table:formula="of:=SUM([.D17:.AH17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5.8421in" svg:y="3.3287in" draw:caption-point-x="-0.2402in" draw:caption-point-y="0.6094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3.3354in" draw:caption-point-x="-0.2402in" draw:caption-point-y="0.6028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NC</text:p>
          </table:table-cell>
          <table:table-cell table:style-name="ce123" table:formula="of:=SUM([.D18:.AH18])" office:value-type="float" office:value="3">
            <text:p>3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3.5591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4.0157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4.472in" svg:y="3.5752in" draw:caption-point-x="-0.2402in" draw:caption-point-y="0.6106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6">
            <text:p>16</text:p>
          </table:table-cell>
          <table:table-cell table:style-name="ce36" office:value-type="string">
            <text:p>HungPN</text:p>
          </table:table-cell>
          <table:table-cell table:style-name="ce123" table:formula="of:=SUM([.D19:.AH19])" office:value-type="float" office:value="3">
            <text:p>3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15.6587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6.1154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27" office:value-type="float" office:value="1">
            <office:annotation draw:style-name="gr4" draw:text-style-name="P1" svg:width="1.1413in" svg:height="0.3902in" svg:x="16.572in" svg:y="3.8315in" draw:caption-point-x="-0.2402in" draw:caption-point-y="0.60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yDH</text:p>
          </table:table-cell>
          <table:table-cell table:style-name="ce123" table:formula="of:=SUM([.D20:.AH20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3311in" svg:y="4.072in" draw:caption-point-x="-0.2402in" draw:caption-point-y="0.6091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4.0736in" draw:caption-point-x="-0.2402in" draw:caption-point-y="0.6075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0748in" draw:caption-point-x="-0.2402in" draw:caption-point-y="0.6063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4.075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4.078in" draw:caption-point-x="-0.2402in" draw:caption-point-y="0.6031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4.289in" svg:y="4.0787in" draw:caption-point-x="-0.2402in" draw:caption-point-y="0.6024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4.0791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8">
            <text:p>18</text:p>
          </table:table-cell>
          <table:table-cell table:style-name="ce36" office:value-type="string">
            <text:p>HuyNG</text:p>
          </table:table-cell>
          <table:table-cell table:style-name="ce123" table:formula="of:=SUM([.D21:.AH21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2.4622in" svg:y="4.324in" draw:caption-point-x="-0.2402in" draw:caption-point-y="0.6047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KhaiLV</text:p>
          </table:table-cell>
          <table:table-cell table:style-name="ce123" table:formula="of:=SUM([.D22:.AH22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0">
            <text:p>20</text:p>
          </table:table-cell>
          <table:table-cell table:style-name="ce36" office:value-type="string">
            <text:p>KhangNHH</text:p>
          </table:table-cell>
          <table:table-cell table:style-name="ce123" table:formula="of:=SUM([.D23:.AH23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ienPT</text:p>
          </table:table-cell>
          <table:table-cell table:style-name="ce123" table:formula="of:=SUM([.D24:.AH24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0925in" svg:y="5.0661in" draw:caption-point-x="-0.2402in" draw:caption-point-y="0.6055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4.289in" svg:y="5.0654in" draw:caption-point-x="-0.2402in" draw:caption-point-y="0.606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2">
            <text:p>22</text:p>
          </table:table-cell>
          <table:table-cell table:style-name="ce36" office:value-type="string">
            <text:p>KietNVT</text:p>
          </table:table-cell>
          <table:table-cell table:style-name="ce123" table:formula="of:=SUM([.D25:.AH25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5.8421in" svg:y="5.3094in" draw:caption-point-x="-0.2402in" draw:caption-point-y="0.6098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LinhBT</text:p>
          </table:table-cell>
          <table:table-cell table:style-name="ce123" table:formula="of:=SUM([.D26:.AH26])" office:value-type="float" office:value="5">
            <text:p>5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3.5591in" svg:y="5.5567in" draw:caption-point-x="-0.2402in" draw:caption-point-y="0.6106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4.0157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3311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5567in" draw:caption-point-x="-0.2402in" draw:caption-point-y="0.6106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7.3094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7228in" svg:y="5.5567in" draw:caption-point-x="-0.2402in" draw:caption-point-y="0.6106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5.5602in" draw:caption-point-x="-0.2402in" draw:caption-point-y="0.6071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4">
            <text:p>24</text:p>
          </table:table-cell>
          <table:table-cell table:style-name="ce36" office:value-type="string">
            <text:p>MaiLT</text:p>
          </table:table-cell>
          <table:table-cell table:style-name="ce123" table:formula="of:=SUM([.D27:.AH27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3094in" svg:y="5.8067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NTT</text:p>
          </table:table-cell>
          <table:table-cell table:style-name="ce123" table:formula="of:=SUM([.D28:.AH28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7.7988in" svg:y="6.0547in" draw:caption-point-x="-0.2402in" draw:caption-point-y="0.6079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0563in" draw:caption-point-x="-0.2402in" draw:caption-point-y="0.6063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2.9189in" svg:y="6.0594in" draw:caption-point-x="-0.2402in" draw:caption-point-y="0.6031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6.061in" draw:caption-point-x="-0.2402in" draw:caption-point-y="0.6016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6.0614in" draw:caption-point-x="-0.2402in" draw:caption-point-y="0.601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36" office:value-type="string">
            <text:p>ManhNB</text:p>
          </table:table-cell>
          <table:table-cell table:style-name="ce123" table:formula="of:=SUM([.D29:.AH29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6.2996in" draw:caption-point-x="-0.2402in" draw:caption-point-y="0.6106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6.3004in" draw:caption-point-x="-0.2402in" draw:caption-point-y="0.6098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6.3016in" draw:caption-point-x="-0.2402in" draw:caption-point-y="0.6087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6.302in" draw:caption-point-x="-0.2402in" draw:caption-point-y="0.6083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7988in" svg:y="6.302in" draw:caption-point-x="-0.2402in" draw:caption-point-y="0.6083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9.2661in" svg:y="6.3028in" draw:caption-point-x="-0.2402in" draw:caption-point-y="0.6075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7228in" svg:y="6.3031in" draw:caption-point-x="-0.2402in" draw:caption-point-y="0.6071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3039in" draw:caption-point-x="-0.2402in" draw:caption-point-y="0.6063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6.3063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8323in" svg:y="6.3075in" draw:caption-point-x="-0.2402in" draw:caption-point-y="0.6028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6.3091in" draw:caption-point-x="-0.2402in" draw:caption-point-y="0.601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NamTH</text:p>
          </table:table-cell>
          <table:table-cell table:style-name="ce123" table:formula="of:=SUM([.D30:.AH30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8">
            <text:p>28</text:p>
          </table:table-cell>
          <table:table-cell table:style-name="ce36" office:value-type="string">
            <text:p>NamTV</text:p>
          </table:table-cell>
          <table:table-cell table:style-name="ce123" table:formula="of:=SUM([.D31:.AH31])" office:value-type="float" office:value="1.5">
            <text:p>1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7.3094in" svg:y="6.7972in" draw:caption-point-x="-0.2402in" draw:caption-point-y="0.6083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9.2661in" svg:y="6.7937in" draw:caption-point-x="-0.2402in" draw:caption-point-y="0.6118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0925in" svg:y="6.8004in" draw:caption-point-x="-0.2402in" draw:caption-point-y="0.6051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7937in" draw:caption-point-x="-0.2402in" draw:caption-point-y="0.6118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1154in" svg:y="6.8039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gaTN</text:p>
          </table:table-cell>
          <table:table-cell table:style-name="ce123" table:formula="of:=SUM([.D32:.AH32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7.0457in" draw:caption-point-x="-0.2402in" draw:caption-point-y="0.6075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7.0394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8323in" svg:y="7.0504in" draw:caption-point-x="-0.2402in" draw:caption-point-y="0.6028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0">
            <text:p>30</text:p>
          </table:table-cell>
          <table:table-cell table:style-name="ce36" office:value-type="string">
            <text:p>NhanHTH</text:p>
          </table:table-cell>
          <table:table-cell table:style-name="ce123" table:formula="of:=SUM([.D33:.AH33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NM</text:p>
          </table:table-cell>
          <table:table-cell table:style-name="ce123" table:formula="of:=SUM([.D34:.AH34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7.5402in" draw:caption-point-x="-0.2402in" draw:caption-point-y="0.6083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6358in" svg:y="7.5425in" draw:caption-point-x="-0.2402in" draw:caption-point-y="0.6059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7.5461in" draw:caption-point-x="-0.2402in" draw:caption-point-y="0.6024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2">
            <text:p>32</text:p>
          </table:table-cell>
          <table:table-cell table:style-name="ce36" office:value-type="string">
            <text:p>NhungHTH</text:p>
          </table:table-cell>
          <table:table-cell table:style-name="ce123" table:formula="of:=SUM([.D35:.AH35])" office:value-type="float" office:value="3">
            <text:p>3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9.7228in" svg:y="7.7894in" draw:caption-point-x="-0.2402in" draw:caption-point-y="0.6071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12.4622in" svg:y="7.787in" draw:caption-point-x="-0.2402in" draw:caption-point-y="0.6094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7.7925in" draw:caption-point-x="-0.2402in" draw:caption-point-y="0.6039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7.7933in" draw:caption-point-x="-0.2402in" draw:caption-point-y="0.6031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4.289in" svg:y="7.7941in" draw:caption-point-x="-0.2402in" draw:caption-point-y="0.6024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PHQ</text:p>
          </table:table-cell>
          <table:table-cell table:style-name="ce123" table:formula="of:=SUM([.D36:.AH36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3.5591in" svg:y="8.0335in" draw:caption-point-x="-0.2402in" draw:caption-point-y="0.6106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7.3094in" svg:y="8.0358in" draw:caption-point-x="-0.2402in" draw:caption-point-y="0.6083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9.2661in" svg:y="8.0366in" draw:caption-point-x="-0.2402in" draw:caption-point-y="0.6075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6358in" svg:y="8.0382in" draw:caption-point-x="-0.2402in" draw:caption-point-y="0.6059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8.0386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8.0409in" draw:caption-point-x="-0.2402in" draw:caption-point-y="0.6031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4.289in" svg:y="8.0417in" draw:caption-point-x="-0.2402in" draw:caption-point-y="0.6024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5.6587in" svg:y="8.0421in" draw:caption-point-x="-0.2402in" draw:caption-point-y="0.602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4">
            <text:p>34</text:p>
          </table:table-cell>
          <table:table-cell table:style-name="ce62" office:value-type="string">
            <text:p>PhuongTH</text:p>
          </table:table-cell>
          <table:table-cell table:style-name="ce123" table:formula="of:=SUM([.D37:.AH37])" office:value-type="float" office:value="9.5">
            <text:p>9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4.0157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.5">
            <office:annotation draw:style-name="gr4" draw:text-style-name="P1" svg:width="1.1413in" svg:height="0.3902in" svg:x="4.472in" svg:y="8.2819in" draw:caption-point-x="-0.2402in" draw:caption-point-y="0.6098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6.3311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7.3094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7.7988in" svg:y="8.2839in" draw:caption-point-x="-0.2402in" draw:caption-point-y="0.6079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9.722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8.2862in" draw:caption-point-x="-0.2402in" draw:caption-point-y="0.6055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6" draw:text-style-name="P1" svg:width="1.1413in" svg:height="0.2634in" svg:x="12.4622in" svg:y="8.2858in" draw:caption-point-x="-0.2402in" draw:caption-point-y="0.6059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2.9189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3.8323in" svg:y="8.2606in" draw:caption-point-x="-0.2402in" draw:caption-point-y="0.631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4.289in" svg:y="8.2894in" draw:caption-point-x="-0.2402in" draw:caption-point-y="0.6024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3" draw:text-style-name="P1" svg:width="1.1413in" svg:height="0.7012in" svg:x="16.1154in" svg:y="8.2902in" draw:caption-point-x="-0.2402in" draw:caption-point-y="0.6016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6.572in" svg:y="8.2898in" draw:caption-point-x="-0.2402in" draw:caption-point-y="0.602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PhongTH</text:p>
          </table:table-cell>
          <table:table-cell table:style-name="ce123" table:formula="of:=SUM([.D38:.AH38])" office:value-type="float" office:value="0.5">
            <text:p>0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5307in" draw:caption-point-x="-0.2402in" draw:caption-point-y="0.6087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8.5311in" draw:caption-point-x="-0.2402in" draw:caption-point-y="0.6083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6" draw:text-style-name="P1" svg:width="1.1413in" svg:height="0.2634in" svg:x="10.1791in" svg:y="8.5232in" draw:caption-point-x="-0.2402in" draw:caption-point-y="0.6161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7" office:value-type="float" office:value="0">
            <office:annotation draw:style-name="gr2" draw:text-style-name="P1" svg:width="1.1413in" svg:height="0.5457in" svg:x="10.6358in" svg:y="8.5335in" draw:caption-point-x="-0.2402in" draw:caption-point-y="0.6059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6">
            <text:p>36</text:p>
          </table:table-cell>
          <table:table-cell table:style-name="ce36" office:value-type="string">
            <text:p>TienND</text:p>
          </table:table-cell>
          <table:table-cell table:style-name="ce123" table:formula="of:=SUM([.D39:.AH39])" office:value-type="float" office:value="1.5">
            <text:p>1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778in" draw:caption-point-x="-0.2402in" draw:caption-point-y="0.6091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8.7783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8.7799in" draw:caption-point-x="-0.2402in" draw:caption-point-y="0.6071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5.6587in" svg:y="8.785in" draw:caption-point-x="-0.2402in" draw:caption-point-y="0.602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6.572in" svg:y="8.7862in" draw:caption-point-x="-0.2402in" draw:caption-point-y="0.600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ThamDT</text:p>
          </table:table-cell>
          <table:table-cell table:style-name="ce123" table:formula="of:=SUM([.D40:.AH40])" office:value-type="float" office:value="6">
            <text:p>6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4.472in" svg:y="9.0248in" draw:caption-point-x="-0.2402in" draw:caption-point-y="0.6098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6.8205in" svg:y="9.0209in" draw:caption-point-x="-0.2402in" draw:caption-point-y="0.6138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7.3094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7.798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9.266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9.722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0.1791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0.6358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9.0209in" draw:caption-point-x="-0.2402in" draw:caption-point-y="0.6138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8" draw:text-style-name="P1" svg:width="1.1413in" svg:height="0.8567in" svg:x="13.3756in" svg:y="9.0315in" draw:caption-point-x="-0.2402in" draw:caption-point-y="0.6031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5.6587in" svg:y="9.0327in" draw:caption-point-x="-0.2402in" draw:caption-point-y="0.602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8">
            <text:p>38</text:p>
          </table:table-cell>
          <table:table-cell table:style-name="ce36" office:value-type="string">
            <text:p>ThaoDTN</text:p>
          </table:table-cell>
          <table:table-cell table:style-name="ce123" table:formula="of:=SUM([.D41:.AH41])" office:value-type="float" office:value="1"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5.8421in" svg:y="9.2728in" draw:caption-point-x="-0.2402in" draw:caption-point-y="0.6094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9.2661in" svg:y="9.2748in" draw:caption-point-x="-0.2402in" draw:caption-point-y="0.6075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1.0925in" svg:y="9.2768in" draw:caption-point-x="-0.2402in" draw:caption-point-y="0.6055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9.2783in" draw:caption-point-x="-0.2402in" draw:caption-point-y="0.6039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9.2791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4.289in" svg:y="9.2795in" draw:caption-point-x="-0.2402in" draw:caption-point-y="0.6028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inhT</text:p>
          </table:table-cell>
          <table:table-cell table:style-name="ce123" table:formula="of:=SUM([.D42:.AH42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9.5169in" draw:caption-point-x="-0.2402in" draw:caption-point-y="0.613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9.52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0">
            <text:p>40</text:p>
          </table:table-cell>
          <table:table-cell table:style-name="ce36" office:value-type="string">
            <text:p>ThoaiVK</text:p>
          </table:table-cell>
          <table:table-cell table:style-name="ce123" table:formula="of:=SUM([.D43:.AH43])" office:value-type="float" office:value="1.5">
            <text:p>1.5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5.8421in" svg:y="9.7669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8205in" svg:y="9.7689in" draw:caption-point-x="-0.2402in" draw:caption-point-y="0.6087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0.6358in" svg:y="9.7717in" draw:caption-point-x="-0.2402in" draw:caption-point-y="0.6059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1.0925in" svg:y="9.7717in" draw:caption-point-x="-0.2402in" draw:caption-point-y="0.6059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2.9189in" svg:y="9.7736in" draw:caption-point-x="-0.2402in" draw:caption-point-y="0.6039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3.3756in" svg:y="9.7744in" draw:caption-point-x="-0.2402in" draw:caption-point-y="0.6031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1154in" svg:y="9.776in" draw:caption-point-x="-0.2402in" draw:caption-point-y="0.6016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6.572in" svg:y="9.7764in" draw:caption-point-x="-0.2402in" draw:caption-point-y="0.601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uyCNTA</text:p>
          </table:table-cell>
          <table:table-cell table:style-name="ce123" table:formula="of:=SUM([.D44:.AH44])" office:value-type="float" office:value="1.5">
            <text:p>1.5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9.2661in" svg:y="10.0181in" draw:caption-point-x="-0.2402in" draw:caption-point-y="0.6075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6" draw:text-style-name="P1" svg:width="1.1413in" svg:height="0.2634in" svg:x="16.1154in" svg:y="10.024in" draw:caption-point-x="-0.2402in" draw:caption-point-y="0.6016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2">
            <text:p>42</text:p>
          </table:table-cell>
          <table:table-cell table:style-name="ce36" office:value-type="string">
            <text:p>ThuyLTT</text:p>
          </table:table-cell>
          <table:table-cell table:style-name="ce123" table:formula="of:=SUM([.D45:.AH45])" office:value-type="float" office:value="3">
            <text:p>3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3.5591in" svg:y="10.2626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4.0157in" svg:y="10.263in" draw:caption-point-x="-0.2402in" draw:caption-point-y="0.6102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4.472in" svg:y="10.2634in" draw:caption-point-x="-0.2402in" draw:caption-point-y="0.6098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5.8421in" svg:y="10.2638in" draw:caption-point-x="-0.2402in" draw:caption-point-y="0.6094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6.3311in" svg:y="10.2642in" draw:caption-point-x="-0.2402in" draw:caption-point-y="0.6091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10.2646in" draw:caption-point-x="-0.2402in" draw:caption-point-y="0.6087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10.265in" draw:caption-point-x="-0.2402in" draw:caption-point-y="0.6083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7988in" svg:y="10.2654in" draw:caption-point-x="-0.2402in" draw:caption-point-y="0.6079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9.2661in" svg:y="10.2657in" draw:caption-point-x="-0.2402in" draw:caption-point-y="0.6075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27" office:value-type="float" office:value="1">
            <office:annotation draw:style-name="gr3" draw:text-style-name="P1" svg:width="1.1413in" svg:height="0.7012in" svg:x="9.7228in" svg:y="10.2665in" draw:caption-point-x="-0.2402in" draw:caption-point-y="0.6067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27" office:value-type="float" office:value="0">
            <office:annotation draw:style-name="gr6" draw:text-style-name="P1" svg:width="1.1413in" svg:height="0.2634in" svg:x="10.1791in" svg:y="10.2669in" draw:caption-point-x="-0.2402in" draw:caption-point-y="0.6063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27" office:value-type="float" office:value="0.5">
            <office:annotation draw:style-name="gr8" draw:text-style-name="P1" svg:width="1.1413in" svg:height="0.8567in" svg:x="10.6358in" svg:y="10.2673in" draw:caption-point-x="-0.2402in" draw:caption-point-y="0.6059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2.4622in" svg:y="10.2685in" draw:caption-point-x="-0.2402in" draw:caption-point-y="0.6047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10.2701in" draw:caption-point-x="-0.2402in" draw:caption-point-y="0.6031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3.8323in" svg:y="10.2705in" draw:caption-point-x="-0.2402in" draw:caption-point-y="0.6028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27" office:value-type="float" office:value="0">
            <office:annotation draw:style-name="gr2" draw:text-style-name="P1" svg:width="1.1413in" svg:height="0.5457in" svg:x="14.289in" svg:y="10.2709in" draw:caption-point-x="-0.2402in" draw:caption-point-y="0.6024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6" draw:text-style-name="P1" svg:width="1.1413in" svg:height="0.2634in" svg:x="15.6587in" svg:y="10.2713in" draw:caption-point-x="-0.2402in" draw:caption-point-y="0.60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1154in" svg:y="10.2717in" draw:caption-point-x="-0.2402in" draw:caption-point-y="0.6016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16.572in" svg:y="10.272in" draw:caption-point-x="-0.2402in" draw:caption-point-y="0.601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ruyenLVC</text:p>
          </table:table-cell>
          <table:table-cell table:style-name="ce123" table:formula="of:=SUM([.D46:.AH46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6" draw:text-style-name="P1" svg:width="1.1413in" svg:height="0.2634in" svg:x="4.0157in" svg:y="10.5102in" draw:caption-point-x="-0.2402in" draw:caption-point-y="0.6106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7228in" svg:y="10.5138in" draw:caption-point-x="-0.2402in" draw:caption-point-y="0.6071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572in" svg:y="10.5197in" draw:caption-point-x="-0.2402in" draw:caption-point-y="0.601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4">
            <text:p>44</text:p>
          </table:table-cell>
          <table:table-cell table:style-name="ce62" office:value-type="string">
            <text:p>VietBA</text:p>
          </table:table-cell>
          <table:table-cell table:style-name="ce123" table:formula="of:=SUM([.D47:.AH47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3" draw:text-style-name="P1" svg:width="1.1413in" svg:height="0.7012in" svg:x="9.7228in" svg:y="10.7618in" draw:caption-point-x="-0.2402in" draw:caption-point-y="0.6067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10.7622in" draw:caption-point-x="-0.2402in" draw:caption-point-y="0.6063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VinhP</text:p>
          </table:table-cell>
          <table:table-cell table:style-name="ce123" table:formula="of:=SUM([.D48:.AH48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2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28" table:number-columns-repeated="4"/>
          <table:table-cell table:style-name="ce130"/>
          <table:table-cell table:style-name="ce128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28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28" table:number-columns-repeated="31"/>
          <table:table-cell table:style-name="ce35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2"/>
        <table:table-column table:style-name="co26" table:number-columns-repeated="7" table:default-cell-style-name="ce142"/>
        <table:table-column table:style-name="co25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6" table:number-columns-spanned="2" table:number-rows-spanned="1">
            <text:p>6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7" table:number-columns-spanned="2" table:number-rows-spanned="1">
            <text:p>2017</text:p>
          </table:table-cell>
          <table:covered-table-cell table:style-name="ce148"/>
          <table:table-cell table:style-name="ce137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38" table:formula="of:=DATE([.$R$1];[.N1];1)" office:value-type="date" office:date-value="2017-06-01">
            <text:p>01</text:p>
          </table:table-cell>
          <table:table-cell table:style-name="ce138" table:formula="of:=[.D2]+1" office:value-type="date" office:date-value="2017-06-02">
            <text:p>02</text:p>
          </table:table-cell>
          <table:table-cell table:style-name="ce138" table:formula="of:=[.E2]+1" office:value-type="date" office:date-value="2017-06-03">
            <text:p>03</text:p>
          </table:table-cell>
          <table:table-cell table:style-name="ce138" table:formula="of:=[.F2]+1" office:value-type="date" office:date-value="2017-06-04">
            <text:p>04</text:p>
          </table:table-cell>
          <table:table-cell table:style-name="ce138" table:formula="of:=[.G2]+1" office:value-type="date" office:date-value="2017-06-05">
            <text:p>05</text:p>
          </table:table-cell>
          <table:table-cell table:style-name="ce138" table:formula="of:=[.H2]+1" office:value-type="date" office:date-value="2017-06-06">
            <text:p>06</text:p>
          </table:table-cell>
          <table:table-cell table:style-name="ce138" table:formula="of:=[.I2]+1" office:value-type="date" office:date-value="2017-06-07">
            <text:p>07</text:p>
          </table:table-cell>
          <table:table-cell table:style-name="ce138" table:formula="of:=[.J2]+1" office:value-type="date" office:date-value="2017-06-08">
            <text:p>08</text:p>
          </table:table-cell>
          <table:table-cell table:style-name="ce138" table:formula="of:=[.K2]+1" office:value-type="date" office:date-value="2017-06-09">
            <text:p>09</text:p>
          </table:table-cell>
          <table:table-cell table:style-name="ce138" table:formula="of:=[.L2]+1" office:value-type="date" office:date-value="2017-06-10">
            <text:p>10</text:p>
          </table:table-cell>
          <table:table-cell table:style-name="ce138" table:formula="of:=[.M2]+1" office:value-type="date" office:date-value="2017-06-11">
            <text:p>11</text:p>
          </table:table-cell>
          <table:table-cell table:style-name="ce138" table:formula="of:=[.N2]+1" office:value-type="date" office:date-value="2017-06-12">
            <text:p>12</text:p>
          </table:table-cell>
          <table:table-cell table:style-name="ce138" table:formula="of:=[.O2]+1" office:value-type="date" office:date-value="2017-06-13">
            <text:p>13</text:p>
          </table:table-cell>
          <table:table-cell table:style-name="ce138" table:formula="of:=[.P2]+1" office:value-type="date" office:date-value="2017-06-14">
            <text:p>14</text:p>
          </table:table-cell>
          <table:table-cell table:style-name="ce138" table:formula="of:=[.Q2]+1" office:value-type="date" office:date-value="2017-06-15">
            <text:p>15</text:p>
          </table:table-cell>
          <table:table-cell table:style-name="ce138" table:formula="of:=[.R2]+1" office:value-type="date" office:date-value="2017-06-16">
            <text:p>16</text:p>
          </table:table-cell>
          <table:table-cell table:style-name="ce138" table:formula="of:=[.S2]+1" office:value-type="date" office:date-value="2017-06-17">
            <text:p>17</text:p>
          </table:table-cell>
          <table:table-cell table:style-name="ce138" table:formula="of:=[.T2]+1" office:value-type="date" office:date-value="2017-06-18">
            <text:p>18</text:p>
          </table:table-cell>
          <table:table-cell table:style-name="ce138" table:formula="of:=[.U2]+1" office:value-type="date" office:date-value="2017-06-19">
            <text:p>19</text:p>
          </table:table-cell>
          <table:table-cell table:style-name="ce138" table:formula="of:=[.V2]+1" office:value-type="date" office:date-value="2017-06-20">
            <text:p>20</text:p>
          </table:table-cell>
          <table:table-cell table:style-name="ce138" table:formula="of:=[.W2]+1" office:value-type="date" office:date-value="2017-06-21">
            <text:p>21</text:p>
          </table:table-cell>
          <table:table-cell table:style-name="ce138" table:formula="of:=[.X2]+1" office:value-type="date" office:date-value="2017-06-22">
            <text:p>22</text:p>
          </table:table-cell>
          <table:table-cell table:style-name="ce138" table:formula="of:=[.Y2]+1" office:value-type="date" office:date-value="2017-06-23">
            <text:p>23</text:p>
          </table:table-cell>
          <table:table-cell table:style-name="ce138" table:formula="of:=[.Z2]+1" office:value-type="date" office:date-value="2017-06-24">
            <text:p>24</text:p>
          </table:table-cell>
          <table:table-cell table:style-name="ce138" table:formula="of:=[.AA2]+1" office:value-type="date" office:date-value="2017-06-25">
            <text:p>25</text:p>
          </table:table-cell>
          <table:table-cell table:style-name="ce138" table:formula="of:=[.AB2]+1" office:value-type="date" office:date-value="2017-06-26">
            <text:p>26</text:p>
          </table:table-cell>
          <table:table-cell table:style-name="ce138" table:formula="of:=[.AC2]+1" office:value-type="date" office:date-value="2017-06-27">
            <text:p>27</text:p>
          </table:table-cell>
          <table:table-cell table:style-name="ce138" table:formula="of:=[.AD2]+1" office:value-type="date" office:date-value="2017-06-28">
            <text:p>28</text:p>
          </table:table-cell>
          <table:table-cell table:style-name="ce138" table:formula="of:=[.AE2]+1" office:value-type="date" office:date-value="2017-06-29">
            <text:p>29</text:p>
          </table:table-cell>
          <table:table-cell table:style-name="ce138" table:formula="of:=[.AF2]+1" office:value-type="date" office:date-value="2017-06-30">
            <text:p>30</text:p>
          </table:table-cell>
          <table:table-cell table:style-name="ce138" table:formula="of:=[.AG2]+1" office:value-type="date" office:date-value="2017-07-01">
            <text:p>0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36" table:formula="of:=SUM([.D4:.AH4])" office:value-type="float" office:value="1">
            <text:p>1</text:p>
          </table:table-cell>
          <table:table-cell table:style-name="ce140" office:value-type="float" office:value="0">
            <office:annotation draw:style-name="gr2" draw:text-style-name="P1" svg:width="1.1413in" svg:height="0.5457in" svg:x="2.6457in" svg:y="0.1114in" draw:caption-point-x="-0.2402in" draw:caption-point-y="0.6067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3.1024in" svg:y="0.1118in" draw:caption-point-x="-0.2402in" draw:caption-point-y="0.6063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0.1126in" draw:caption-point-x="-0.2402in" draw:caption-point-y="0.6055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1134in" draw:caption-point-x="-0.2402in" draw:caption-point-y="0.6047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7768in" svg:y="0.1154in" draw:caption-point-x="-0.2402in" draw:caption-point-y="0.6028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2661in" svg:y="0.1157in" draw:caption-point-x="-0.2402in" draw:caption-point-y="0.6024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2.0059in" svg:y="0.1173in" draw:caption-point-x="-0.2402in" draw:caption-point-y="0.6008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6.1154in" svg:y="0.1205in" draw:caption-point-x="-0.2402in" draw:caption-point-y="0.5976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36" table:formula="of:=SUM([.D5:.AH5])" office:value-type="float" office:value="1">
            <text:p>1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3591in" draw:caption-point-x="-0.2402in" draw:caption-point-y="0.6067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3.1024in" svg:y="0.3594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3" draw:text-style-name="P1" svg:width="1.1413in" svg:height="0.7012in" svg:x="4.472in" svg:y="0.3598in" draw:caption-point-x="-0.2402in" draw:caption-point-y="0.6059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3602in" draw:caption-point-x="-0.2402in" draw:caption-point-y="0.6055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3" draw:text-style-name="P1" svg:width="1.1413in" svg:height="0.7012in" svg:x="5.8421in" svg:y="0.3614in" draw:caption-point-x="-0.2402in" draw:caption-point-y="0.6043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0.3618in" draw:caption-point-x="-0.2402in" draw:caption-point-y="0.6039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0.362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0.363in" draw:caption-point-x="-0.2402in" draw:caption-point-y="0.6028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office:annotation draw:style-name="gr3" draw:text-style-name="P1" svg:width="1.1413in" svg:height="0.7012in" svg:x="9.2661in" svg:y="0.3634in" draw:caption-point-x="-0.2402in" draw:caption-point-y="0.6024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0.3642in" draw:caption-point-x="-0.2402in" draw:caption-point-y="0.6016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0.3654in" draw:caption-point-x="-0.2402in" draw:caption-point-y="0.6004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0.3657in" draw:caption-point-x="-0.2402in" draw:caption-point-y="0.6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14.289in" svg:y="0.3661in" draw:caption-point-x="-0.2402in" draw:caption-point-y="0.5996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0.3673in" draw:caption-point-x="-0.2402in" draw:caption-point-y="0.5984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6587in" svg:y="0.3677in" draw:caption-point-x="-0.2402in" draw:caption-point-y="0.598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36" table:formula="of:=SUM([.D6:.AH6])" office:value-type="float" office:value="0">
            <text:p>0</text:p>
          </table:table-cell>
          <table:table-cell table:style-name="ce140" table:number-columns-repeated="26"/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36" table:formula="of:=SUM([.D7:.AH7])" office:value-type="float" office:value="3">
            <text:p>3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547in" draw:caption-point-x="-0.2402in" draw:caption-point-y="0.6063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3.102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0.8551in" draw:caption-point-x="-0.2402in" draw:caption-point-y="0.6059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0.8567in" draw:caption-point-x="-0.2402in" draw:caption-point-y="0.6043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0.8571in" draw:caption-point-x="-0.2402in" draw:caption-point-y="0.6039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9.7228in" svg:y="0.8587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202in" svg:y="0.8626in" draw:caption-point-x="-0.2402in" draw:caption-point-y="0.5984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0.8535in" draw:caption-point-x="-0.2402in" draw:caption-point-y="0.6075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6" office:value-type="string">
            <text:p>DuongDN</text:p>
          </table:table-cell>
          <table:table-cell table:style-name="ce136" table:formula="of:=SUM([.D8:.AH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1.1039in" draw:caption-point-x="-0.2402in" draw:caption-point-y="0.6047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1.1047in" draw:caption-point-x="-0.2402in" draw:caption-point-y="0.6039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1.1059in" draw:caption-point-x="-0.2402in" draw:caption-point-y="0.6028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7228in" svg:y="1.1067in" draw:caption-point-x="-0.2402in" draw:caption-point-y="0.602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1.1087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36" office:value-type="string">
            <text:p>DuyNM</text:p>
          </table:table-cell>
          <table:table-cell table:style-name="ce136" table:formula="of:=SUM([.D9:.AH9])" office:value-type="float" office:value="1.5">
            <text:p>1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7.7988in" svg:y="1.3531in" draw:caption-point-x="-0.2402in" draw:caption-point-y="0.6035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1.3539in" draw:caption-point-x="-0.2402in" draw:caption-point-y="0.6028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.3559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1.3583in" draw:caption-point-x="-0.2402in" draw:caption-point-y="0.5984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enLT</text:p>
          </table:table-cell>
          <table:table-cell table:style-name="ce136" table:formula="of:=SUM([.D10:.AH10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1.5988in" draw:caption-point-x="-0.2402in" draw:caption-point-y="0.6055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6.3311in" svg:y="1.6004in" draw:caption-point-x="-0.2402in" draw:caption-point-y="0.6039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7.7988in" svg:y="1.6012in" draw:caption-point-x="-0.2402in" draw:caption-point-y="0.6031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6587in" svg:y="1.6063in" draw:caption-point-x="-0.2402in" draw:caption-point-y="0.598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36" office:value-type="string">
            <text:p>GiauNV</text:p>
          </table:table-cell>
          <table:table-cell table:style-name="ce136" table:formula="of:=SUM([.D11:.AH11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.8512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1.8516in" draw:caption-point-x="-0.2402in" draw:caption-point-y="0.6004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62" office:value-type="string">
            <text:p>HaTH</text:p>
          </table:table-cell>
          <table:table-cell table:style-name="ce136" table:formula="of:=SUM([.D12:.AH12])" office:value-type="float" office:value="10">
            <text:p>1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2.0933in" draw:caption-point-x="-0.2402in" draw:caption-point-y="0.6063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472in" svg:y="2.0937in" draw:caption-point-x="-0.2402in" draw:caption-point-y="0.6059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2.0941in" draw:caption-point-x="-0.2402in" draw:caption-point-y="0.6055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2.0953in" draw:caption-point-x="-0.2402in" draw:caption-point-y="0.6043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2.0957in" draw:caption-point-x="-0.2402in" draw:caption-point-y="0.6039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2.0972in" draw:caption-point-x="-0.2402in" draw:caption-point-y="0.6024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7228in" svg:y="2.0976in" draw:caption-point-x="-0.2402in" draw:caption-point-y="0.602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1.0925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1.549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005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462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91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4.289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4.745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5.202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5.6587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2.098in" draw:caption-point-x="-0.2402in" draw:caption-point-y="0.601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37" office:value-type="string">
            <text:p>HaTT</text:p>
          </table:table-cell>
          <table:table-cell table:style-name="ce136"/>
          <table:table-cell table:style-name="ce140" office:value-type="float" office:value="0">
            <office:annotation draw:style-name="gr6" draw:text-style-name="P1" svg:width="1.1413in" svg:height="0.2634in" svg:x="2.6457in" svg:y="2.3406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2.3417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2.3429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2.3441in" draw:caption-point-x="-0.2402in" draw:caption-point-y="0.6031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2.3445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2.3449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1.5492in" svg:y="2.3461in" draw:caption-point-x="-0.2402in" draw:caption-point-y="0.6012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2.3469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2.3472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5.6587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16.1154in" svg:y="2.3453in" draw:caption-point-x="-0.2402in" draw:caption-point-y="0.60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6" office:value-type="string">
            <text:p>HaiNM</text:p>
          </table:table-cell>
          <table:table-cell table:style-name="ce136" table:formula="of:=SUM([.D14:.AH14])" office:value-type="float" office:value="4.5">
            <text:p>4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2.5902in" draw:caption-point-x="-0.2402in" draw:caption-point-y="0.6047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902in" draw:caption-point-x="-0.2402in" draw:caption-point-y="0.6047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2.5906in" draw:caption-point-x="-0.2402in" draw:caption-point-y="0.6043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7.7988in" svg:y="2.5913in" draw:caption-point-x="-0.2402in" draw:caption-point-y="0.6035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7768in" svg:y="2.5921in" draw:caption-point-x="-0.2402in" draw:caption-point-y="0.6028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2.5925in" draw:caption-point-x="-0.2402in" draw:caption-point-y="0.6024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11.0925in" svg:y="2.5937in" draw:caption-point-x="-0.2402in" draw:caption-point-y="0.6012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2.0059in" svg:y="2.5937in" draw:caption-point-x="-0.2402in" draw:caption-point-y="0.6012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0" office:value-type="float" office:value="1">
            <office:annotation draw:style-name="gr6" draw:text-style-name="P1" svg:width="1.1413in" svg:height="0.2634in" svg:x="12.4622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9189in" svg:y="2.5937in" draw:caption-point-x="-0.2402in" draw:caption-point-y="0.6012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6.1154in" svg:y="2.5972in" draw:caption-point-x="-0.2402in" draw:caption-point-y="0.5976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36" office:value-type="string">
            <text:p>HienNV</text:p>
          </table:table-cell>
          <table:table-cell table:style-name="ce136" table:formula="of:=SUM([.D15:.AH15])" office:value-type="float" office:value="4">
            <text:p>4</text:p>
          </table:table-cell>
          <table:table-cell table:style-name="ce140" office:value-type="float" office:value="0.5">
            <office:annotation draw:style-name="gr6" draw:text-style-name="P1" svg:width="1.1413in" svg:height="0.2634in" svg:x="2.6457in" svg:y="2.8358in" draw:caption-point-x="-0.2402in" draw:caption-point-y="0.6067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5.8421in" svg:y="2.8382in" draw:caption-point-x="-0.2402in" draw:caption-point-y="0.6043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.5">
            <text:p>0.5</text:p>
          </table:table-cell>
          <table:table-cell table:style-name="ce140" table:number-columns-repeated="2"/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9.2661in" svg:y="2.8406in" draw:caption-point-x="-0.2402in" draw:caption-point-y="0.602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.5">
            <office:annotation draw:style-name="gr6" draw:text-style-name="P1" svg:width="1.1413in" svg:height="0.2634in" svg:x="9.7228in" svg:y="2.8406in" draw:caption-point-x="-0.2402in" draw:caption-point-y="0.602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15.6587in" svg:y="2.8449in" draw:caption-point-x="-0.2402in" draw:caption-point-y="0.5976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iepNH</text:p>
          </table:table-cell>
          <table:table-cell table:style-name="ce136" table:formula="of:=SUM([.D16:.AH16])" office:value-type="float" office:value="2">
            <text:p>2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3.0846in" draw:caption-point-x="-0.2402in" draw:caption-point-y="0.6055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2878in" svg:y="3.087in" draw:caption-point-x="-0.2402in" draw:caption-point-y="0.6031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3.088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9189in" svg:y="3.0902in" draw:caption-point-x="-0.2402in" draw:caption-point-y="0.6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5.6587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3.0917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4">
            <text:p>14</text:p>
          </table:table-cell>
          <table:table-cell table:style-name="ce36" office:value-type="string">
            <text:p>HieuNKT</text:p>
          </table:table-cell>
          <table:table-cell table:style-name="ce136" table:formula="of:=SUM([.D17:.AH17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ungLV</text:p>
          </table:table-cell>
          <table:table-cell table:style-name="ce136" table:formula="of:=SUM([.D18:.AH18])" office:value-type="float" office:value="2.5">
            <text:p>2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6" draw:text-style-name="P1" svg:width="1.1413in" svg:height="0.2634in" svg:x="7.7988in" svg:y="3.5823in" draw:caption-point-x="-0.2402in" draw:caption-point-y="0.6035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3.5835in" draw:caption-point-x="-0.2402in" draw:caption-point-y="0.6024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14.289in" svg:y="3.5862in" draw:caption-point-x="-0.2402in" draw:caption-point-y="0.5996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6">
            <text:p>16</text:p>
          </table:table-cell>
          <table:table-cell table:style-name="ce36" office:value-type="string">
            <text:p>HungNC</text:p>
          </table:table-cell>
          <table:table-cell table:style-name="ce136" table:formula="of:=SUM([.D19:.AH19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3.8291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PN</text:p>
          </table:table-cell>
          <table:table-cell table:style-name="ce136" table:formula="of:=SUM([.D20:.AH20])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2.6457in" svg:y="4.0744in" draw:caption-point-x="-0.2402in" draw:caption-point-y="0.6067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4.0756in" draw:caption-point-x="-0.2402in" draw:caption-point-y="0.6055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11.0925in" svg:y="4.0795in" draw:caption-point-x="-0.2402in" draw:caption-point-y="0.6016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18">
            <text:p>18</text:p>
          </table:table-cell>
          <table:table-cell table:style-name="ce36" office:value-type="string">
            <text:p>HuyDH</text:p>
          </table:table-cell>
          <table:table-cell table:style-name="ce136" table:formula="of:=SUM([.D21:.AH21])" office:value-type="float" office:value="2.5">
            <text:p>2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4.324in" draw:caption-point-x="-0.2402in" draw:caption-point-y="0.6047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6.3311in" svg:y="4.3248in" draw:caption-point-x="-0.2402in" draw:caption-point-y="0.6039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4.326in" draw:caption-point-x="-0.2402in" draw:caption-point-y="0.6028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7228in" svg:y="4.3268in" draw:caption-point-x="-0.2402in" draw:caption-point-y="0.602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2.0059in" svg:y="4.328in" draw:caption-point-x="-0.2402in" draw:caption-point-y="0.6008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4.3283in" draw:caption-point-x="-0.2402in" draw:caption-point-y="0.6004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9189in" svg:y="4.3287in" draw:caption-point-x="-0.2402in" draw:caption-point-y="0.6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4.289in" svg:y="4.3291in" draw:caption-point-x="-0.2402in" draw:caption-point-y="0.5996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202in" svg:y="4.3303in" draw:caption-point-x="-0.2402in" draw:caption-point-y="0.5984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5.6587in" svg:y="4.3307in" draw:caption-point-x="-0.2402in" draw:caption-point-y="0.598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16.1154in" svg:y="4.3311in" draw:caption-point-x="-0.2402in" draw:caption-point-y="0.5976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yNG</text:p>
          </table:table-cell>
          <table:table-cell table:style-name="ce136" table:formula="of:=SUM([.D22:.AH22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4.9287in" svg:y="4.5709in" draw:caption-point-x="-0.2402in" draw:caption-point-y="0.6055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0">
            <text:p>20</text:p>
          </table:table-cell>
          <table:table-cell table:style-name="ce36" office:value-type="string">
            <text:p>KhaiLV</text:p>
          </table:table-cell>
          <table:table-cell table:style-name="ce136" table:formula="of:=SUM([.D23:.AH23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KhangNHH</text:p>
          </table:table-cell>
          <table:table-cell table:style-name="ce136" table:formula="of:=SUM([.D24:.AH24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2">
            <text:p>22</text:p>
          </table:table-cell>
          <table:table-cell table:style-name="ce36" office:value-type="string">
            <text:p>KienPT</text:p>
          </table:table-cell>
          <table:table-cell table:style-name="ce136" table:formula="of:=SUM([.D25:.AH25])" office:value-type="float" office:value="7.5">
            <text:p>7.5</text:p>
          </table:table-cell>
          <table:table-cell table:style-name="ce140" office:value-type="float" office:value="1">
            <office:annotation draw:style-name="gr6" draw:text-style-name="P1" svg:width="1.1413in" svg:height="0.2634in" svg:x="2.6457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3.102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5.842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office:value-type="float" office:value="0.5">
            <office:annotation draw:style-name="gr6" draw:text-style-name="P1" svg:width="1.1413in" svg:height="0.2634in" svg:x="6.3311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9.7228in" svg:y="5.3067in" draw:caption-point-x="-0.2402in" draw:caption-point-y="0.6126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2.4622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2.9189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5.3067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ietNVT</text:p>
          </table:table-cell>
          <table:table-cell table:style-name="ce136" table:formula="of:=SUM([.D26:.AH26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4.472in" svg:y="5.5606in" draw:caption-point-x="-0.2402in" draw:caption-point-y="0.6067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5.565in" draw:caption-point-x="-0.2402in" draw:caption-point-y="0.6024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5.202in" svg:y="5.5689in" draw:caption-point-x="-0.2402in" draw:caption-point-y="0.5984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4">
            <text:p>24</text:p>
          </table:table-cell>
          <table:table-cell table:style-name="ce36" office:value-type="string">
            <text:p>LinhBT</text:p>
          </table:table-cell>
          <table:table-cell table:style-name="ce136" table:formula="of:=SUM([.D27:.AH27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MaiLT</text:p>
          </table:table-cell>
          <table:table-cell table:style-name="ce136" table:formula="of:=SUM([.D28:.AH2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36" office:value-type="string">
            <text:p>MaiNTT</text:p>
          </table:table-cell>
          <table:table-cell table:style-name="ce136" table:formula="of:=SUM([.D29:.AH29])" office:value-type="float" office:value="3">
            <text:p>3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6.3063in" draw:caption-point-x="-0.2402in" draw:caption-point-y="0.6039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4.289in" svg:y="6.3106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5.202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5.6587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6.3118in" draw:caption-point-x="-0.2402in" draw:caption-point-y="0.5984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nhNB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2.6457in" svg:y="6.5512in" draw:caption-point-x="-0.2402in" draw:caption-point-y="0.6067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6.5524in" draw:caption-point-x="-0.2402in" draw:caption-point-y="0.6055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3854in" svg:y="6.5531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6.5535in" draw:caption-point-x="-0.2402in" draw:caption-point-y="0.6043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2878in" svg:y="6.5547in" draw:caption-point-x="-0.2402in" draw:caption-point-y="0.6031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6.5551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6.5555in" draw:caption-point-x="-0.2402in" draw:caption-point-y="0.6024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6.5571in" draw:caption-point-x="-0.2402in" draw:caption-point-y="0.6008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6.5575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6.5579in" draw:caption-point-x="-0.2402in" draw:caption-point-y="0.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6.1154in" svg:y="6.5594in" draw:caption-point-x="-0.2402in" draw:caption-point-y="0.5984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28">
            <text:p>28</text:p>
          </table:table-cell>
          <table:table-cell table:style-name="ce36" office:value-type="string">
            <text:p>NamTH</text:p>
          </table:table-cell>
          <table:table-cell table:style-name="ce136" table:formula="of:=SUM([.D31:.AH31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6.1154in" svg:y="6.8079in" draw:caption-point-x="-0.2402in" draw:caption-point-y="0.5976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NamTV</text:p>
          </table:table-cell>
          <table:table-cell table:style-name="ce136" table:formula="of:=SUM([.D32:.AH32])" office:value-type="float" office:value="1.5">
            <text:p>1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0465in" draw:caption-point-x="-0.2402in" draw:caption-point-y="0.6067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3.1024in" svg:y="7.0469in" draw:caption-point-x="-0.2402in" draw:caption-point-y="0.6063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7.0476in" draw:caption-point-x="-0.2402in" draw:caption-point-y="0.6055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7.0484in" draw:caption-point-x="-0.2402in" draw:caption-point-y="0.6047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7.7988in" svg:y="7.0469in" draw:caption-point-x="-0.2402in" draw:caption-point-y="0.6063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7.0504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7.0504in" draw:caption-point-x="-0.2402in" draw:caption-point-y="0.6028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7.0516in" draw:caption-point-x="-0.2402in" draw:caption-point-y="0.601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7.0539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0">
            <text:p>30</text:p>
          </table:table-cell>
          <table:table-cell table:style-name="ce36" office:value-type="string">
            <text:p>NgaTN</text:p>
          </table:table-cell>
          <table:table-cell table:style-name="ce136" table:formula="of:=SUM([.D33:.AH33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4.9287in" svg:y="7.2925in" draw:caption-point-x="-0.2402in" draw:caption-point-y="0.6083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3004in" draw:caption-point-x="-0.2402in" draw:caption-point-y="0.6004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4.289in" svg:y="7.3012in" draw:caption-point-x="-0.2402in" draw:caption-point-y="0.5996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hanHTH</text:p>
          </table:table-cell>
          <table:table-cell table:style-name="ce136" table:formula="of:=SUM([.D34:.AH34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2">
            <text:p>32</text:p>
          </table:table-cell>
          <table:table-cell table:style-name="ce36" office:value-type="string">
            <text:p>NhanNM</text:p>
          </table:table-cell>
          <table:table-cell table:style-name="ce136" table:formula="of:=SUM([.D35:.AH35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7961in" draw:caption-point-x="-0.2402in" draw:caption-point-y="0.6004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ungHTH</text:p>
          </table:table-cell>
          <table:table-cell table:style-name="ce136" table:formula="of:=SUM([.D36:.AH36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4.9287in" svg:y="8.0386in" draw:caption-point-x="-0.2402in" draw:caption-point-y="0.6055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0394in" draw:caption-point-x="-0.2402in" draw:caption-point-y="0.6047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8.0398in" draw:caption-point-x="-0.2402in" draw:caption-point-y="0.6043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7768in" svg:y="8.0413in" draw:caption-point-x="-0.2402in" draw:caption-point-y="0.6028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8.0425in" draw:caption-point-x="-0.2402in" draw:caption-point-y="0.6016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4.289in" svg:y="8.0445in" draw:caption-point-x="-0.2402in" draw:caption-point-y="0.5996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8.0449in" draw:caption-point-x="-0.2402in" draw:caption-point-y="0.5992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8.0457in" draw:caption-point-x="-0.2402in" draw:caption-point-y="0.5984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6.1154in" svg:y="8.0465in" draw:caption-point-x="-0.2402in" draw:caption-point-y="0.5976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4">
            <text:p>34</text:p>
          </table:table-cell>
          <table:table-cell table:style-name="ce36" office:value-type="string">
            <text:p>NhuPHQ</text:p>
          </table:table-cell>
          <table:table-cell table:style-name="ce136" table:formula="of:=SUM([.D37:.AH3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3.1024in" svg:y="8.2854in" draw:caption-point-x="-0.2402in" draw:caption-point-y="0.6063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8.2874in" draw:caption-point-x="-0.2402in" draw:caption-point-y="0.6043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7.7988in" svg:y="8.2882in" draw:caption-point-x="-0.2402in" draw:caption-point-y="0.6035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8.2886in" draw:caption-point-x="-0.2402in" draw:caption-point-y="0.6031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62" office:value-type="string">
            <text:p>PhuongTH</text:p>
          </table:table-cell>
          <table:table-cell table:style-name="ce136" table:formula="of:=SUM([.D38:.AH3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5346in" draw:caption-point-x="-0.2402in" draw:caption-point-y="0.6047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2.9189in" svg:y="8.5394in" draw:caption-point-x="-0.2402in" draw:caption-point-y="0.6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8.5402in" draw:caption-point-x="-0.2402in" draw:caption-point-y="0.5992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8.5409in" draw:caption-point-x="-0.2402in" draw:caption-point-y="0.5984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6">
            <text:p>36</text:p>
          </table:table-cell>
          <table:table-cell table:style-name="ce37" office:value-type="string">
            <text:p>PhongPT</text:p>
          </table:table-cell>
          <table:table-cell table:style-name="ce136" table:formula="of:=SUM([.D39:.AH39])" office:value-type="float" office:value="1">
            <text:p>1</text:p>
          </table:table-cell>
          <table:table-cell table:style-name="ce140" table:number-columns-repeated="21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4.289in" svg:y="8.7874in" draw:caption-point-x="-0.2402in" draw:caption-point-y="0.5996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36" office:value-type="string">
            <text:p>PhongTH</text:p>
          </table:table-cell>
          <table:table-cell table:style-name="ce136" table:formula="of:=SUM([.D40:.AH40])" office:value-type="float" office:value="2.5">
            <text:p>2.5</text:p>
          </table:table-cell>
          <table:table-cell table:style-name="ce140" office:value-type="float" office:value="0.5">
            <office:annotation draw:style-name="gr2" draw:text-style-name="P1" svg:width="1.1413in" svg:height="0.5457in" svg:x="2.6457in" svg:y="9.0276in" draw:caption-point-x="-0.2402in" draw:caption-point-y="0.6071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6" draw:text-style-name="P1" svg:width="1.1413in" svg:height="0.2634in" svg:x="7.7988in" svg:y="9.0311in" draw:caption-point-x="-0.2402in" draw:caption-point-y="0.6035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9.0335in" draw:caption-point-x="-0.2402in" draw:caption-point-y="0.6012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9.0339in" draw:caption-point-x="-0.2402in" draw:caption-point-y="0.6008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38">
            <text:p>38</text:p>
          </table:table-cell>
          <table:table-cell table:style-name="ce36" office:value-type="string">
            <text:p>TienND</text:p>
          </table:table-cell>
          <table:table-cell table:style-name="ce136" table:formula="of:=SUM([.D41:.AH41])" office:value-type="float" office:value="2">
            <text:p>2</text:p>
          </table:table-cell>
          <table:table-cell table:style-name="ce140" office:value-type="float" office:value="0.5">
            <office:annotation draw:style-name="gr6" draw:text-style-name="P1" svg:width="1.1413in" svg:height="0.2634in" svg:x="2.6457in" svg:y="9.2748in" draw:caption-point-x="-0.2402in" draw:caption-point-y="0.6075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0" office:value-type="float" office:value="1">
            <office:annotation draw:style-name="gr4" draw:text-style-name="P1" svg:width="1.1413in" svg:height="0.3902in" svg:x="3.1024in" svg:y="9.274in" draw:caption-point-x="-0.2402in" draw:caption-point-y="0.6083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472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9.2764in" draw:caption-point-x="-0.2402in" draw:caption-point-y="0.6059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7228in" svg:y="9.2803in" draw:caption-point-x="-0.2402in" draw:caption-point-y="0.602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1.5492in" svg:y="9.2811in" draw:caption-point-x="-0.2402in" draw:caption-point-y="0.6012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ThamDT</text:p>
          </table:table-cell>
          <table:table-cell table:style-name="ce136" table:formula="of:=SUM([.D42:.AH42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9.5236in" draw:caption-point-x="-0.2402in" draw:caption-point-y="0.6063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5.3854in" svg:y="9.5252in" draw:caption-point-x="-0.2402in" draw:caption-point-y="0.6047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6.3311in" svg:y="9.5264in" draw:caption-point-x="-0.2402in" draw:caption-point-y="0.6035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7.7988in" svg:y="9.5264in" draw:caption-point-x="-0.2402in" draw:caption-point-y="0.6035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8.2878in" svg:y="9.5268in" draw:caption-point-x="-0.2402in" draw:caption-point-y="0.6031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0" office:value-type="float" office:value="1">
            <office:annotation draw:style-name="gr2" draw:text-style-name="P1" svg:width="1.1413in" svg:height="0.5457in" svg:x="8.7768in" svg:y="9.5268in" draw:caption-point-x="-0.2402in" draw:caption-point-y="0.6031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9.2661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9.5276in" draw:caption-point-x="-0.2402in" draw:caption-point-y="0.6024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6" draw:text-style-name="P1" svg:width="1.1413in" svg:height="0.2634in" svg:x="11.0925in" svg:y="9.5283in" draw:caption-point-x="-0.2402in" draw:caption-point-y="0.6016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9.5299in" draw:caption-point-x="-0.2402in" draw:caption-point-y="0.6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6.1154in" svg:y="9.5323in" draw:caption-point-x="-0.2402in" draw:caption-point-y="0.5976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0">
            <text:p>40</text:p>
          </table:table-cell>
          <table:table-cell table:style-name="ce36" office:value-type="string">
            <text:p>ThaoDTN</text:p>
          </table:table-cell>
          <table:table-cell table:style-name="ce136" table:formula="of:=SUM([.D43:.AH43])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9.7717in" draw:caption-point-x="-0.2402in" draw:caption-point-y="0.6059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3854in" svg:y="9.7728in" draw:caption-point-x="-0.2402in" draw:caption-point-y="0.6047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9.7732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6.3311in" svg:y="9.7736in" draw:caption-point-x="-0.2402in" draw:caption-point-y="0.6039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9.7748in" draw:caption-point-x="-0.2402in" draw:caption-point-y="0.6028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9.2661in" svg:y="9.7752in" draw:caption-point-x="-0.2402in" draw:caption-point-y="0.6024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9.776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9.7772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9.7776in" draw:caption-point-x="-0.2402in" draw:caption-point-y="0.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6" draw:text-style-name="P1" svg:width="1.1413in" svg:height="0.2634in" svg:x="14.289in" svg:y="9.778in" draw:caption-point-x="-0.2402in" draw:caption-point-y="0.5996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9.7783in" draw:caption-point-x="-0.2402in" draw:caption-point-y="0.5992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202in" svg:y="9.7791in" draw:caption-point-x="-0.2402in" draw:caption-point-y="0.5984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6587in" svg:y="9.7795in" draw:caption-point-x="-0.2402in" draw:caption-point-y="0.598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inhT</text:p>
          </table:table-cell>
          <table:table-cell table:style-name="ce136" table:formula="of:=SUM([.D44:.AH44])" office:value-type="float" office:value="3">
            <text:p>3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3.1024in" svg:y="10.0193in" draw:caption-point-x="-0.2402in" draw:caption-point-y="0.6063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10.0228in" draw:caption-point-x="-0.2402in" draw:caption-point-y="0.6028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0.0248in" draw:caption-point-x="-0.2402in" draw:caption-point-y="0.6008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4622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12.9189in" svg:y="10.0252in" draw:caption-point-x="-0.2402in" draw:caption-point-y="0.6004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2">
            <text:p>42</text:p>
          </table:table-cell>
          <table:table-cell table:style-name="ce36" office:value-type="string">
            <text:p>ThoaiVK</text:p>
          </table:table-cell>
          <table:table-cell table:style-name="ce136" table:formula="of:=SUM([.D45:.AH45])" office:value-type="float" office:value="3">
            <text:p>3</text:p>
          </table:table-cell>
          <table:table-cell table:style-name="ce140" office:value-type="float" office:value="0">
            <office:annotation draw:style-name="gr6" draw:text-style-name="P1" svg:width="1.1413in" svg:height="0.2634in" svg:x="2.6457in" svg:y="10.2665in" draw:caption-point-x="-0.2402in" draw:caption-point-y="0.6067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10.2669in" draw:caption-point-x="-0.2402in" draw:caption-point-y="0.6063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4.9287in" svg:y="10.2677in" draw:caption-point-x="-0.2402in" draw:caption-point-y="0.6055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0" office:value-type="float" office:value="0">
            <office:annotation draw:style-name="gr3" draw:text-style-name="P1" svg:width="1.1413in" svg:height="0.7012in" svg:x="5.3854in" svg:y="10.2685in" draw:caption-point-x="-0.2402in" draw:caption-point-y="0.6047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8421in" svg:y="10.2689in" draw:caption-point-x="-0.2402in" draw:caption-point-y="0.6043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6.3311in" svg:y="10.2693in" draw:caption-point-x="-0.2402in" draw:caption-point-y="0.6039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7.7988in" svg:y="10.2697in" draw:caption-point-x="-0.2402in" draw:caption-point-y="0.6035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1.5492in" svg:y="10.272in" draw:caption-point-x="-0.2402in" draw:caption-point-y="0.6012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2.0059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10.2728in" draw:caption-point-x="-0.2402in" draw:caption-point-y="0.6004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15.202in" svg:y="10.272in" draw:caption-point-x="-0.2402in" draw:caption-point-y="0.6012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uyCNTA</text:p>
          </table:table-cell>
          <table:table-cell table:style-name="ce136" table:formula="of:=SUM([.D46:.AH46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4">
            <text:p>44</text:p>
          </table:table-cell>
          <table:table-cell table:style-name="ce36" office:value-type="string">
            <text:p>ThuyLTT</text:p>
          </table:table-cell>
          <table:table-cell table:style-name="ce136" table:formula="of:=SUM([.D47:.AH47])" office:value-type="float" office:value="2.5">
            <text:p>2.5</text:p>
          </table:table-cell>
          <table:table-cell table:style-name="ce140" office:value-type="float" office:value="0.5">
            <office:annotation draw:style-name="gr4" draw:text-style-name="P1" svg:width="1.1413in" svg:height="0.3902in" svg:x="2.645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3.1024in" svg:y="10.7622in" draw:caption-point-x="-0.2402in" draw:caption-point-y="0.6063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4.472in" svg:y="10.7626in" draw:caption-point-x="-0.2402in" draw:caption-point-y="0.6059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10.7634in" draw:caption-point-x="-0.2402in" draw:caption-point-y="0.6051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5.3854in" svg:y="10.7638in" draw:caption-point-x="-0.2402in" draw:caption-point-y="0.6047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6.3311in" svg:y="10.7646in" draw:caption-point-x="-0.2402in" draw:caption-point-y="0.6039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10.7654in" draw:caption-point-x="-0.2402in" draw:caption-point-y="0.6031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10.7657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9.7228in" svg:y="10.7665in" draw:caption-point-x="-0.2402in" draw:caption-point-y="0.602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3" draw:text-style-name="P1" svg:width="1.1413in" svg:height="0.7012in" svg:x="11.0925in" svg:y="10.7669in" draw:caption-point-x="-0.2402in" draw:caption-point-y="0.6016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11.5492in" svg:y="10.7673in" draw:caption-point-x="-0.2402in" draw:caption-point-y="0.6012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0059in" svg:y="10.7677in" draw:caption-point-x="-0.2402in" draw:caption-point-y="0.6008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2.4622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2.9189in" svg:y="10.7685in" draw:caption-point-x="-0.2402in" draw:caption-point-y="0.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office:annotation draw:style-name="gr2" draw:text-style-name="P1" svg:width="1.1413in" svg:height="0.5457in" svg:x="14.289in" svg:y="10.7689in" draw:caption-point-x="-0.2402in" draw:caption-point-y="0.5996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4.7457in" svg:y="10.7693in" draw:caption-point-x="-0.2402in" draw:caption-point-y="0.5992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0" office:value-type="float" office:value="0">
            <office:annotation draw:style-name="gr8" draw:text-style-name="P1" svg:width="1.1413in" svg:height="0.8567in" svg:x="15.202in" svg:y="10.7701in" draw:caption-point-x="-0.2402in" draw:caption-point-y="0.5984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10.7622in" draw:caption-point-x="-0.2402in" draw:caption-point-y="0.606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0" office:value-type="float" office:value="0">
            <office:annotation draw:style-name="gr2" draw:text-style-name="P1" svg:width="1.1413in" svg:height="0.5457in" svg:x="16.1154in" svg:y="10.7701in" draw:caption-point-x="-0.2402in" draw:caption-point-y="0.5984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ruyenLVC</text:p>
          </table:table-cell>
          <table:table-cell table:style-name="ce136" table:formula="of:=SUM([.D48:.AH48])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6.3311in" svg:y="11.0122in" draw:caption-point-x="-0.2402in" draw:caption-point-y="0.6039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11.0134in" draw:caption-point-x="-0.2402in" draw:caption-point-y="0.6028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4622in" svg:y="11.0157in" draw:caption-point-x="-0.2402in" draw:caption-point-y="0.6004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2.9189in" svg:y="11.0161in" draw:caption-point-x="-0.2402in" draw:caption-point-y="0.6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15.6587in" svg:y="11.0181in" draw:caption-point-x="-0.2402in" draw:caption-point-y="0.598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122" office:value-type="float" office:value="46">
            <text:p>46</text:p>
          </table:table-cell>
          <table:table-cell table:style-name="ce62" office:value-type="string">
            <text:p>VietBA</text:p>
          </table:table-cell>
          <table:table-cell table:style-name="ce136" table:formula="of:=SUM([.D49:.AH49])" office:value-type="float" office:value="2.5">
            <text:p>2.5</text:p>
          </table:table-cell>
          <table:table-cell table:style-name="ce140" office:value-type="float" office:value="0.5">
            <office:annotation draw:style-name="gr4" draw:text-style-name="P1" svg:width="1.1413in" svg:height="0.3902in" svg:x="2.6457in" svg:y="11.2571in" draw:caption-point-x="-0.2402in" draw:caption-point-y="0.6067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6" draw:text-style-name="P1" svg:width="1.1413in" svg:height="0.2634in" svg:x="5.3854in" svg:y="11.2591in" draw:caption-point-x="-0.2402in" draw:caption-point-y="0.6047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11.2594in" draw:caption-point-x="-0.2402in" draw:caption-point-y="0.6043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7988in" svg:y="11.2602in" draw:caption-point-x="-0.2402in" draw:caption-point-y="0.6035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0" office:value-type="float" office:value="0">
            <office:annotation draw:style-name="gr6" draw:text-style-name="P1" svg:width="1.1413in" svg:height="0.2634in" svg:x="8.7768in" svg:y="11.261in" draw:caption-point-x="-0.2402in" draw:caption-point-y="0.6028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6" draw:text-style-name="P1" svg:width="1.1413in" svg:height="0.2634in" svg:x="9.7228in" svg:y="11.2618in" draw:caption-point-x="-0.2402in" draw:caption-point-y="0.602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9189in" svg:y="11.2638in" draw:caption-point-x="-0.2402in" draw:caption-point-y="0.6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11.2646in" draw:caption-point-x="-0.2402in" draw:caption-point-y="0.5992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VinhP</text:p>
          </table:table-cell>
          <table:table-cell table:style-name="ce136" table:formula="of:=SUM([.D50:.AH50])" office:value-type="float" office:value="0.5"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2.6457in" svg:y="11.5047in" draw:caption-point-x="-0.2402in" draw:caption-point-y="0.6067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/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41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41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41" table:number-columns-repeated="31"/>
          <table:table-cell table:style-name="ce35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5"/>
        <table:table-column table:style-name="co26" table:number-columns-repeated="7" table:default-cell-style-name="ce155"/>
        <table:table-column table:style-name="co25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7" table:number-columns-spanned="2" table:number-rows-spanned="1">
            <text:p>7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7" table:number-columns-spanned="2" table:number-rows-spanned="1">
            <text:p>2017</text:p>
          </table:table-cell>
          <table:covered-table-cell table:style-name="ce161"/>
          <table:table-cell table:style-name="ce150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51" table:formula="of:=DATE([.$R$1];[.N1];1)" office:value-type="date" office:date-value="2017-07-01">
            <text:p>01</text:p>
          </table:table-cell>
          <table:table-cell table:style-name="ce151" table:formula="of:=[.D2]+1" office:value-type="date" office:date-value="2017-07-02">
            <text:p>02</text:p>
          </table:table-cell>
          <table:table-cell table:style-name="ce151" table:formula="of:=[.E2]+1" office:value-type="date" office:date-value="2017-07-03">
            <text:p>03</text:p>
          </table:table-cell>
          <table:table-cell table:style-name="ce151" table:formula="of:=[.F2]+1" office:value-type="date" office:date-value="2017-07-04">
            <text:p>04</text:p>
          </table:table-cell>
          <table:table-cell table:style-name="ce151" table:formula="of:=[.G2]+1" office:value-type="date" office:date-value="2017-07-05">
            <text:p>05</text:p>
          </table:table-cell>
          <table:table-cell table:style-name="ce151" table:formula="of:=[.H2]+1" office:value-type="date" office:date-value="2017-07-06">
            <text:p>06</text:p>
          </table:table-cell>
          <table:table-cell table:style-name="ce151" table:formula="of:=[.I2]+1" office:value-type="date" office:date-value="2017-07-07">
            <text:p>07</text:p>
          </table:table-cell>
          <table:table-cell table:style-name="ce151" table:formula="of:=[.J2]+1" office:value-type="date" office:date-value="2017-07-08">
            <text:p>08</text:p>
          </table:table-cell>
          <table:table-cell table:style-name="ce151" table:formula="of:=[.K2]+1" office:value-type="date" office:date-value="2017-07-09">
            <text:p>09</text:p>
          </table:table-cell>
          <table:table-cell table:style-name="ce151" table:formula="of:=[.L2]+1" office:value-type="date" office:date-value="2017-07-10">
            <text:p>10</text:p>
          </table:table-cell>
          <table:table-cell table:style-name="ce151" table:formula="of:=[.M2]+1" office:value-type="date" office:date-value="2017-07-11">
            <text:p>11</text:p>
          </table:table-cell>
          <table:table-cell table:style-name="ce151" table:formula="of:=[.N2]+1" office:value-type="date" office:date-value="2017-07-12">
            <text:p>12</text:p>
          </table:table-cell>
          <table:table-cell table:style-name="ce151" table:formula="of:=[.O2]+1" office:value-type="date" office:date-value="2017-07-13">
            <text:p>13</text:p>
          </table:table-cell>
          <table:table-cell table:style-name="ce151" table:formula="of:=[.P2]+1" office:value-type="date" office:date-value="2017-07-14">
            <text:p>14</text:p>
          </table:table-cell>
          <table:table-cell table:style-name="ce151" table:formula="of:=[.Q2]+1" office:value-type="date" office:date-value="2017-07-15">
            <text:p>15</text:p>
          </table:table-cell>
          <table:table-cell table:style-name="ce151" table:formula="of:=[.R2]+1" office:value-type="date" office:date-value="2017-07-16">
            <text:p>16</text:p>
          </table:table-cell>
          <table:table-cell table:style-name="ce151" table:formula="of:=[.S2]+1" office:value-type="date" office:date-value="2017-07-17">
            <text:p>17</text:p>
          </table:table-cell>
          <table:table-cell table:style-name="ce151" table:formula="of:=[.T2]+1" office:value-type="date" office:date-value="2017-07-18">
            <text:p>18</text:p>
          </table:table-cell>
          <table:table-cell table:style-name="ce151" table:formula="of:=[.U2]+1" office:value-type="date" office:date-value="2017-07-19">
            <text:p>19</text:p>
          </table:table-cell>
          <table:table-cell table:style-name="ce151" table:formula="of:=[.V2]+1" office:value-type="date" office:date-value="2017-07-20">
            <text:p>20</text:p>
          </table:table-cell>
          <table:table-cell table:style-name="ce151" table:formula="of:=[.W2]+1" office:value-type="date" office:date-value="2017-07-21">
            <text:p>21</text:p>
          </table:table-cell>
          <table:table-cell table:style-name="ce151" table:formula="of:=[.X2]+1" office:value-type="date" office:date-value="2017-07-22">
            <text:p>22</text:p>
          </table:table-cell>
          <table:table-cell table:style-name="ce151" table:formula="of:=[.Y2]+1" office:value-type="date" office:date-value="2017-07-23">
            <text:p>23</text:p>
          </table:table-cell>
          <table:table-cell table:style-name="ce151" table:formula="of:=[.Z2]+1" office:value-type="date" office:date-value="2017-07-24">
            <text:p>24</text:p>
          </table:table-cell>
          <table:table-cell table:style-name="ce151" table:formula="of:=[.AA2]+1" office:value-type="date" office:date-value="2017-07-25">
            <text:p>25</text:p>
          </table:table-cell>
          <table:table-cell table:style-name="ce151" table:formula="of:=[.AB2]+1" office:value-type="date" office:date-value="2017-07-26">
            <text:p>26</text:p>
          </table:table-cell>
          <table:table-cell table:style-name="ce151" table:formula="of:=[.AC2]+1" office:value-type="date" office:date-value="2017-07-27">
            <text:p>27</text:p>
          </table:table-cell>
          <table:table-cell table:style-name="ce151" table:formula="of:=[.AD2]+1" office:value-type="date" office:date-value="2017-07-28">
            <text:p>28</text:p>
          </table:table-cell>
          <table:table-cell table:style-name="ce151" table:formula="of:=[.AE2]+1" office:value-type="date" office:date-value="2017-07-29">
            <text:p>29</text:p>
          </table:table-cell>
          <table:table-cell table:style-name="ce151" table:formula="of:=[.AF2]+1" office:value-type="date" office:date-value="2017-07-30">
            <text:p>30</text:p>
          </table:table-cell>
          <table:table-cell table:style-name="ce151" table:formula="of:=[.AG2]+1" office:value-type="date" office:date-value="2017-07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49" table:formula="of:=SUM([.D4:.AH4])" office:value-type="float" office:value="2">
            <text:p>2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49" table:formula="of:=SUM([.D5:.AH5])" office:value-type="float" office:value="4.5">
            <text:p>4.5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49" table:formula="of:=SUM([.D6:.AH6])" office:value-type="float" office:value="5">
            <text:p>5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49" table:formula="of:=SUM([.D7:.AH7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8" office:value-type="string">
            <text:p>CuongNM</text:p>
          </table:table-cell>
          <table:table-cell table:style-name="ce149" table:formula="of:=SUM([.D8:.AH8])" office:value-type="float" office:value="4.5">
            <text:p>4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office:display="true" draw:style-name="gr2" draw:text-style-name="P1" svg:width="1.1413in" svg:height="0.5457in" svg:x="16.572in" svg:y="1.137in" draw:caption-point-x="-0.2402in" draw:caption-point-y="0.5713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122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49" table:formula="of:=SUM([.D9:.AH9])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49" table:formula="of:=SUM([.D10:.AH10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49" table:formula="of:=SUM([.D11:.AH11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49" table:formula="of:=SUM([.D12:.AH12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49" table:formula="of:=SUM([.D13:.AH13])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7" office:value-type="string">
            <text:p>HaTT</text:p>
          </table:table-cell>
          <table:table-cell table:style-name="ce149" table:formula="of:=SUM([.D14:.AH14])" office:value-type="float" office:value="1.5">
            <text:p>1.5</text:p>
          </table:table-cell>
          <table:table-cell table:style-name="ce153" table:number-columns-repeated="2"/>
          <table:table-cell table:style-name="ce153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49" table:formula="of:=SUM([.D15:.AH15])" office:value-type="float" office:value="2">
            <text:p>2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53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49" table:formula="of:=SUM([.D16:.AH16])" office:value-type="float" office:value="0">
            <text:p>0</text:p>
          </table:table-cell>
          <table:table-cell table:style-name="ce153" table:number-columns-repeated="19"/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49" table:formula="of:=SUM([.D17:.AH17])" office:value-type="float" office:value="4">
            <text:p>4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49" table:formula="of:=SUM([.D18:.AH18])" office:value-type="float" office:value="0.5"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49" table:formula="of:=SUM([.D19:.AH19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49" table:formula="of:=SUM([.D20:.AH20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49" table:formula="of:=SUM([.D21:.AH21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PN</text:p>
          </table:table-cell>
          <table:table-cell table:style-name="ce149" table:formula="of:=SUM([.D22:.AH22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0">
            <text:p>20</text:p>
          </table:table-cell>
          <table:table-cell table:style-name="ce36" office:value-type="string">
            <text:p>HuyDH</text:p>
          </table:table-cell>
          <table:table-cell table:style-name="ce149" table:formula="of:=SUM([.D23:.AH23])" office:value-type="float" office:value="0.5"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36" office:value-type="string">
            <text:p>HuyNG</text:p>
          </table:table-cell>
          <table:table-cell table:style-name="ce149" table:formula="of:=SUM([.D24:.AH24])" office:value-type="float" office:value="1"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2">
            <text:p>22</text:p>
          </table:table-cell>
          <table:table-cell table:style-name="ce36" office:value-type="string">
            <text:p>KhaiLV</text:p>
          </table:table-cell>
          <table:table-cell table:style-name="ce149" table:formula="of:=SUM([.D25:.AH25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ngNH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4">
            <text:p>24</text:p>
          </table:table-cell>
          <table:table-cell table:style-name="ce36" office:value-type="string">
            <text:p>KienPT</text:p>
          </table:table-cell>
          <table:table-cell table:style-name="ce149" table:formula="of:=SUM([.D27:.AH27])" office:value-type="float" office:value="5.5">
            <text:p>5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tNVT</text:p>
          </table:table-cell>
          <table:table-cell table:style-name="ce149" table:formula="of:=SUM([.D28:.AH28])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6">
            <text:p>26</text:p>
          </table:table-cell>
          <table:table-cell table:style-name="ce36" office:value-type="string">
            <text:p>LinhBT</text:p>
          </table:table-cell>
          <table:table-cell table:style-name="ce149" table:formula="of:=SUM([.D29:.AH29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MaiLT</text:p>
          </table:table-cell>
          <table:table-cell table:style-name="ce149" table:formula="of:=SUM([.D30:.AH30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28">
            <text:p>28</text:p>
          </table:table-cell>
          <table:table-cell table:style-name="ce36" office:value-type="string">
            <text:p>MaiNTT</text:p>
          </table:table-cell>
          <table:table-cell table:style-name="ce149" table:formula="of:=SUM([.D31:.AH31])" office:value-type="float" office:value="5">
            <text:p>5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36" office:value-type="string">
            <text:p>ManhNB</text:p>
          </table:table-cell>
          <table:table-cell table:style-name="ce149" table:formula="of:=SUM([.D32:.AH32])" office:value-type="float" office:value="5.5">
            <text:p>5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0">
            <text:p>30</text:p>
          </table:table-cell>
          <table:table-cell table:style-name="ce36" office:value-type="string">
            <text:p>NamTH</text:p>
          </table:table-cell>
          <table:table-cell table:style-name="ce149" table:formula="of:=SUM([.D33:.AH33])" office:value-type="float" office:value="2">
            <text:p>2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V</text:p>
          </table:table-cell>
          <table:table-cell table:style-name="ce149" table:formula="of:=SUM([.D34:.AH34])" office:value-type="float" office:value="1"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2">
            <text:p>32</text:p>
          </table:table-cell>
          <table:table-cell table:style-name="ce36" office:value-type="string">
            <text:p>NgaTN</text:p>
          </table:table-cell>
          <table:table-cell table:style-name="ce149" table:formula="of:=SUM([.D35:.AH35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HTH</text:p>
          </table:table-cell>
          <table:table-cell table:style-name="ce149" table:formula="of:=SUM([.D36:.AH36])" office:value-type="float" office:value="0.5"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4">
            <text:p>34</text:p>
          </table:table-cell>
          <table:table-cell table:style-name="ce36" office:value-type="string">
            <text:p>NhanNM</text:p>
          </table:table-cell>
          <table:table-cell table:style-name="ce149" table:formula="of:=SUM([.D37:.AH37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ngHTH</text:p>
          </table:table-cell>
          <table:table-cell table:style-name="ce149" table:formula="of:=SUM([.D38:.AH38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6">
            <text:p>36</text:p>
          </table:table-cell>
          <table:table-cell table:style-name="ce36" office:value-type="string">
            <text:p>NhuPHQ</text:p>
          </table:table-cell>
          <table:table-cell table:style-name="ce149" table:formula="of:=SUM([.D39:.AH39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62" office:value-type="string">
            <text:p>PhuongTH</text:p>
          </table:table-cell>
          <table:table-cell table:style-name="ce149" table:formula="of:=SUM([.D40:.AH40])" office:value-type="float" office:value="0.5"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7" office:value-type="string">
            <text:p>PhongPT</text:p>
          </table:table-cell>
          <table:table-cell table:style-name="ce149" table:formula="of:=SUM([.D41:.AH41])" office:value-type="float" office:value="0.5"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office:display="true" draw:style-name="gr2" draw:text-style-name="P1" svg:width="1.1413in" svg:height="0.5457in" svg:x="16.572in" svg:y="9.3106in" draw:caption-point-x="-0.2402in" draw:caption-point-y="0.5713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39">
            <text:p>39</text:p>
          </table:table-cell>
          <table:table-cell table:style-name="ce36" office:value-type="string">
            <text:p>PhongTH</text:p>
          </table:table-cell>
          <table:table-cell table:style-name="ce149" table:formula="of:=SUM([.D42:.AH42])" office:value-type="float" office:value="2.5">
            <text:p>2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TienND</text:p>
          </table:table-cell>
          <table:table-cell table:style-name="ce149" table:formula="of:=SUM([.D43:.AH43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hamDT</text:p>
          </table:table-cell>
          <table:table-cell table:style-name="ce149" table:formula="of:=SUM([.D44:.AH44])" office:value-type="float" office:value="0.5">
            <text:p>0.5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2">
            <text:p>42</text:p>
          </table:table-cell>
          <table:table-cell table:style-name="ce36" office:value-type="string">
            <text:p>ThaoDTN</text:p>
          </table:table-cell>
          <table:table-cell table:style-name="ce149" table:formula="of:=SUM([.D45:.AH45])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36" office:value-type="string">
            <text:p>ThinhT</text:p>
          </table:table-cell>
          <table:table-cell table:style-name="ce149" table:formula="of:=SUM([.D46:.AH46])" office:value-type="float" office:value="0.5"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oaiVK</text:p>
          </table:table-cell>
          <table:table-cell table:style-name="ce149" table:formula="of:=SUM([.D47:.AH47])" office:value-type="float" office:value="7.5">
            <text:p>7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53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149" table:formula="of:=SUM([.D48:.AH48])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149" table:formula="of:=SUM([.D49:.AH49])" office:value-type="float" office:value="4">
            <text:p>4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53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TruyenLVC</text:p>
          </table:table-cell>
          <table:table-cell table:style-name="ce149" table:formula="of:=SUM([.D50:.AH50])" office:value-type="float" office:value="2">
            <text:p>2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122" office:value-type="float" office:value="48">
            <text:p>48</text:p>
          </table:table-cell>
          <table:table-cell table:style-name="ce62" office:value-type="string">
            <text:p>VietBA</text:p>
          </table:table-cell>
          <table:table-cell table:style-name="ce149" table:formula="of:=SUM([.D51:.AH51])" office:value-type="float" office:value="7">
            <text:p>7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36" office:value-type="string">
            <text:p>VinhP</text:p>
          </table:table-cell>
          <table:table-cell table:style-name="ce149" table:formula="of:=SUM([.D52:.AH52])" office:value-type="float" office:value="1"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5">
          <table:table-cell table:style-name="ce35" table:number-columns-repeated="3"/>
          <table:table-cell table:style-name="ce154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35" table:number-columns-repeated="952"/>
        </table:table-row>
        <table:table-row table:style-name="ro2" table:number-rows-repeated="4">
          <table:table-cell table:style-name="ce35" table:number-columns-repeated="3"/>
          <table:table-cell table:style-name="ce154" table:number-columns-repeated="31"/>
          <table:table-cell table:style-name="ce35" table:number-columns-repeated="952"/>
        </table:table-row>
        <table:table-row table:style-name="ro2">
          <table:table-cell table:style-name="ce35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35" table:number-columns-repeated="952"/>
        </table:table-row>
        <table:table-row table:style-name="ro2" table:number-rows-repeated="65393">
          <table:table-cell table:style-name="ce35" table:number-columns-repeated="3"/>
          <table:table-cell table:style-name="ce154" table:number-columns-repeated="31"/>
          <table:table-cell table:style-name="ce35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9"/>
        <table:table-column table:style-name="co26" table:number-columns-repeated="7" table:default-cell-style-name="ce169"/>
        <table:table-column table:style-name="co25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64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8" table:number-columns-spanned="2" table:number-rows-spanned="1">
            <text:p>8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7" table:number-columns-spanned="2" table:number-rows-spanned="1">
            <text:p>2017</text:p>
          </table:table-cell>
          <table:covered-table-cell table:style-name="ce173"/>
          <table:table-cell table:style-name="ce164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65" table:formula="of:=DATE([.$R$1];[.N1];1)" office:value-type="date" office:date-value="2017-08-01">
            <text:p>01</text:p>
          </table:table-cell>
          <table:table-cell table:style-name="ce165" table:formula="of:=[.D2]+1" office:value-type="date" office:date-value="2017-08-02">
            <text:p>02</text:p>
          </table:table-cell>
          <table:table-cell table:style-name="ce165" table:formula="of:=[.E2]+1" office:value-type="date" office:date-value="2017-08-03">
            <text:p>03</text:p>
          </table:table-cell>
          <table:table-cell table:style-name="ce165" table:formula="of:=[.F2]+1" office:value-type="date" office:date-value="2017-08-04">
            <text:p>04</text:p>
          </table:table-cell>
          <table:table-cell table:style-name="ce165" table:formula="of:=[.G2]+1" office:value-type="date" office:date-value="2017-08-05">
            <text:p>05</text:p>
          </table:table-cell>
          <table:table-cell table:style-name="ce165" table:formula="of:=[.H2]+1" office:value-type="date" office:date-value="2017-08-06">
            <text:p>06</text:p>
          </table:table-cell>
          <table:table-cell table:style-name="ce165" table:formula="of:=[.I2]+1" office:value-type="date" office:date-value="2017-08-07">
            <text:p>07</text:p>
          </table:table-cell>
          <table:table-cell table:style-name="ce165" table:formula="of:=[.J2]+1" office:value-type="date" office:date-value="2017-08-08">
            <text:p>08</text:p>
          </table:table-cell>
          <table:table-cell table:style-name="ce165" table:formula="of:=[.K2]+1" office:value-type="date" office:date-value="2017-08-09">
            <text:p>09</text:p>
          </table:table-cell>
          <table:table-cell table:style-name="ce165" table:formula="of:=[.L2]+1" office:value-type="date" office:date-value="2017-08-10">
            <text:p>10</text:p>
          </table:table-cell>
          <table:table-cell table:style-name="ce165" table:formula="of:=[.M2]+1" office:value-type="date" office:date-value="2017-08-11">
            <text:p>11</text:p>
          </table:table-cell>
          <table:table-cell table:style-name="ce165" table:formula="of:=[.N2]+1" office:value-type="date" office:date-value="2017-08-12">
            <text:p>12</text:p>
          </table:table-cell>
          <table:table-cell table:style-name="ce165" table:formula="of:=[.O2]+1" office:value-type="date" office:date-value="2017-08-13">
            <text:p>13</text:p>
          </table:table-cell>
          <table:table-cell table:style-name="ce165" table:formula="of:=[.P2]+1" office:value-type="date" office:date-value="2017-08-14">
            <text:p>14</text:p>
          </table:table-cell>
          <table:table-cell table:style-name="ce165" table:formula="of:=[.Q2]+1" office:value-type="date" office:date-value="2017-08-15">
            <text:p>15</text:p>
          </table:table-cell>
          <table:table-cell table:style-name="ce165" table:formula="of:=[.R2]+1" office:value-type="date" office:date-value="2017-08-16">
            <text:p>16</text:p>
          </table:table-cell>
          <table:table-cell table:style-name="ce165" table:formula="of:=[.S2]+1" office:value-type="date" office:date-value="2017-08-17">
            <text:p>17</text:p>
          </table:table-cell>
          <table:table-cell table:style-name="ce165" table:formula="of:=[.T2]+1" office:value-type="date" office:date-value="2017-08-18">
            <text:p>18</text:p>
          </table:table-cell>
          <table:table-cell table:style-name="ce165" table:formula="of:=[.U2]+1" office:value-type="date" office:date-value="2017-08-19">
            <text:p>19</text:p>
          </table:table-cell>
          <table:table-cell table:style-name="ce165" table:formula="of:=[.V2]+1" office:value-type="date" office:date-value="2017-08-20">
            <text:p>20</text:p>
          </table:table-cell>
          <table:table-cell table:style-name="ce165" table:formula="of:=[.W2]+1" office:value-type="date" office:date-value="2017-08-21">
            <text:p>21</text:p>
          </table:table-cell>
          <table:table-cell table:style-name="ce165" table:formula="of:=[.X2]+1" office:value-type="date" office:date-value="2017-08-22">
            <text:p>22</text:p>
          </table:table-cell>
          <table:table-cell table:style-name="ce165" table:formula="of:=[.Y2]+1" office:value-type="date" office:date-value="2017-08-23">
            <text:p>23</text:p>
          </table:table-cell>
          <table:table-cell table:style-name="ce165" table:formula="of:=[.Z2]+1" office:value-type="date" office:date-value="2017-08-24">
            <text:p>24</text:p>
          </table:table-cell>
          <table:table-cell table:style-name="ce165" table:formula="of:=[.AA2]+1" office:value-type="date" office:date-value="2017-08-25">
            <text:p>25</text:p>
          </table:table-cell>
          <table:table-cell table:style-name="ce165" table:formula="of:=[.AB2]+1" office:value-type="date" office:date-value="2017-08-26">
            <text:p>26</text:p>
          </table:table-cell>
          <table:table-cell table:style-name="ce165" table:formula="of:=[.AC2]+1" office:value-type="date" office:date-value="2017-08-27">
            <text:p>27</text:p>
          </table:table-cell>
          <table:table-cell table:style-name="ce165" table:formula="of:=[.AD2]+1" office:value-type="date" office:date-value="2017-08-28">
            <text:p>28</text:p>
          </table:table-cell>
          <table:table-cell table:style-name="ce165" table:formula="of:=[.AE2]+1" office:value-type="date" office:date-value="2017-08-29">
            <text:p>29</text:p>
          </table:table-cell>
          <table:table-cell table:style-name="ce165" table:formula="of:=[.AF2]+1" office:value-type="date" office:date-value="2017-08-30">
            <text:p>30</text:p>
          </table:table-cell>
          <table:table-cell table:style-name="ce165" table:formula="of:=[.AG2]+1" office:value-type="date" office:date-value="2017-08-31">
            <text:p>3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63" table:formula="of:=SUM([.D4:.AH4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3.5591in" svg:y="0.1075in" draw:caption-point-x="-0.2402in" draw:caption-point-y="0.6106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0.1079in" draw:caption-point-x="-0.2402in" draw:caption-point-y="0.6102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7.3094in" svg:y="0.111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0.1118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0.113in" draw:caption-point-x="-0.2402in" draw:caption-point-y="0.6051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0.113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0.1142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0.1157in" draw:caption-point-x="-0.2402in" draw:caption-point-y="0.6024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4622in" svg:y="0.1173in" draw:caption-point-x="-0.2402in" draw:caption-point-y="0.6008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0.1205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572in" svg:y="0.1217in" draw:caption-point-x="-0.2402in" draw:caption-point-y="0.5965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63" table:formula="of:=SUM([.D5:.AH5])" office:value-type="float" office:value="1.5">
            <text:p>1.5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0.3524in" draw:caption-point-x="-0.2402in" draw:caption-point-y="0.6134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0.3547in" draw:caption-point-x="-0.2402in" draw:caption-point-y="0.611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0.3551in" draw:caption-point-x="-0.2402in" draw:caption-point-y="0.6106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0.3555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5.3854in" svg:y="0.3559in" draw:caption-point-x="-0.2402in" draw:caption-point-y="0.6098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5.8421in" svg:y="0.3563in" draw:caption-point-x="-0.2402in" draw:caption-point-y="0.6094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8205in" svg:y="0.3583in" draw:caption-point-x="-0.2402in" draw:caption-point-y="0.6075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0.3598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0.3606in" draw:caption-point-x="-0.2402in" draw:caption-point-y="0.6051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0.6358in" svg:y="0.3618in" draw:caption-point-x="-0.2402in" draw:caption-point-y="0.6039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0.4209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9189in" svg:y="0.3654in" draw:caption-point-x="-0.2402in" draw:caption-point-y="0.6004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3.3756in" svg:y="0.3661in" draw:caption-point-x="-0.2402in" draw:caption-point-y="0.599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13.8323in" svg:y="0.3665in" draw:caption-point-x="-0.2402in" draw:caption-point-y="0.5992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5.202in" svg:y="0.3681in" draw:caption-point-x="-0.2402in" draw:caption-point-y="0.5976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5.6587in" svg:y="0.3685in" draw:caption-point-x="-0.2402in" draw:caption-point-y="0.5972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63" table:formula="of:=SUM([.D6:.AH6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0.6028in" draw:caption-point-x="-0.2402in" draw:caption-point-y="0.6106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3" draw:text-style-name="P1" svg:width="1.1413in" svg:height="0.7012in" svg:x="6.8205in" svg:y="0.6059in" draw:caption-point-x="-0.2402in" draw:caption-point-y="0.6075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63" table:formula="of:=SUM([.D7:.AH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0.8512in" draw:caption-point-x="-0.2402in" draw:caption-point-y="0.6098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0.8504in" draw:caption-point-x="-0.2402in" draw:caption-point-y="0.6106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0.8602in" draw:caption-point-x="-0.2402in" draw:caption-point-y="0.6008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8" office:value-type="string">
            <text:p>CuongNM</text:p>
          </table:table-cell>
          <table:table-cell table:style-name="ce163" table:formula="of:=SUM([.D52:.AH52])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12.9189in" svg:y="1.1126in" draw:caption-point-x="-0.2402in" draw:caption-point-y="0.5961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63" table:formula="of:=SUM([.D9:.AH9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1.3528in" draw:caption-point-x="-0.2402in" draw:caption-point-y="0.6039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9189in" svg:y="1.3563in" draw:caption-point-x="-0.2402in" draw:caption-point-y="0.6004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5.6587in" svg:y="1.3594in" draw:caption-point-x="-0.2402in" draw:caption-point-y="0.5972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63" table:formula="of:=SUM([.D10:.AH10])" office:value-type="float" office:value="2.5">
            <text:p>2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5.3854in" svg:y="1.5945in" draw:caption-point-x="-0.2402in" draw:caption-point-y="0.6098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8205in" svg:y="1.5972in" draw:caption-point-x="-0.2402in" draw:caption-point-y="0.6071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10.6358in" svg:y="1.6031in" draw:caption-point-x="-0.2402in" draw:caption-point-y="0.6012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63" table:formula="of:=SUM([.D11:.AH11])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6" draw:text-style-name="P1" svg:width="1.1413in" svg:height="0.2634in" svg:x="8.7768in" svg:y="1.8461in" draw:caption-point-x="-0.2402in" draw:caption-point-y="0.6059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9.7228in" svg:y="1.8469in" draw:caption-point-x="-0.2402in" draw:caption-point-y="0.6051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63" table:formula="of:=SUM([.D12:.AH12])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2.6457in" svg:y="2.0862in" draw:caption-point-x="-0.2402in" draw:caption-point-y="0.6134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2.0886in" draw:caption-point-x="-0.2402in" draw:caption-point-y="0.611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63" table:formula="of:=SUM([.D13:.AH1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3.1024in" svg:y="2.3362in" draw:caption-point-x="-0.2402in" draw:caption-point-y="0.611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5.3854in" svg:y="2.3374in" draw:caption-point-x="-0.2402in" draw:caption-point-y="0.6098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2.3386in" draw:caption-point-x="-0.2402in" draw:caption-point-y="0.6087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2.3409in" draw:caption-point-x="-0.2402in" draw:caption-point-y="0.6063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9.2661in" svg:y="2.3413in" draw:caption-point-x="-0.2402in" draw:caption-point-y="0.6059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2.3421in" draw:caption-point-x="-0.2402in" draw:caption-point-y="0.6051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2.3425in" draw:caption-point-x="-0.2402in" draw:caption-point-y="0.6047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2.3465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9189in" svg:y="2.3469in" draw:caption-point-x="-0.2402in" draw:caption-point-y="0.6004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3756in" svg:y="2.3472in" draw:caption-point-x="-0.2402in" draw:caption-point-y="0.6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5.202in" svg:y="2.3492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2.35in" draw:caption-point-x="-0.2402in" draw:caption-point-y="0.5972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2.3508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7" office:value-type="string">
            <text:p>HaTT</text:p>
          </table:table-cell>
          <table:table-cell table:style-name="ce163" table:formula="of:=SUM([.D14:.AH14])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2.5846in" draw:caption-point-x="-0.2402in" draw:caption-point-y="0.6102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2.58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2.5941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2.5976in" draw:caption-point-x="-0.2402in" draw:caption-point-y="0.5972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2.5984in" draw:caption-point-x="-0.2402in" draw:caption-point-y="0.5965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63" table:formula="of:=SUM([.D15:.AH15])" office:value-type="float" office:value="2">
            <text:p>2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8" draw:text-style-name="P1" svg:width="1.1413in" svg:height="0.8567in" svg:x="5.8421in" svg:y="2.8343in" draw:caption-point-x="-0.2402in" draw:caption-point-y="0.6083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7.3094in" svg:y="2.8386in" draw:caption-point-x="-0.2402in" draw:caption-point-y="0.6039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8425in" draw:caption-point-x="-0.2402in" draw:caption-point-y="0.6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5.202in" svg:y="2.8445in" draw:caption-point-x="-0.2402in" draw:caption-point-y="0.598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6587in" svg:y="2.8457in" draw:caption-point-x="-0.2402in" draw:caption-point-y="0.5969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6.1154in" svg:y="2.8461in" draw:caption-point-x="-0.2402in" draw:caption-point-y="0.5965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63" table:formula="of:=SUM([.D16:.AH16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3" draw:text-style-name="P1" svg:width="1.1413in" svg:height="0.7012in" svg:x="5.8421in" svg:y="3.0807in" draw:caption-point-x="-0.2402in" draw:caption-point-y="0.6094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63" table:formula="of:=SUM([.D17:.AH17])" office:value-type="float" office:value="5.5">
            <text:p>5.5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5.8421in" svg:y="3.3433in" draw:caption-point-x="-0.2402in" draw:caption-point-y="0.5949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6.8205in" svg:y="3.3307in" draw:caption-point-x="-0.2402in" draw:caption-point-y="0.6075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0.1791in" svg:y="3.3339in" draw:caption-point-x="-0.2402in" draw:caption-point-y="0.6043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67" office:value-type="float" office:value="0.5">
            <office:annotation draw:style-name="gr6" draw:text-style-name="P1" svg:width="1.1413in" svg:height="0.2634in" svg:x="10.6358in" svg:y="3.3346in" draw:caption-point-x="-0.2402in" draw:caption-point-y="0.6035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3.3756in" svg:y="3.3382in" draw:caption-point-x="-0.2402in" draw:caption-point-y="0.6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67" office:value-type="float" office:value="1">
            <text:p>1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6.572in" svg:y="3.3429in" draw:caption-point-x="-0.2402in" draw:caption-point-y="0.5953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63" table:formula="of:=SUM([.D18:.AH18])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2.6457in" svg:y="3.5724in" draw:caption-point-x="-0.2402in" draw:caption-point-y="0.6134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3.5748in" draw:caption-point-x="-0.2402in" draw:caption-point-y="0.611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6.3311in" svg:y="3.578in" draw:caption-point-x="-0.2402in" draw:caption-point-y="0.6079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6.8205in" svg:y="3.5783in" draw:caption-point-x="-0.2402in" draw:caption-point-y="0.6075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7.3094in" svg:y="3.5787in" draw:caption-point-x="-0.2402in" draw:caption-point-y="0.6071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0.6358in" svg:y="3.5819in" draw:caption-point-x="-0.2402in" draw:caption-point-y="0.6039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9189in" svg:y="3.5854in" draw:caption-point-x="-0.2402in" draw:caption-point-y="0.6004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8323in" svg:y="3.5866in" draw:caption-point-x="-0.2402in" draw:caption-point-y="0.5992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3.5882in" draw:caption-point-x="-0.2402in" draw:caption-point-y="0.5976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572in" svg:y="3.5906in" draw:caption-point-x="-0.2402in" draw:caption-point-y="0.5953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63" table:formula="of:=SUM([.D19:.AH19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63" table:formula="of:=SUM([.D20:.AH20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0685in" draw:caption-point-x="-0.2402in" draw:caption-point-y="0.6126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63" table:formula="of:=SUM([.D21:.AH21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ND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table:number-columns-repeated="20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HungPN</text:p>
          </table:table-cell>
          <table:table-cell table:style-name="ce163" table:formula="of:=SUM([.D23:.AH23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2.0059in" svg:y="4.8232in" draw:caption-point-x="-0.2402in" draw:caption-point-y="0.6008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62" office:value-type="string">
            <text:p>HuyDH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5.0583in" draw:caption-point-x="-0.2402in" draw:caption-point-y="0.6134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5.0614in" draw:caption-point-x="-0.2402in" draw:caption-point-y="0.610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5.3854in" svg:y="5.0618in" draw:caption-point-x="-0.2402in" draw:caption-point-y="0.6098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7.3094in" svg:y="5.0646in" draw:caption-point-x="-0.2402in" draw:caption-point-y="0.6071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5.0654in" draw:caption-point-x="-0.2402in" draw:caption-point-y="0.6063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2661in" svg:y="5.0657in" draw:caption-point-x="-0.2402in" draw:caption-point-y="0.6059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0.1791in" svg:y="5.0673in" draw:caption-point-x="-0.2402in" draw:caption-point-y="0.6043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5.0677in" draw:caption-point-x="-0.2402in" draw:caption-point-y="0.6039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5.0709in" draw:caption-point-x="-0.2402in" draw:caption-point-y="0.6008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9189in" svg:y="5.0713in" draw:caption-point-x="-0.2402in" draw:caption-point-y="0.6004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3756in" svg:y="5.0717in" draw:caption-point-x="-0.2402in" draw:caption-point-y="0.6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5.0724in" draw:caption-point-x="-0.2402in" draw:caption-point-y="0.5992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5.202in" svg:y="5.0736in" draw:caption-point-x="-0.2402in" draw:caption-point-y="0.598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5.074in" draw:caption-point-x="-0.2402in" draw:caption-point-y="0.5976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5.0744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5.0752in" draw:caption-point-x="-0.2402in" draw:caption-point-y="0.5965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HuyNG</text:p>
          </table:table-cell>
          <table:table-cell table:style-name="ce163" table:formula="of:=SUM([.D25:.AH25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5.3118in" draw:caption-point-x="-0.2402in" draw:caption-point-y="0.6075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iLV</text:p>
          </table:table-cell>
          <table:table-cell table:style-name="ce163" table:formula="of:=SUM([.D26:.AH26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KhangNHH</text:p>
          </table:table-cell>
          <table:table-cell table:style-name="ce163" table:formula="of:=SUM([.D27:.AH27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nPT</text:p>
          </table:table-cell>
          <table:table-cell table:style-name="ce163" table:formula="of:=SUM([.D28:.AH28])" office:value-type="float" office:value="2.5">
            <text:p>2.5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6.0492in" draw:caption-point-x="-0.2402in" draw:caption-point-y="0.6134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6.8205in" svg:y="6.0551in" draw:caption-point-x="-0.2402in" draw:caption-point-y="0.6075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67" office:value-type="float" office:value="1">
            <office:annotation draw:style-name="gr6" draw:text-style-name="P1" svg:width="1.1413in" svg:height="0.2634in" svg:x="7.3094in" svg:y="6.0571in" draw:caption-point-x="-0.2402in" draw:caption-point-y="0.6055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2661in" svg:y="6.0567in" draw:caption-point-x="-0.2402in" draw:caption-point-y="0.6059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6" draw:text-style-name="P1" svg:width="1.1413in" svg:height="0.2634in" svg:x="10.1791in" svg:y="6.0598in" draw:caption-point-x="-0.2402in" draw:caption-point-y="0.6028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3.3756in" svg:y="6.0642in" draw:caption-point-x="-0.2402in" draw:caption-point-y="0.5984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6.065in" draw:caption-point-x="-0.2402in" draw:caption-point-y="0.5976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6.572in" svg:y="6.0661in" draw:caption-point-x="-0.2402in" draw:caption-point-y="0.5965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KietNVT</text:p>
          </table:table-cell>
          <table:table-cell table:style-name="ce163" table:formula="of:=SUM([.D29:.AH29])" office:value-type="float" office:value="2">
            <text:p>2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6" draw:text-style-name="P1" svg:width="1.1413in" svg:height="0.2634in" svg:x="8.7768in" svg:y="6.3091in" draw:caption-point-x="-0.2402in" draw:caption-point-y="0.6012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67" office:value-type="float" office:value="1">
            <office:annotation draw:style-name="gr6" draw:text-style-name="P1" svg:width="1.1413in" svg:height="0.2634in" svg:x="9.2661in" svg:y="6.3012in" draw:caption-point-x="-0.2402in" draw:caption-point-y="0.6091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LinhBT</text:p>
          </table:table-cell>
          <table:table-cell table:style-name="ce163" table:formula="of:=SUM([.D30:.AH30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MaiLT</text:p>
          </table:table-cell>
          <table:table-cell table:style-name="ce163" table:formula="of:=SUM([.D31:.AH31])" office:value-type="float" office:value="2">
            <text:p>2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3.5591in" svg:y="6.7929in" draw:caption-point-x="-0.2402in" draw:caption-point-y="0.6126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6.3311in" svg:y="6.7976in" draw:caption-point-x="-0.2402in" draw:caption-point-y="0.6079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3" draw:text-style-name="P1" svg:width="1.1413in" svg:height="0.7012in" svg:x="12.005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2.4622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2.9189in" svg:y="6.8047in" draw:caption-point-x="-0.2402in" draw:caption-point-y="0.6008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162" office:value-type="string">
            <text:p>MaiNTT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3.1024in" svg:y="7.0421in" draw:caption-point-x="-0.2402in" draw:caption-point-y="0.611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7.0445in" draw:caption-point-x="-0.2402in" draw:caption-point-y="0.6087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7.0484in" draw:caption-point-x="-0.2402in" draw:caption-point-y="0.604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9189in" svg:y="7.0528in" draw:caption-point-x="-0.2402in" draw:caption-point-y="0.6004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ManhNB</text:p>
          </table:table-cell>
          <table:table-cell table:style-name="ce163" table:formula="of:=SUM([.D33:.AH33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7.2902in" draw:caption-point-x="-0.2402in" draw:caption-point-y="0.6106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7.2909in" draw:caption-point-x="-0.2402in" draw:caption-point-y="0.6098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7.2949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7.3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7.3035in" draw:caption-point-x="-0.2402in" draw:caption-point-y="0.5972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7.3043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H</text:p>
          </table:table-cell>
          <table:table-cell table:style-name="ce163" table:formula="of:=SUM([.D34:.AH34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amTV</text:p>
          </table:table-cell>
          <table:table-cell table:style-name="ce163" table:formula="of:=SUM([.D35:.AH35])" office:value-type="float" office:value="1">
            <text:p>1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7.7831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5.3854in" svg:y="7.7866in" draw:caption-point-x="-0.2402in" draw:caption-point-y="0.6098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8205in" svg:y="7.7906in" draw:caption-point-x="-0.2402in" draw:caption-point-y="0.6059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7.7902in" draw:caption-point-x="-0.2402in" draw:caption-point-y="0.6063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7.7906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7.7913in" draw:caption-point-x="-0.2402in" draw:caption-point-y="0.6051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6" draw:text-style-name="P1" svg:width="1.1413in" svg:height="0.2634in" svg:x="12.0059in" svg:y="7.7941in" draw:caption-point-x="-0.2402in" draw:caption-point-y="0.6024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HTH</text:p>
          </table:table-cell>
          <table:table-cell table:style-name="ce163" table:formula="of:=SUM([.D36:.AH36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2661in" svg:y="8.0382in" draw:caption-point-x="-0.2402in" draw:caption-point-y="0.6059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NhanNM</text:p>
          </table:table-cell>
          <table:table-cell table:style-name="ce163" table:formula="of:=SUM([.D37:.AH37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9.7228in" svg:y="8.287in" draw:caption-point-x="-0.2402in" draw:caption-point-y="0.6047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6587in" svg:y="8.2965in" draw:caption-point-x="-0.2402in" draw:caption-point-y="0.5953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ngHTH</text:p>
          </table:table-cell>
          <table:table-cell table:style-name="ce163" table:formula="of:=SUM([.D38:.AH38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8.5354in" draw:caption-point-x="-0.2402in" draw:caption-point-y="0.6039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3.3756in" svg:y="8.5394in" draw:caption-point-x="-0.2402in" draw:caption-point-y="0.6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8.5429in" draw:caption-point-x="-0.2402in" draw:caption-point-y="0.5965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NhuPHQ</text:p>
          </table:table-cell>
          <table:table-cell table:style-name="ce163" table:formula="of:=SUM([.D39:.AH39])" office:value-type="float" office:value="2">
            <text:p>2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8.7764in" draw:caption-point-x="-0.2402in" draw:caption-point-y="0.6106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5.8421in" svg:y="8.7776in" draw:caption-point-x="-0.2402in" draw:caption-point-y="0.6094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6.8205in" svg:y="8.7811in" draw:caption-point-x="-0.2402in" draw:caption-point-y="0.6059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1">
            <office:annotation draw:style-name="gr6" draw:text-style-name="P1" svg:width="1.1413in" svg:height="0.2634in" svg:x="7.3094in" svg:y="8.778in" draw:caption-point-x="-0.2402in" draw:caption-point-y="0.6091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8.7811in" draw:caption-point-x="-0.2402in" draw:caption-point-y="0.6059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4622in" svg:y="8.7862in" draw:caption-point-x="-0.2402in" draw:caption-point-y="0.6008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62" office:value-type="string">
            <text:p>PhuongTH</text:p>
          </table:table-cell>
          <table:table-cell table:style-name="ce163" table:formula="of:=SUM([.D40:.AH40])" office:value-type="float" office:value="0.5"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9.0213in" draw:caption-point-x="-0.2402in" draw:caption-point-y="0.6134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9.0252in" draw:caption-point-x="-0.2402in" draw:caption-point-y="0.6094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5.3854in" svg:y="9.0248in" draw:caption-point-x="-0.2402in" draw:caption-point-y="0.6098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.5">
            <office:annotation draw:style-name="gr3" draw:text-style-name="P1" svg:width="1.1413in" svg:height="0.7012in" svg:x="5.8421in" svg:y="9.0252in" draw:caption-point-x="-0.2402in" draw:caption-point-y="0.6094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6.8205in" svg:y="9.0272in" draw:caption-point-x="-0.2402in" draw:caption-point-y="0.6075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8.7768in" svg:y="9.0283in" draw:caption-point-x="-0.2402in" draw:caption-point-y="0.6063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9.0287in" draw:caption-point-x="-0.2402in" draw:caption-point-y="0.605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9.0295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3756in" svg:y="9.0366in" draw:caption-point-x="-0.2402in" draw:caption-point-y="0.598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3.8323in" svg:y="9.035in" draw:caption-point-x="-0.2402in" draw:caption-point-y="0.599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7" office:value-type="string">
            <text:p>PhongPT</text:p>
          </table:table-cell>
          <table:table-cell table:style-name="ce163" table:formula="of:=SUM([.D41:.AH41])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9.2772in" draw:caption-point-x="-0.2402in" draw:caption-point-y="0.6051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9.2846in" draw:caption-point-x="-0.2402in" draw:caption-point-y="0.5976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PhongTH</text:p>
          </table:table-cell>
          <table:table-cell table:style-name="ce163" table:formula="of:=SUM([.D42:.AH42])" office:value-type="float" office:value="4">
            <text:p>4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9.5165in" draw:caption-point-x="-0.2402in" draw:caption-point-y="0.6134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3.1024in" svg:y="9.5201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6.8205in" svg:y="9.5224in" draw:caption-point-x="-0.2402in" draw:caption-point-y="0.6075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2.4622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67" office:value-type="float" office:value="1">
            <office:annotation draw:style-name="gr2" draw:text-style-name="P1" svg:width="1.1413in" svg:height="0.5457in" svg:x="12.9189in" svg:y="9.5291in" draw:caption-point-x="-0.2402in" draw:caption-point-y="0.6008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PhuocNCH</text:p>
          </table:table-cell>
          <table:table-cell table:style-name="ce163" table:formula="of:=SUM([.D43:.AH43])" office:value-type="float" office:value="0">
            <text:p>0</text:p>
          </table:table-cell>
          <table:table-cell table:style-name="ce167" table:number-columns-repeated="9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ienND</text:p>
          </table:table-cell>
          <table:table-cell table:style-name="ce163" table:formula="of:=SUM([.D44:.AH44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10.0236in" draw:caption-point-x="-0.2402in" draw:caption-point-y="0.602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3.8323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3" draw:text-style-name="P1" svg:width="1.1413in" svg:height="0.7012in" svg:x="15.202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5.6587in" svg:y="10.0244in" draw:caption-point-x="-0.2402in" draw:caption-point-y="0.6012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163" table:formula="of:=SUM([.D45:.AH45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office:display="true" draw:style-name="gr2" draw:text-style-name="P1" svg:width="1.1413in" svg:height="0.5457in" svg:x="7.3094in" svg:y="10.2988in" draw:caption-point-x="-0.2402in" draw:caption-point-y="0.574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8.7768in" svg:y="10.2669in" draw:caption-point-x="-0.2402in" draw:caption-point-y="0.6063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10.2693in" draw:caption-point-x="-0.2402in" draw:caption-point-y="0.6039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10.2709in" draw:caption-point-x="-0.2402in" draw:caption-point-y="0.6024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3" draw:text-style-name="P1" svg:width="1.1413in" svg:height="0.7012in" svg:x="16.572in" svg:y="10.2768in" draw:caption-point-x="-0.2402in" draw:caption-point-y="0.5965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162" office:value-type="string">
            <text:p>ThaoDTN</text:p>
          </table:table-cell>
          <table:table-cell table:style-name="ce163" table:formula="of:=SUM([.D46:.AH4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>
            <office:annotation draw:style-name="gr6" draw:text-style-name="P1" svg:width="1.1413in" svg:height="0.2634in" svg:x="3.1024in" svg:y="10.511in" draw:caption-point-x="-0.2402in" draw:caption-point-y="0.6098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67" table:number-columns-repeated="29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163" table:formula="of:=SUM([.D47:.AH47])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4.0157in" svg:y="10.7591in" draw:caption-point-x="-0.2402in" draw:caption-point-y="0.6094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5.3854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5.8421in" svg:y="10.7539in" draw:caption-point-x="-0.2402in" draw:caption-point-y="0.6146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hoaiVK</text:p>
          </table:table-cell>
          <table:table-cell table:style-name="ce163" table:formula="of:=SUM([.D48:.AH4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3.1024in" svg:y="11.0063in" draw:caption-point-x="-0.2402in" draw:caption-point-y="0.609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2" draw:text-style-name="P1" svg:width="1.1413in" svg:height="0.5457in" svg:x="8.7768in" svg:y="11.0098in" draw:caption-point-x="-0.2402in" draw:caption-point-y="0.6063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11.0102in" draw:caption-point-x="-0.2402in" draw:caption-point-y="0.6059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9.7228in" svg:y="11.011in" draw:caption-point-x="-0.2402in" draw:caption-point-y="0.605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0.1791in" svg:y="11.0114in" draw:caption-point-x="-0.2402in" draw:caption-point-y="0.6047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11.0142in" draw:caption-point-x="-0.2402in" draw:caption-point-y="0.602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6" draw:text-style-name="P1" svg:width="1.1413in" svg:height="0.2634in" svg:x="12.9189in" svg:y="11.0157in" draw:caption-point-x="-0.2402in" draw:caption-point-y="0.6004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11.0189in" draw:caption-point-x="-0.2402in" draw:caption-point-y="0.5972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572in" svg:y="11.0197in" draw:caption-point-x="-0.2402in" draw:caption-point-y="0.5965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huyCNTA</text:p>
          </table:table-cell>
          <table:table-cell table:style-name="ce163" table:formula="of:=SUM([.D49:.AH49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ThuyLTT</text:p>
          </table:table-cell>
          <table:table-cell table:style-name="ce163" table:formula="of:=SUM([.D50:.AH50])" office:value-type="float" office:value="2.5">
            <text:p>2.5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11.498in" draw:caption-point-x="-0.2402in" draw:caption-point-y="0.6134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3.5591in" svg:y="11.502in" draw:caption-point-x="-0.2402in" draw:caption-point-y="0.6094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11.5012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5.8421in" svg:y="11.502in" draw:caption-point-x="-0.2402in" draw:caption-point-y="0.6094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6.3311in" svg:y="11.5028in" draw:caption-point-x="-0.2402in" draw:caption-point-y="0.6087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7.3094in" svg:y="11.5043in" draw:caption-point-x="-0.2402in" draw:caption-point-y="0.6071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2" draw:text-style-name="P1" svg:width="1.1413in" svg:height="0.5457in" svg:x="8.7768in" svg:y="11.5059in" draw:caption-point-x="-0.2402in" draw:caption-point-y="0.6055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67" office:value-type="float" office:value="0">
            <office:annotation draw:style-name="gr6" draw:text-style-name="P1" svg:width="1.1413in" svg:height="0.2634in" svg:x="9.2661in" svg:y="11.5055in" draw:caption-point-x="-0.2402in" draw:caption-point-y="0.605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11.5067in" draw:caption-point-x="-0.2402in" draw:caption-point-y="0.6047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1791in" svg:y="11.5067in" draw:caption-point-x="-0.2402in" draw:caption-point-y="0.6047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0.6358in" svg:y="11.5075in" draw:caption-point-x="-0.2402in" draw:caption-point-y="0.6039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11.5106in" draw:caption-point-x="-0.2402in" draw:caption-point-y="0.6008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9189in" svg:y="11.511in" draw:caption-point-x="-0.2402in" draw:caption-point-y="0.6004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67" office:value-type="float" office:value="0.5">
            <office:annotation draw:style-name="gr2" draw:text-style-name="P1" svg:width="1.1413in" svg:height="0.5457in" svg:x="13.3756in" svg:y="11.5114in" draw:caption-point-x="-0.2402in" draw:caption-point-y="0.6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67" office:value-type="float" office:value="0">
            <office:annotation draw:style-name="gr6" draw:text-style-name="P1" svg:width="1.1413in" svg:height="0.2634in" svg:x="13.8323in" svg:y="11.5122in" draw:caption-point-x="-0.2402in" draw:caption-point-y="0.5992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5.6587in" svg:y="11.5161in" draw:caption-point-x="-0.2402in" draw:caption-point-y="0.5953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572in" svg:y="11.5157in" draw:caption-point-x="-0.2402in" draw:caption-point-y="0.5957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8">
            <text:p>48</text:p>
          </table:table-cell>
          <table:table-cell table:style-name="ce36" office:value-type="string">
            <text:p>TruyenLVC</text:p>
          </table:table-cell>
          <table:table-cell table:style-name="ce163" table:formula="of:=SUM([.D51:.AH51])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38" office:value-type="string">
            <text:p>TuanTQP</text:p>
          </table:table-cell>
          <table:table-cell table:style-name="ce163" table:formula="of:=SUM([.D52:.AH52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3.5591in" svg:y="11.998in" draw:caption-point-x="-0.2402in" draw:caption-point-y="0.6087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11.9984in" draw:caption-point-x="-0.2402in" draw:caption-point-y="0.6083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0.1791in" svg:y="12.002in" draw:caption-point-x="-0.2402in" draw:caption-point-y="0.6047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2.0059in" svg:y="12.0618in" draw:caption-point-x="-0.2402in" draw:caption-point-y="0.5449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2.4622in" svg:y="12.0059in" draw:caption-point-x="-0.2402in" draw:caption-point-y="0.6008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9189in" svg:y="12.0063in" draw:caption-point-x="-0.2402in" draw:caption-point-y="0.6004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50">
            <text:p>50</text:p>
          </table:table-cell>
          <table:table-cell table:style-name="ce62" office:value-type="string">
            <text:p>VietBA</text:p>
          </table:table-cell>
          <table:table-cell table:style-name="ce163" table:formula="of:=SUM([.D53:.AH53])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2.6457in" svg:y="12.2413in" draw:caption-point-x="-0.2402in" draw:caption-point-y="0.6134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1024in" svg:y="12.2437in" draw:caption-point-x="-0.2402in" draw:caption-point-y="0.611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3.5591in" svg:y="12.2441in" draw:caption-point-x="-0.2402in" draw:caption-point-y="0.6106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4.0157in" svg:y="12.2453in" draw:caption-point-x="-0.2402in" draw:caption-point-y="0.6094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3311in" svg:y="12.2461in" draw:caption-point-x="-0.2402in" draw:caption-point-y="0.6087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6.8205in" svg:y="12.2472in" draw:caption-point-x="-0.2402in" draw:caption-point-y="0.6075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6" draw:text-style-name="P1" svg:width="1.1413in" svg:height="0.2634in" svg:x="15.202in" svg:y="12.2567in" draw:caption-point-x="-0.2402in" draw:caption-point-y="0.598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6" draw:text-style-name="P1" svg:width="1.1413in" svg:height="0.2634in" svg:x="16.1154in" svg:y="12.2575in" draw:caption-point-x="-0.2402in" draw:caption-point-y="0.5972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6">
          <table:table-cell table:style-name="ce60" office:value-type="float" office:value="51">
            <text:p>51</text:p>
          </table:table-cell>
          <table:table-cell table:style-name="ce36" office:value-type="string">
            <text:p>VinhP</text:p>
          </table:table-cell>
          <table:table-cell table:style-name="ce163" table:formula="of:=SUM([.D54:.AH54])" office:value-type="float" office:value="0.5"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6.3311in" svg:y="12.4937in" draw:caption-point-x="-0.2402in" draw:caption-point-y="0.6087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0.1791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0.6358in" svg:y="12.4976in" draw:caption-point-x="-0.2402in" draw:caption-point-y="0.6047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3.3756in" svg:y="12.5024in" draw:caption-point-x="-0.2402in" draw:caption-point-y="0.6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168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168"/>
          <table:table-cell table:number-columns-repeated="27"/>
          <table:table-cell table:style-name="ce168" table:number-columns-repeated="3"/>
          <table:table-cell table:style-name="ce35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0"/>
        <table:table-column table:style-name="co26" table:number-columns-repeated="7" table:default-cell-style-name="ce180"/>
        <table:table-column table:style-name="co25" table:number-columns-repeated="16" table:default-cell-style-name="ce180"/>
        <table:table-column table:style-name="co7" table:number-columns-repeated="952" table:default-cell-style-name="Default"/>
        <table:table-row table:style-name="ro2">
          <table:table-cell table:style-name="ce59"/>
          <table:table-cell table:style-name="ce61" table:number-columns-repeated="2"/>
          <table:table-cell table:style-name="ce175" table:number-columns-repeated="8"/>
          <table:table-cell table:style-name="ce181" office:value-type="string" table:number-columns-spanned="2" table:number-rows-spanned="1">
            <text:p>Month</text:p>
          </table:table-cell>
          <table:covered-table-cell table:style-name="ce182"/>
          <table:table-cell table:style-name="ce183" table:content-validation-name="val1" office:value-type="float" office:value="9" table:number-columns-spanned="2" table:number-rows-spanned="1">
            <text:p>9</text:p>
          </table:table-cell>
          <table:covered-table-cell table:style-name="ce182"/>
          <table:table-cell table:style-name="ce181" office:value-type="string" table:number-columns-spanned="2" table:number-rows-spanned="1">
            <text:p>Year</text:p>
          </table:table-cell>
          <table:covered-table-cell table:style-name="ce182"/>
          <table:table-cell table:style-name="ce181" office:value-type="float" office:value="2017" table:number-columns-spanned="2" table:number-rows-spanned="1">
            <text:p>2017</text:p>
          </table:table-cell>
          <table:covered-table-cell table:style-name="ce184"/>
          <table:table-cell table:style-name="ce175" table:number-columns-repeated="15"/>
          <table:table-cell table:style-name="ce79" table:number-columns-repeated="952"/>
        </table:table-row>
        <table:table-row table:style-name="ro2">
          <table:table-cell table:style-name="ce59" table:number-columns-repeated="3"/>
          <table:table-cell table:style-name="ce176" table:formula="of:=DATE([.$R$1];[.N1];1)" office:value-type="date" office:date-value="2017-09-01">
            <text:p>01</text:p>
          </table:table-cell>
          <table:table-cell table:style-name="ce176" table:formula="of:=[.D2]+1" office:value-type="date" office:date-value="2017-09-02">
            <text:p>02</text:p>
          </table:table-cell>
          <table:table-cell table:style-name="ce176" table:formula="of:=[.E2]+1" office:value-type="date" office:date-value="2017-09-03">
            <text:p>03</text:p>
          </table:table-cell>
          <table:table-cell table:style-name="ce176" table:formula="of:=[.F2]+1" office:value-type="date" office:date-value="2017-09-04">
            <text:p>04</text:p>
          </table:table-cell>
          <table:table-cell table:style-name="ce176" table:formula="of:=[.G2]+1" office:value-type="date" office:date-value="2017-09-05">
            <text:p>05</text:p>
          </table:table-cell>
          <table:table-cell table:style-name="ce176" table:formula="of:=[.H2]+1" office:value-type="date" office:date-value="2017-09-06">
            <text:p>06</text:p>
          </table:table-cell>
          <table:table-cell table:style-name="ce176" table:formula="of:=[.I2]+1" office:value-type="date" office:date-value="2017-09-07">
            <text:p>07</text:p>
          </table:table-cell>
          <table:table-cell table:style-name="ce176" table:formula="of:=[.J2]+1" office:value-type="date" office:date-value="2017-09-08">
            <text:p>08</text:p>
          </table:table-cell>
          <table:table-cell table:style-name="ce176" table:formula="of:=[.K2]+1" office:value-type="date" office:date-value="2017-09-09">
            <text:p>09</text:p>
          </table:table-cell>
          <table:table-cell table:style-name="ce176" table:formula="of:=[.L2]+1" office:value-type="date" office:date-value="2017-09-10">
            <text:p>10</text:p>
          </table:table-cell>
          <table:table-cell table:style-name="ce176" table:formula="of:=[.M2]+1" office:value-type="date" office:date-value="2017-09-11">
            <text:p>11</text:p>
          </table:table-cell>
          <table:table-cell table:style-name="ce176" table:formula="of:=[.N2]+1" office:value-type="date" office:date-value="2017-09-12">
            <text:p>12</text:p>
          </table:table-cell>
          <table:table-cell table:style-name="ce176" table:formula="of:=[.O2]+1" office:value-type="date" office:date-value="2017-09-13">
            <text:p>13</text:p>
          </table:table-cell>
          <table:table-cell table:style-name="ce176" table:formula="of:=[.P2]+1" office:value-type="date" office:date-value="2017-09-14">
            <text:p>14</text:p>
          </table:table-cell>
          <table:table-cell table:style-name="ce176" table:formula="of:=[.Q2]+1" office:value-type="date" office:date-value="2017-09-15">
            <text:p>15</text:p>
          </table:table-cell>
          <table:table-cell table:style-name="ce176" table:formula="of:=[.R2]+1" office:value-type="date" office:date-value="2017-09-16">
            <text:p>16</text:p>
          </table:table-cell>
          <table:table-cell table:style-name="ce176" table:formula="of:=[.S2]+1" office:value-type="date" office:date-value="2017-09-17">
            <text:p>17</text:p>
          </table:table-cell>
          <table:table-cell table:style-name="ce176" table:formula="of:=[.T2]+1" office:value-type="date" office:date-value="2017-09-18">
            <text:p>18</text:p>
          </table:table-cell>
          <table:table-cell table:style-name="ce176" table:formula="of:=[.U2]+1" office:value-type="date" office:date-value="2017-09-19">
            <text:p>19</text:p>
          </table:table-cell>
          <table:table-cell table:style-name="ce176" table:formula="of:=[.V2]+1" office:value-type="date" office:date-value="2017-09-20">
            <text:p>20</text:p>
          </table:table-cell>
          <table:table-cell table:style-name="ce176" table:formula="of:=[.W2]+1" office:value-type="date" office:date-value="2017-09-21">
            <text:p>21</text:p>
          </table:table-cell>
          <table:table-cell table:style-name="ce176" table:formula="of:=[.X2]+1" office:value-type="date" office:date-value="2017-09-22">
            <text:p>22</text:p>
          </table:table-cell>
          <table:table-cell table:style-name="ce176" table:formula="of:=[.Y2]+1" office:value-type="date" office:date-value="2017-09-23">
            <text:p>23</text:p>
          </table:table-cell>
          <table:table-cell table:style-name="ce176" table:formula="of:=[.Z2]+1" office:value-type="date" office:date-value="2017-09-24">
            <text:p>24</text:p>
          </table:table-cell>
          <table:table-cell table:style-name="ce176" table:formula="of:=[.AA2]+1" office:value-type="date" office:date-value="2017-09-25">
            <text:p>25</text:p>
          </table:table-cell>
          <table:table-cell table:style-name="ce176" table:formula="of:=[.AB2]+1" office:value-type="date" office:date-value="2017-09-26">
            <text:p>26</text:p>
          </table:table-cell>
          <table:table-cell table:style-name="ce176" table:formula="of:=[.AC2]+1" office:value-type="date" office:date-value="2017-09-27">
            <text:p>27</text:p>
          </table:table-cell>
          <table:table-cell table:style-name="ce176" table:formula="of:=[.AD2]+1" office:value-type="date" office:date-value="2017-09-28">
            <text:p>28</text:p>
          </table:table-cell>
          <table:table-cell table:style-name="ce176" table:formula="of:=[.AE2]+1" office:value-type="date" office:date-value="2017-09-29">
            <text:p>29</text:p>
          </table:table-cell>
          <table:table-cell table:style-name="ce176" table:formula="of:=[.AF2]+1" office:value-type="date" office:date-value="2017-09-30">
            <text:p>30</text:p>
          </table:table-cell>
          <table:table-cell table:style-name="ce176" table:formula="of:=[.AG2]+1" office:value-type="date" office:date-value="2017-10-01">
            <text:p>01</text:p>
          </table:table-cell>
          <table:table-cell table:style-name="ce79" table:number-columns-repeated="952"/>
        </table:table-row>
        <table:table-row table:style-name="ro6">
          <table:table-cell table:style-name="ce59" office:value-type="string">
            <text:p>No.</text:p>
          </table:table-cell>
          <table:table-cell table:style-name="ce59" office:value-type="string">
            <text:p>Name</text:p>
          </table:table-cell>
          <table:table-cell table:style-name="ce59" office:value-type="string">
            <text:p>Absent</text:p>
          </table:table-cell>
          <table:table-cell table:style-name="ce17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number-columns-repeated="952"/>
        </table:table-row>
        <table:table-row table:style-name="ro6">
          <table:table-cell table:style-name="ce60" office:value-type="float" office:value="1">
            <text:p>1</text:p>
          </table:table-cell>
          <table:table-cell table:style-name="ce36" office:value-type="string">
            <text:p>AnhTTH</text:p>
          </table:table-cell>
          <table:table-cell table:style-name="ce174" table:formula="of:=SUM([.D4:.AH4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>
            <office:annotation office:display="true" draw:style-name="gr6" draw:text-style-name="P1" svg:width="1.1413in" svg:height="0.2634in" svg:x="4.0157in" svg:y="0.1311in" draw:caption-point-x="-0.2402in" draw:caption-point-y="0.5866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5.3854in" svg:y="0.1197in" draw:caption-point-x="-0.2402in" draw:caption-point-y="0.598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0.1205in" draw:caption-point-x="-0.2402in" draw:caption-point-y="0.5972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6" draw:text-style-name="P1" svg:width="1.1413in" svg:height="0.2634in" svg:x="7.7988in" svg:y="0.122in" draw:caption-point-x="-0.2402in" draw:caption-point-y="0.5957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174" table:formula="of:=SUM([.D5:.AH5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.5">
            <office:annotation draw:style-name="gr4" draw:text-style-name="P1" svg:width="1.1413in" svg:height="0.3902in" svg:x="4.472in" svg:y="0.365in" draw:caption-point-x="-0.2402in" draw:caption-point-y="0.6004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5.8421in" svg:y="0.3681in" draw:caption-point-x="-0.2402in" draw:caption-point-y="0.5972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7.3094in" svg:y="0.3689in" draw:caption-point-x="-0.2402in" draw:caption-point-y="0.5965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0.3697in" draw:caption-point-x="-0.2402in" draw:caption-point-y="0.5957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0.3701in" draw:caption-point-x="-0.2402in" draw:caption-point-y="0.5953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">
            <text:p>3</text:p>
          </table:table-cell>
          <table:table-cell table:style-name="ce36" office:value-type="string">
            <text:p>ChienTX</text:p>
          </table:table-cell>
          <table:table-cell table:style-name="ce174" table:formula="of:=SUM([.D6:.AH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">
            <text:p>4</text:p>
          </table:table-cell>
          <table:table-cell table:style-name="ce36" office:value-type="string">
            <text:p>CuongNH</text:p>
          </table:table-cell>
          <table:table-cell table:style-name="ce174" table:formula="of:=SUM([.D7:.AH7])" office:value-type="float" office:value="1"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2.6457in" svg:y="0.8575in" draw:caption-point-x="-0.2402in" draw:caption-point-y="0.6031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5">
            <text:p>5</text:p>
          </table:table-cell>
          <table:table-cell table:style-name="ce38" office:value-type="string">
            <text:p>CuongNM</text:p>
          </table:table-cell>
          <table:table-cell table:style-name="ce174" table:formula="of:=SUM([.D51:.AH51])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2.6457in" svg:y="1.1063in" draw:caption-point-x="-0.2402in" draw:caption-point-y="0.602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4" draw:text-style-name="P1" svg:width="1.1413in" svg:height="0.3902in" svg:x="4.472in" svg:y="1.1079in" draw:caption-point-x="-0.2402in" draw:caption-point-y="0.6004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1.1087in" draw:caption-point-x="-0.2402in" draw:caption-point-y="0.5996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.1094in" draw:caption-point-x="-0.2402in" draw:caption-point-y="0.5988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1.111in" draw:caption-point-x="-0.2402in" draw:caption-point-y="0.5972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174" table:formula="of:=SUM([.D9:.AH9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7">
            <text:p>7</text:p>
          </table:table-cell>
          <table:table-cell table:style-name="ce36" office:value-type="string">
            <text:p>DuyNM</text:p>
          </table:table-cell>
          <table:table-cell table:style-name="ce174" table:formula="of:=SUM([.D10:.AH10])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2.6457in" svg:y="1.6094in" draw:caption-point-x="-0.2402in" draw:caption-point-y="0.5945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8">
            <text:p>8</text:p>
          </table:table-cell>
          <table:table-cell table:style-name="ce36" office:value-type="string">
            <text:p>DuyenLT</text:p>
          </table:table-cell>
          <table:table-cell table:style-name="ce174" table:formula="of:=SUM([.D11:.AH11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.5">
            <office:annotation draw:style-name="gr2" draw:text-style-name="P1" svg:width="1.1413in" svg:height="0.5457in" svg:x="4.472in" svg:y="1.8512in" draw:caption-point-x="-0.2402in" draw:caption-point-y="0.6004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9">
            <text:p>9</text:p>
          </table:table-cell>
          <table:table-cell table:style-name="ce36" office:value-type="string">
            <text:p>GiauNV</text:p>
          </table:table-cell>
          <table:table-cell table:style-name="ce174" table:formula="of:=SUM([.D12:.AH12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0">
            <text:p>10</text:p>
          </table:table-cell>
          <table:table-cell table:style-name="ce62" office:value-type="string">
            <text:p>HaTH</text:p>
          </table:table-cell>
          <table:table-cell table:style-name="ce174" table:formula="of:=SUM([.D13:.AH13])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2.6457in" svg:y="2.3449in" draw:caption-point-x="-0.2402in" draw:caption-point-y="0.602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2" draw:text-style-name="P1" svg:width="1.1413in" svg:height="0.5457in" svg:x="4.472in" svg:y="2.3465in" draw:caption-point-x="-0.2402in" draw:caption-point-y="0.6004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2.3472in" draw:caption-point-x="-0.2402in" draw:caption-point-y="0.5996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2.348in" draw:caption-point-x="-0.2402in" draw:caption-point-y="0.5988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7.3094in" svg:y="2.3504in" draw:caption-point-x="-0.2402in" draw:caption-point-y="0.5965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2.3516in" draw:caption-point-x="-0.2402in" draw:caption-point-y="0.5953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1">
            <text:p>11</text:p>
          </table:table-cell>
          <table:table-cell table:style-name="ce37" office:value-type="string">
            <text:p>HaTT</text:p>
          </table:table-cell>
          <table:table-cell table:style-name="ce174" table:formula="of:=SUM([.D14:.AH14])" office:value-type="float" office:value="4">
            <text:p>4</text:p>
          </table:table-cell>
          <table:table-cell table:style-name="ce178" office:value-type="float" office:value="0">
            <office:annotation draw:style-name="gr4" draw:text-style-name="P1" svg:width="1.1413in" svg:height="0.3902in" svg:x="2.6457in" svg:y="2.5937in" draw:caption-point-x="-0.2402in" draw:caption-point-y="0.6008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6" draw:text-style-name="P1" svg:width="1.1413in" svg:height="0.2634in" svg:x="4.472in" svg:y="2.5988in" draw:caption-point-x="-0.2402in" draw:caption-point-y="0.5957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4.9287in" svg:y="2.5917in" draw:caption-point-x="-0.2402in" draw:caption-point-y="0.6028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5.3854in" svg:y="2.5917in" draw:caption-point-x="-0.2402in" draw:caption-point-y="0.6028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5.8421in" svg:y="2.5917in" draw:caption-point-x="-0.2402in" draw:caption-point-y="0.6028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2.5988in" draw:caption-point-x="-0.2402in" draw:caption-point-y="0.5957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2">
            <text:p>12</text:p>
          </table:table-cell>
          <table:table-cell table:style-name="ce36" office:value-type="string">
            <text:p>HaiNM</text:p>
          </table:table-cell>
          <table:table-cell table:style-name="ce174" table:formula="of:=SUM([.D15:.AH15])" office:value-type="float" office:value="0.5">
            <text:p>0.5</text:p>
          </table:table-cell>
          <table:table-cell table:style-name="ce178" office:value-type="float" office:value="0">
            <office:annotation draw:style-name="gr2" draw:text-style-name="P1" svg:width="1.1413in" svg:height="0.5457in" svg:x="2.6457in" svg:y="2.8413in" draw:caption-point-x="-0.2402in" draw:caption-point-y="0.6008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2" draw:text-style-name="P1" svg:width="1.1413in" svg:height="0.5457in" svg:x="4.472in" svg:y="2.8417in" draw:caption-point-x="-0.2402in" draw:caption-point-y="0.6004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4.9287in" svg:y="2.8433in" draw:caption-point-x="-0.2402in" draw:caption-point-y="0.5988in">
              <dc:date>2017-09-06T00:00:00</dc:date>
              <text:p text:style-name="P1"><text:span text:style-name="T1">Dạy ở trường, xin ra ngoài 1h15-2h3</text:span></text:p>
            </office:annotation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5.3854in" svg:y="2.8445in" draw:caption-point-x="-0.2402in" draw:caption-point-y="0.5976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2" draw:text-style-name="P1" svg:width="1.1413in" svg:height="0.5457in" svg:x="7.3094in" svg:y="2.8465in" draw:caption-point-x="-0.2402in" draw:caption-point-y="0.5957in">
              <dc:date>2017-09-11T00:00:00</dc:date>
              <text:p text:style-name="P1"><text:span text:style-name="T1">Dạy ở trường, xin đi trễ, 10h13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3">
            <text:p>13</text:p>
          </table:table-cell>
          <table:table-cell table:style-name="ce36" office:value-type="string">
            <text:p>HangDTT</text:p>
          </table:table-cell>
          <table:table-cell table:style-name="ce174" table:formula="of:=SUM([.D16:.AH1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4">
            <text:p>14</text:p>
          </table:table-cell>
          <table:table-cell table:style-name="ce36" office:value-type="string">
            <text:p>HienNV</text:p>
          </table:table-cell>
          <table:table-cell table:style-name="ce174" table:formula="of:=SUM([.D17:.AH17])" office:value-type="float" office:value="4.5">
            <text:p>4.5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3"/>
          <table:table-cell table:style-name="ce178" office:value-type="float" office:value="0.5">
            <office:annotation draw:style-name="gr4" draw:text-style-name="P1" svg:width="1.1413in" svg:height="0.3902in" svg:x="4.472in" svg:y="3.3382in" draw:caption-point-x="-0.2402in" draw:caption-point-y="0.5996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78" office:value-type="float" office:value="0.5">
            <office:annotation draw:style-name="gr6" draw:text-style-name="P1" svg:width="1.1413in" svg:height="0.2634in" svg:x="4.9287in" svg:y="3.339in" draw:caption-point-x="-0.2402in" draw:caption-point-y="0.5988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78" office:value-type="float" office:value="0.5">
            <office:annotation draw:style-name="gr6" draw:text-style-name="P1" svg:width="1.1413in" svg:height="0.2634in" svg:x="5.3854in" svg:y="3.3402in" draw:caption-point-x="-0.2402in" draw:caption-point-y="0.5976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78" office:value-type="float" office:value="1">
            <text:p>1</text:p>
          </table:table-cell>
          <table:table-cell table:style-name="ce178" table:number-columns-repeated="2"/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5">
            <text:p>15</text:p>
          </table:table-cell>
          <table:table-cell table:style-name="ce36" office:value-type="string">
            <text:p>HiepNH</text:p>
          </table:table-cell>
          <table:table-cell table:style-name="ce174" table:formula="of:=SUM([.D18:.AH18])" office:value-type="float" office:value="2">
            <text:p>2</text:p>
          </table:table-cell>
          <table:table-cell table:style-name="ce178" office:value-type="float" office:value="1">
            <office:annotation draw:style-name="gr6" draw:text-style-name="P1" svg:width="1.1413in" svg:height="0.2634in" svg:x="2.6457in" svg:y="3.5823in" draw:caption-point-x="-0.2402in" draw:caption-point-y="0.6031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78" table:number-columns-repeated="3"/>
          <table:table-cell table:style-name="ce178" office:value-type="float" office:value="1">
            <office:annotation draw:style-name="gr6" draw:text-style-name="P1" svg:width="1.1413in" svg:height="0.2634in" svg:x="4.472in" svg:y="3.5823in" draw:caption-point-x="-0.2402in" draw:caption-point-y="0.6031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6">
            <text:p>16</text:p>
          </table:table-cell>
          <table:table-cell table:style-name="ce36" office:value-type="string">
            <text:p>HieuNKT</text:p>
          </table:table-cell>
          <table:table-cell table:style-name="ce174" table:formula="of:=SUM([.D19:.AH19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7">
            <text:p>17</text:p>
          </table:table-cell>
          <table:table-cell table:style-name="ce36" office:value-type="string">
            <text:p>HungLV</text:p>
          </table:table-cell>
          <table:table-cell table:style-name="ce174" table:formula="of:=SUM([.D20:.AH20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8">
            <text:p>18</text:p>
          </table:table-cell>
          <table:table-cell table:style-name="ce36" office:value-type="string">
            <text:p>HungNC</text:p>
          </table:table-cell>
          <table:table-cell table:style-name="ce174" table:formula="of:=SUM([.D21:.AH21])" office:value-type="float" office:value="3">
            <text:p>3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5.8421in" svg:y="4.3303in" draw:caption-point-x="-0.2402in" draw:caption-point-y="0.598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7.3094in" svg:y="4.3319in" draw:caption-point-x="-0.2402in" draw:caption-point-y="0.5965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7.7988in" svg:y="4.3319in" draw:caption-point-x="-0.2402in" draw:caption-point-y="0.5965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19">
            <text:p>19</text:p>
          </table:table-cell>
          <table:table-cell table:style-name="ce36" office:value-type="string">
            <text:p>HungNDT</text:p>
          </table:table-cell>
          <table:table-cell table:style-name="ce174" table:formula="of:=SUM([.D22:.AH22])" office:value-type="float" office:value="0.5">
            <text:p>0.5</text:p>
          </table:table-cell>
          <table:table-cell table:style-name="ce178" office:value-type="float" office:value="0.5">
            <office:annotation draw:style-name="gr4" draw:text-style-name="P1" svg:width="1.1413in" svg:height="0.3902in" svg:x="2.6457in" svg:y="4.574in" draw:caption-point-x="-0.2402in" draw:caption-point-y="0.602in">
              <dc:date>2017-09-01T00:00:00</dc:date>
              <text:p text:style-name="P1"><text:span text:style-name="T1">Bị sốt, off sáng</text:span></text:p>
              <text:p text:style-name="P1"><text:span text:style-name="T1">1h38 vào cty</text:span></text:p>
            </office:annotation>
            <text:p>0.5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0">
            <text:p>20</text:p>
          </table:table-cell>
          <table:table-cell table:style-name="ce36" office:value-type="string">
            <text:p>HungPN</text:p>
          </table:table-cell>
          <table:table-cell table:style-name="ce174" table:formula="of:=SUM([.D23:.AH23])" office:value-type="float" office:value="1">
            <text:p>1</text:p>
          </table:table-cell>
          <table:table-cell table:style-name="ce178" office:value-type="float" office:value="0">
            <office:annotation draw:style-name="gr4" draw:text-style-name="P1" svg:width="1.1413in" svg:height="0.3902in" svg:x="2.6457in" svg:y="4.8287in" draw:caption-point-x="-0.2402in" draw:caption-point-y="0.5949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4" draw:text-style-name="P1" svg:width="1.1413in" svg:height="0.3902in" svg:x="4.472in" svg:y="4.8232in" draw:caption-point-x="-0.2402in" draw:caption-point-y="0.6004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1">
            <text:p>21</text:p>
          </table:table-cell>
          <table:table-cell table:style-name="ce62" office:value-type="string">
            <text:p>HuyDH</text:p>
          </table:table-cell>
          <table:table-cell table:style-name="ce174" table:formula="of:=SUM([.D24:.AH24])" office:value-type="float" office:value="1.5">
            <text:p>1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1">
            <office:annotation draw:style-name="gr6" draw:text-style-name="P1" svg:width="1.1413in" svg:height="0.2634in" svg:x="4.472in" svg:y="5.0709in" draw:caption-point-x="-0.2402in" draw:caption-point-y="0.6004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78" office:value-type="float" office:value="0">
            <office:annotation draw:style-name="gr4" draw:text-style-name="P1" svg:width="1.1413in" svg:height="0.3902in" svg:x="4.9287in" svg:y="5.072in" draw:caption-point-x="-0.2402in" draw:caption-point-y="0.5992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78" office:value-type="float" office:value="0.5">
            <office:annotation draw:style-name="gr2" draw:text-style-name="P1" svg:width="1.1413in" svg:height="0.5457in" svg:x="5.3854in" svg:y="5.074in" draw:caption-point-x="-0.2402in" draw:caption-point-y="0.5972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5.074in" draw:caption-point-x="-0.2402in" draw:caption-point-y="0.5972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4" draw:text-style-name="P1" svg:width="1.1413in" svg:height="0.3902in" svg:x="7.3094in" svg:y="5.0748in" draw:caption-point-x="-0.2402in" draw:caption-point-y="0.5965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7.7988in" svg:y="5.0756in" draw:caption-point-x="-0.2402in" draw:caption-point-y="0.5957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5.076in" draw:caption-point-x="-0.2402in" draw:caption-point-y="0.5953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2">
            <text:p>22</text:p>
          </table:table-cell>
          <table:table-cell table:style-name="ce36" office:value-type="string">
            <text:p>HuyNG</text:p>
          </table:table-cell>
          <table:table-cell table:style-name="ce174" table:formula="of:=SUM([.D25:.AH25])" office:value-type="float" office:value="1"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2.6457in" svg:y="5.3169in" draw:caption-point-x="-0.2402in" draw:caption-point-y="0.602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3">
            <text:p>23</text:p>
          </table:table-cell>
          <table:table-cell table:style-name="ce36" office:value-type="string">
            <text:p>KhaiLV</text:p>
          </table:table-cell>
          <table:table-cell table:style-name="ce174" table:formula="of:=SUM([.D26:.AH26])" office:value-type="float" office:value="0.5">
            <text:p>0.5</text:p>
          </table:table-cell>
          <table:table-cell table:style-name="ce178" office:value-type="float" office:value="0.5">
            <office:annotation draw:style-name="gr2" draw:text-style-name="P1" svg:width="1.1413in" svg:height="0.5457in" svg:x="2.6457in" svg:y="5.5673in" draw:caption-point-x="-0.2402in" draw:caption-point-y="0.5996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4">
            <text:p>24</text:p>
          </table:table-cell>
          <table:table-cell table:style-name="ce36" office:value-type="string">
            <text:p>KhangNHH</text:p>
          </table:table-cell>
          <table:table-cell table:style-name="ce174" table:formula="of:=SUM([.D27:.AH27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5">
            <text:p>25</text:p>
          </table:table-cell>
          <table:table-cell table:style-name="ce36" office:value-type="string">
            <text:p>KienPT</text:p>
          </table:table-cell>
          <table:table-cell table:style-name="ce174" table:formula="of:=SUM([.D28:.AH28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4" draw:text-style-name="P1" svg:width="1.1413in" svg:height="0.3902in" svg:x="4.472in" svg:y="6.0618in" draw:caption-point-x="-0.2402in" draw:caption-point-y="0.6004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7.7988in" svg:y="6.0665in" draw:caption-point-x="-0.2402in" draw:caption-point-y="0.5957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6">
            <text:p>26</text:p>
          </table:table-cell>
          <table:table-cell table:style-name="ce36" office:value-type="string">
            <text:p>KietNVT</text:p>
          </table:table-cell>
          <table:table-cell table:style-name="ce174" table:formula="of:=SUM([.D29:.AH29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6.3142in" draw:caption-point-x="-0.2402in" draw:caption-point-y="0.5957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7">
            <text:p>27</text:p>
          </table:table-cell>
          <table:table-cell table:style-name="ce36" office:value-type="string">
            <text:p>LinhBT</text:p>
          </table:table-cell>
          <table:table-cell table:style-name="ce174" table:formula="of:=SUM([.D30:.AH30])" office:value-type="float" office:value="2">
            <text:p>2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4" draw:text-style-name="P1" svg:width="1.1413in" svg:height="0.3902in" svg:x="8.7768in" svg:y="6.5618in" draw:caption-point-x="-0.2402in" draw:caption-point-y="0.5957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78" office:value-type="float" office:value="1">
            <office:annotation draw:style-name="gr4" draw:text-style-name="P1" svg:width="1.1413in" svg:height="0.3902in" svg:x="9.2661in" svg:y="6.5618in" draw:caption-point-x="-0.2402in" draw:caption-point-y="0.5957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78" table:number-columns-repeated="16"/>
          <table:table-cell table:style-name="ce35" table:number-columns-repeated="952"/>
        </table:table-row>
        <table:table-row table:style-name="ro6">
          <table:table-cell table:style-name="ce60" office:value-type="float" office:value="28">
            <text:p>28</text:p>
          </table:table-cell>
          <table:table-cell table:style-name="ce36" office:value-type="string">
            <text:p>MaiLT</text:p>
          </table:table-cell>
          <table:table-cell table:style-name="ce174" table:formula="of:=SUM([.D31:.AH31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29">
            <text:p>29</text:p>
          </table:table-cell>
          <table:table-cell table:style-name="ce162" office:value-type="string">
            <text:p>MaiNTT</text:p>
          </table:table-cell>
          <table:table-cell table:style-name="ce174" table:formula="of:=SUM([.D32:.AH32])" office:value-type="float" office:value="0">
            <text:p>0</text:p>
          </table:table-cell>
          <table:table-cell table:style-name="ce178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30">
            <text:p>30</text:p>
          </table:table-cell>
          <table:table-cell table:style-name="ce36" office:value-type="string">
            <text:p>ManhNB</text:p>
          </table:table-cell>
          <table:table-cell table:style-name="ce174" table:formula="of:=SUM([.D33:.AH33])" office:value-type="float" office:value="2">
            <text:p>2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4.9287in" svg:y="7.3008in" draw:caption-point-x="-0.2402in" draw:caption-point-y="0.5996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78" office:value-type="float" office:value="1">
            <office:annotation draw:style-name="gr6" draw:text-style-name="P1" svg:width="1.1413in" svg:height="0.2634in" svg:x="5.3854in" svg:y="7.3055in" draw:caption-point-x="-0.2402in" draw:caption-point-y="0.5949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78" office:value-type="float" office:value="1">
            <office:annotation draw:style-name="gr6" draw:text-style-name="P1" svg:width="1.1413in" svg:height="0.2634in" svg:x="5.8421in" svg:y="7.2976in" draw:caption-point-x="-0.2402in" draw:caption-point-y="0.6028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7.3047in" draw:caption-point-x="-0.2402in" draw:caption-point-y="0.5957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1">
            <text:p>31</text:p>
          </table:table-cell>
          <table:table-cell table:style-name="ce36" office:value-type="string">
            <text:p>NamTH</text:p>
          </table:table-cell>
          <table:table-cell table:style-name="ce174" table:formula="of:=SUM([.D34:.AH34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2">
            <text:p>32</text:p>
          </table:table-cell>
          <table:table-cell table:style-name="ce36" office:value-type="string">
            <text:p>NamTV</text:p>
          </table:table-cell>
          <table:table-cell table:style-name="ce174" table:formula="of:=SUM([.D35:.AH35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2" draw:text-style-name="P1" svg:width="1.1413in" svg:height="0.5457in" svg:x="7.3094in" svg:y="7.7996in" draw:caption-point-x="-0.2402in" draw:caption-point-y="0.5965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3">
            <text:p>33</text:p>
          </table:table-cell>
          <table:table-cell table:style-name="ce36" office:value-type="string">
            <text:p>NhanHTH</text:p>
          </table:table-cell>
          <table:table-cell table:style-name="ce174" table:formula="of:=SUM([.D36:.AH36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4">
            <text:p>34</text:p>
          </table:table-cell>
          <table:table-cell table:style-name="ce36" office:value-type="string">
            <text:p>NhanNM</text:p>
          </table:table-cell>
          <table:table-cell table:style-name="ce174" table:formula="of:=SUM([.D37:.AH37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5">
            <text:p>35</text:p>
          </table:table-cell>
          <table:table-cell table:style-name="ce36" office:value-type="string">
            <text:p>NhungHTH</text:p>
          </table:table-cell>
          <table:table-cell table:style-name="ce174" table:formula="of:=SUM([.D38:.AH38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8.5437in" draw:caption-point-x="-0.2402in" draw:caption-point-y="0.5953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6">
            <text:p>36</text:p>
          </table:table-cell>
          <table:table-cell table:style-name="ce36" office:value-type="string">
            <text:p>NhuPHQ</text:p>
          </table:table-cell>
          <table:table-cell table:style-name="ce174" table:formula="of:=SUM([.D39:.AH39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7">
            <text:p>37</text:p>
          </table:table-cell>
          <table:table-cell table:style-name="ce62" office:value-type="string">
            <text:p>PhuongTH</text:p>
          </table:table-cell>
          <table:table-cell table:style-name="ce174" table:formula="of:=SUM([.D40:.AH40])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2.6457in" svg:y="9.0323in" draw:caption-point-x="-0.2402in" draw:caption-point-y="0.602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6" draw:text-style-name="P1" svg:width="1.1413in" svg:height="0.2634in" svg:x="4.472in" svg:y="9.0339in" draw:caption-point-x="-0.2402in" draw:caption-point-y="0.6004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9.0346in" draw:caption-point-x="-0.2402in" draw:caption-point-y="0.5996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9.037in" draw:caption-point-x="-0.2402in" draw:caption-point-y="0.5972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9.0386in" draw:caption-point-x="-0.2402in" draw:caption-point-y="0.5957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8.2878in" svg:y="9.039in" draw:caption-point-x="-0.2402in" draw:caption-point-y="0.5953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8">
            <text:p>38</text:p>
          </table:table-cell>
          <table:table-cell table:style-name="ce37" office:value-type="string">
            <text:p>PhongPT</text:p>
          </table:table-cell>
          <table:table-cell table:style-name="ce174" table:formula="of:=SUM([.D41:.AH41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39">
            <text:p>39</text:p>
          </table:table-cell>
          <table:table-cell table:style-name="ce36" office:value-type="string">
            <text:p>PhongTH</text:p>
          </table:table-cell>
          <table:table-cell table:style-name="ce174" table:formula="of:=SUM([.D42:.AH42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0">
            <text:p>40</text:p>
          </table:table-cell>
          <table:table-cell table:style-name="ce36" office:value-type="string">
            <text:p>PhuocNCH</text:p>
          </table:table-cell>
          <table:table-cell table:style-name="ce174" table:formula="of:=SUM([.D43:.AH43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3902in" svg:x="5.3854in" svg:y="9.7799in" draw:caption-point-x="-0.2402in" draw:caption-point-y="0.5972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1">
            <text:p>41</text:p>
          </table:table-cell>
          <table:table-cell table:style-name="ce36" office:value-type="string">
            <text:p>TienND</text:p>
          </table:table-cell>
          <table:table-cell table:style-name="ce174" table:formula="of:=SUM([.D44:.AH44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5.8421in" svg:y="10.0315in" draw:caption-point-x="-0.2402in" draw:caption-point-y="0.5937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5"/>
          <table:table-cell table:style-name="ce178" office:value-type="float" office:value="1">
            <office:annotation draw:style-name="gr6" draw:text-style-name="P1" svg:width="1.1413in" svg:height="0.2634in" svg:x="11.0925in" svg:y="10.0256in" draw:caption-point-x="-0.2402in" draw:caption-point-y="0.5996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style-name="ce178" table:number-columns-repeated="12"/>
          <table:table-cell table:style-name="ce35" table:number-columns-repeated="952"/>
        </table:table-row>
        <table:table-row table:style-name="ro6">
          <table:table-cell table:style-name="ce60" office:value-type="float" office:value="42">
            <text:p>42</text:p>
          </table:table-cell>
          <table:table-cell table:style-name="ce36" office:value-type="string">
            <text:p>ThamDT</text:p>
          </table:table-cell>
          <table:table-cell table:style-name="ce174" table:formula="of:=SUM([.D45:.AH45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10.2756in" draw:caption-point-x="-0.2402in" draw:caption-point-y="0.5972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office:display="true" draw:style-name="gr2" draw:text-style-name="P1" svg:width="1.1413in" svg:height="0.5457in" svg:x="7.3094in" svg:y="10.2988in" draw:caption-point-x="-0.2402in" draw:caption-point-y="0.574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3">
            <text:p>43</text:p>
          </table:table-cell>
          <table:table-cell table:style-name="ce162" office:value-type="string">
            <text:p>ThaoDTN</text:p>
          </table:table-cell>
          <table:table-cell table:style-name="ce174" table:formula="of:=SUM([.D46:.AH46])" office:value-type="float" office:value="0">
            <text:p>0</text:p>
          </table:table-cell>
          <table:table-cell table:style-name="ce178" table:number-columns-repeated="31"/>
          <table:table-cell table:style-name="ce35" table:number-columns-repeated="952"/>
        </table:table-row>
        <table:table-row table:style-name="ro6">
          <table:table-cell table:style-name="ce60" office:value-type="float" office:value="44">
            <text:p>44</text:p>
          </table:table-cell>
          <table:table-cell table:style-name="ce36" office:value-type="string">
            <text:p>ThinhT</text:p>
          </table:table-cell>
          <table:table-cell table:style-name="ce174" table:formula="of:=SUM([.D47:.AH47])" office:value-type="float" office:value="1.5">
            <text:p>1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1"/>
          <table:table-cell table:style-name="ce178" office:value-type="float" office:value="1">
            <office:annotation draw:style-name="gr6" draw:text-style-name="P1" svg:width="1.1413in" svg:height="0.2634in" svg:x="13.8323in" svg:y="10.7724in" draw:caption-point-x="-0.2402in" draw:caption-point-y="0.5957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78" office:value-type="float" office:value="0.5">
            <office:annotation draw:style-name="gr4" draw:text-style-name="P1" svg:width="1.1413in" svg:height="0.3902in" svg:x="14.289in" svg:y="10.7724in" draw:caption-point-x="-0.2402in" draw:caption-point-y="0.5957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style-name="ce178" table:number-columns-repeated="5"/>
          <table:table-cell table:style-name="ce35" table:number-columns-repeated="952"/>
        </table:table-row>
        <table:table-row table:style-name="ro6">
          <table:table-cell table:style-name="ce60" office:value-type="float" office:value="45">
            <text:p>45</text:p>
          </table:table-cell>
          <table:table-cell table:style-name="ce36" office:value-type="string">
            <text:p>ThuyCNTA</text:p>
          </table:table-cell>
          <table:table-cell table:style-name="ce174" table:formula="of:=SUM([.D48:.AH48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6">
            <text:p>46</text:p>
          </table:table-cell>
          <table:table-cell table:style-name="ce36" office:value-type="string">
            <text:p>ThuyLTT</text:p>
          </table:table-cell>
          <table:table-cell table:style-name="ce174" table:formula="of:=SUM([.D49:.AH49])" office:value-type="float" office:value="0.5">
            <text:p>0.5</text:p>
          </table:table-cell>
          <table:table-cell table:style-name="ce178" office:value-type="float" office:value="0.5">
            <office:annotation draw:style-name="gr3" draw:text-style-name="P1" svg:width="1.1413in" svg:height="0.7012in" svg:x="2.6457in" svg:y="11.2654in" draw:caption-point-x="-0.2402in" draw:caption-point-y="0.598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78" table:number-columns-repeated="3"/>
          <table:table-cell table:style-name="ce178" office:value-type="float" office:value="0">
            <office:annotation draw:style-name="gr6" draw:text-style-name="P1" svg:width="1.1413in" svg:height="0.2634in" svg:x="4.472in" svg:y="11.263in" draw:caption-point-x="-0.2402in" draw:caption-point-y="0.6004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78" office:value-type="float" office:value="0">
            <office:annotation draw:style-name="gr2" draw:text-style-name="P1" svg:width="1.1413in" svg:height="0.5457in" svg:x="4.9287in" svg:y="11.2646in" draw:caption-point-x="-0.2402in" draw:caption-point-y="0.5988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1.2646in" draw:caption-point-x="-0.2402in" draw:caption-point-y="0.5988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8421in" svg:y="11.2661in" draw:caption-point-x="-0.2402in" draw:caption-point-y="0.5972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4" draw:text-style-name="P1" svg:width="1.1413in" svg:height="0.3902in" svg:x="7.3094in" svg:y="11.2677in" draw:caption-point-x="-0.2402in" draw:caption-point-y="0.5957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11.2677in" draw:caption-point-x="-0.2402in" draw:caption-point-y="0.5957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78" office:value-type="float" office:value="0">
            <office:annotation draw:style-name="gr4" draw:text-style-name="P1" svg:width="1.1413in" svg:height="0.3902in" svg:x="8.2878in" svg:y="11.2685in" draw:caption-point-x="-0.2402in" draw:caption-point-y="0.5949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7">
            <text:p>47</text:p>
          </table:table-cell>
          <table:table-cell table:style-name="ce36" office:value-type="string">
            <text:p>TruyenLVC</text:p>
          </table:table-cell>
          <table:table-cell table:style-name="ce174" table:formula="of:=SUM([.D50:.AH50])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4.9287in" svg:y="11.5114in" draw:caption-point-x="-0.2402in" draw:caption-point-y="0.5996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1.5122in" draw:caption-point-x="-0.2402in" draw:caption-point-y="0.5988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1">
            <office:annotation draw:style-name="gr6" draw:text-style-name="P1" svg:width="1.1413in" svg:height="0.2634in" svg:x="7.3094in" svg:y="11.5146in" draw:caption-point-x="-0.2402in" draw:caption-point-y="0.5965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8.2878in" svg:y="11.5157in" draw:caption-point-x="-0.2402in" draw:caption-point-y="0.5953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6">
          <table:table-cell table:style-name="ce60" office:value-type="float" office:value="48">
            <text:p>48</text:p>
          </table:table-cell>
          <table:table-cell table:style-name="ce38" office:value-type="string">
            <text:p>TuanTQP</text:p>
          </table:table-cell>
          <table:table-cell table:style-name="ce174" table:formula="of:=SUM([.D51:.AH51])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49"/>
          <table:table-cell table:number-columns-repeated="3"/>
        </table:table-row>
        <table:table-row table:style-name="ro6">
          <table:table-cell table:style-name="ce60" office:value-type="float" office:value="49">
            <text:p>49</text:p>
          </table:table-cell>
          <table:table-cell table:style-name="ce62" office:value-type="string">
            <text:p>VietBA</text:p>
          </table:table-cell>
          <table:table-cell table:style-name="ce174" table:formula="of:=SUM([.D52:.AH52])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2.6457in" svg:y="12.0043in" draw:caption-point-x="-0.2402in" draw:caption-point-y="0.602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78" table:number-columns-repeated="3"/>
          <table:table-cell table:style-name="ce178" office:value-type="float" office:value="0">
            <office:annotation draw:style-name="gr6" draw:text-style-name="P1" svg:width="1.1413in" svg:height="0.2634in" svg:x="4.472in" svg:y="12.0059in" draw:caption-point-x="-0.2402in" draw:caption-point-y="0.6004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5.3854in" svg:y="12.0075in" draw:caption-point-x="-0.2402in" draw:caption-point-y="0.5988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6" draw:text-style-name="P1" svg:width="1.1413in" svg:height="0.2634in" svg:x="7.3094in" svg:y="12.0098in" draw:caption-point-x="-0.2402in" draw:caption-point-y="0.5965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78" office:value-type="float" office:value="0">
            <office:annotation draw:style-name="gr6" draw:text-style-name="P1" svg:width="1.1413in" svg:height="0.2634in" svg:x="7.7988in" svg:y="12.0106in" draw:caption-point-x="-0.2402in" draw:caption-point-y="0.5957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18"/>
          <table:table-cell table:style-name="ce35" table:number-columns-repeated="952"/>
        </table:table-row>
        <table:table-row table:style-name="ro15">
          <table:table-cell table:style-name="ce60" office:value-type="float" office:value="50">
            <text:p>50</text:p>
          </table:table-cell>
          <table:table-cell table:style-name="ce36" office:value-type="string">
            <text:p>VinhP</text:p>
          </table:table-cell>
          <table:table-cell table:style-name="ce174" table:formula="of:=SUM([.D53:.AH53])" office:value-type="float" office:value="0.5"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3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6" draw:text-style-name="P1" svg:width="1.1413in" svg:height="0.3902in" svg:x="8.7768in" svg:y="12.2598in" draw:caption-point-x="-0.2402in" draw:caption-point-y="0.5949in">
              <dc:date>2017-09-13T00:00:00</dc:date>
              <text:p text:style-name="P1">Thi toiec, off chiều</text:p>
            </office:annotation>
            <text:p>0.5</text:p>
          </table:table-cell>
          <table:table-cell table:style-name="ce178" table:number-columns-repeated="17"/>
          <table:table-cell table:style-name="ce35" table:number-columns-repeated="952"/>
        </table:table-row>
        <table:table-row table:style-name="ro2" table:number-rows-repeated="65355">
          <table:table-cell table:style-name="ce35" table:number-columns-repeated="3"/>
          <table:table-cell table:style-name="ce179" table:number-columns-repeated="31"/>
          <table:table-cell table:style-name="ce35" table:number-columns-repeated="952"/>
        </table:table-row>
        <table:table-row table:style-name="ro2" table:number-rows-repeated="49">
          <table:table-cell table:style-name="ce35" table:number-columns-repeated="3"/>
          <table:table-cell table:style-name="ce179"/>
          <table:table-cell table:number-columns-repeated="27"/>
          <table:table-cell table:style-name="ce179" table:number-columns-repeated="3"/>
          <table:table-cell table:style-name="ce35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9/13/2017</text:date>, <text:time>18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9-13">09/13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334</meta:editing-cycles>
    <meta:editing-duration>P78DT4H8M33S</meta:editing-duration>
    <meta:generator>OpenOffice/4.1.2$Win32 OpenOffice.org_project/412m3$Build-9782</meta:generator>
    <dc:date>2017-09-13T18:08:59.69</dc:date>
    <meta:document-statistic meta:table-count="12" meta:cell-count="10406" meta:object-count="0"/>
    <meta:user-defined meta:name="Info 1"/>
    <meta:user-defined meta:name="Info 2"/>
    <meta:user-defined meta:name="Info 3"/>
    <meta:user-defined meta:name="Info 4"/>
  </office:meta>
</office:document-meta>
</file>